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9000002489423142FB47FFC40.png" manifest:media-type="image/png"/>
  <manifest:file-entry manifest:full-path="Pictures/1000020100000282000001BE3EE08EF8E94559BE.png" manifest:media-type="image/png"/>
  <manifest:file-entry manifest:full-path="Pictures/1000020100000248000001F9D82A64F40C8736D3.png" manifest:media-type="image/png"/>
  <manifest:file-entry manifest:full-path="Pictures/1000020100000138000001916A2FCE471B410518.png" manifest:media-type="image/png"/>
  <manifest:file-entry manifest:full-path="Pictures/1000020100000311000001B8A0775641790B6242.png" manifest:media-type="image/png"/>
  <manifest:file-entry manifest:full-path="Pictures/100002010000023A0000023498143DC1D9D0FCCE.png" manifest:media-type="image/png"/>
  <manifest:file-entry manifest:full-path="Pictures/10000201000002D800000225FE288BC196DA2C3B.png" manifest:media-type="image/png"/>
  <manifest:file-entry manifest:full-path="Pictures/100002010000015000000056A9451B4C1005EF0E.png" manifest:media-type="image/png"/>
  <manifest:file-entry manifest:full-path="Pictures/10000201000002DD0000013F77CBA4C8061609DE.png" manifest:media-type="image/png"/>
  <manifest:file-entry manifest:full-path="Pictures/1000020100000125000001A950A136D0E523A066.png" manifest:media-type="image/png"/>
  <manifest:file-entry manifest:full-path="Pictures/10000201000005A10000041B584D19FA87C79F31.png" manifest:media-type="image/png"/>
  <manifest:file-entry manifest:full-path="Pictures/10000201000002DB000002FE3FA7818762C1194D.png" manifest:media-type="image/png"/>
  <manifest:file-entry manifest:full-path="Pictures/1000020100000323000000241DF508C8BEBFA7CA.png" manifest:media-type="image/png"/>
  <manifest:file-entry manifest:full-path="Pictures/100002000000004000000040A921DC3F36422ADC.png" manifest:media-type="image/png"/>
  <manifest:file-entry manifest:full-path="Pictures/10000201000000230000001AA15D186738739C69.png" manifest:media-type="image/png"/>
  <manifest:file-entry manifest:full-path="Pictures/100002010000039B0000016DC198338A11289306.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1CF0000015F126721BB7AE1ED6E.png" manifest:media-type="image/png"/>
  <manifest:file-entry manifest:full-path="Pictures/100002000000002000000020A6BB2897B4B7679A.png" manifest:media-type="image/png"/>
  <manifest:file-entry manifest:full-path="Pictures/1000020100000249000001F98C01E5A6AA80A5C1.png" manifest:media-type="image/png"/>
  <manifest:file-entry manifest:full-path="Pictures/10000201000002B800000076A804089DF9BE7EA9.png" manifest:media-type="image/png"/>
  <manifest:file-entry manifest:full-path="Pictures/100002010000019E000000E822520D0DC7F4572A.png" manifest:media-type="image/png"/>
  <manifest:file-entry manifest:full-path="Pictures/1000020100000481000002AFBCF1E2B40BCEC81D.png" manifest:media-type="image/png"/>
  <manifest:file-entry manifest:full-path="Pictures/100002010000004A0000001F1F94A944802C145A.png" manifest:media-type="image/png"/>
  <manifest:file-entry manifest:full-path="Pictures/10000201000003DA00000288C10C0F0CE57D6B9D.png" manifest:media-type="image/png"/>
  <manifest:file-entry manifest:full-path="Pictures/10000201000000540000001E095AFCE55A067548.png" manifest:media-type="image/png"/>
  <manifest:file-entry manifest:full-path="Pictures/10000201000002E8000002187911E4D21301C368.png" manifest:media-type="image/png"/>
  <manifest:file-entry manifest:full-path="Pictures/100000000000022C000001A3ABDCF2D650ECF0B5.png" manifest:media-type="image/png"/>
  <manifest:file-entry manifest:full-path="Pictures/10000201000001540000015F7AF72A3606DE857E.png" manifest:media-type="image/png"/>
  <manifest:file-entry manifest:full-path="Pictures/10000000000000FA000001A4717EC072A74850CD.png" manifest:media-type="image/png"/>
  <manifest:file-entry manifest:full-path="Pictures/10000201000000200000001B2EEE5B55BB3283D1.png" manifest:media-type="image/png"/>
  <manifest:file-entry manifest:full-path="Pictures/100002010000041800000272C6C99AA4B70183D1.png" manifest:media-type="image/png"/>
  <manifest:file-entry manifest:full-path="Pictures/100002010000032F00000265CC8499937832B7D2.png" manifest:media-type="image/png"/>
  <manifest:file-entry manifest:full-path="Pictures/10000201000002EC0000028D6605C79FC3D79373.png" manifest:media-type="image/png"/>
  <manifest:file-entry manifest:full-path="Pictures/100002010000014E000000303AB97AE2050EF3EB.png" manifest:media-type="image/png"/>
  <manifest:file-entry manifest:full-path="Pictures/100002010000011F0000004559528ABDE588AAAB.png" manifest:media-type="image/png"/>
  <manifest:file-entry manifest:full-path="Pictures/100002010000020B000001EFDFD30A12A8742365.png" manifest:media-type="image/png"/>
  <manifest:file-entry manifest:full-path="Pictures/100002010000012F000002A9B8AD005DCBF11FE7.png" manifest:media-type="image/png"/>
  <manifest:file-entry manifest:full-path="Pictures/100002010000007400000043FF6E24651B0F3B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3.487cm" fo:margin-top="0.15cm" fo:margin-bottom="0.3cm" table:align="center"/>
    </style:style>
    <style:style style:name="Table11.A" style:family="table-column">
      <style:table-column-properties style:column-width="4.461cm"/>
    </style:style>
    <style:style style:name="Table11.B" style:family="table-column">
      <style:table-column-properties style:column-width="9.026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1ddf93"/>
    </style:style>
    <style:style style:name="P3" style:family="paragraph" style:parent-style-name="Footer">
      <style:text-properties officeooo:paragraph-rsid="0029a911"/>
    </style:style>
    <style:style style:name="P4" style:family="paragraph" style:parent-style-name="Figure">
      <style:text-properties officeooo:paragraph-rsid="00cc9aae"/>
    </style:style>
    <style:style style:name="P5" style:family="paragraph" style:parent-style-name="Figure">
      <style:paragraph-properties fo:text-align="center" style:justify-single-word="false"/>
      <style:text-properties officeooo:paragraph-rsid="00cc9aae"/>
    </style:style>
    <style:style style:name="P6" style:family="paragraph" style:parent-style-name="Figure">
      <style:paragraph-properties fo:text-align="start" style:justify-single-word="false"/>
    </style:style>
    <style:style style:name="P7" style:family="paragraph" style:parent-style-name="Figure">
      <style:text-properties officeooo:paragraph-rsid="019ab9a0"/>
    </style:style>
    <style:style style:name="P8" style:family="paragraph" style:parent-style-name="Figure">
      <style:text-properties officeooo:paragraph-rsid="017a85e5"/>
    </style:style>
    <style:style style:name="P9" style:family="paragraph" style:parent-style-name="Figure">
      <style:text-properties fo:font-weight="normal" officeooo:paragraph-rsid="019d4c3c" style:font-weight-asian="normal" style:font-weight-complex="normal"/>
    </style:style>
    <style:style style:name="P10" style:family="paragraph" style:parent-style-name="Caption">
      <style:text-properties officeooo:paragraph-rsid="00b0c950"/>
    </style:style>
    <style:style style:name="P11" style:family="paragraph" style:parent-style-name="Caption">
      <style:text-properties officeooo:paragraph-rsid="01998116"/>
    </style:style>
    <style:style style:name="P12" style:family="paragraph" style:parent-style-name="Caption">
      <style:text-properties officeooo:paragraph-rsid="01998116" text:display="none"/>
    </style:style>
    <style:style style:name="P13" style:family="paragraph" style:parent-style-name="Definition_20_Term">
      <style:text-properties officeooo:paragraph-rsid="00cc9aae"/>
    </style:style>
    <style:style style:name="P14" style:family="paragraph" style:parent-style-name="Definition_20_Term">
      <style:text-properties officeooo:paragraph-rsid="00f43c99"/>
    </style:style>
    <style:style style:name="P15" style:family="paragraph" style:parent-style-name="Definition_20_Term">
      <style:text-properties officeooo:paragraph-rsid="0189f856"/>
    </style:style>
    <style:style style:name="P16" style:family="paragraph" style:parent-style-name="Definition_20_Term">
      <style:text-properties officeooo:paragraph-rsid="0192c82e"/>
    </style:style>
    <style:style style:name="P17" style:family="paragraph" style:parent-style-name="Definition_20_Term">
      <style:text-properties officeooo:rsid="0106427b" officeooo:paragraph-rsid="0192c82e"/>
    </style:style>
    <style:style style:name="P18" style:family="paragraph" style:parent-style-name="Definition_20_Term">
      <style:text-properties officeooo:rsid="012962c7" officeooo:paragraph-rsid="0191161f"/>
    </style:style>
    <style:style style:name="P19" style:family="paragraph" style:parent-style-name="Text_20_body_20_indent">
      <style:text-properties officeooo:paragraph-rsid="00cc9aae"/>
    </style:style>
    <style:style style:name="P20" style:family="paragraph" style:parent-style-name="Text_20_body_20_indent">
      <style:text-properties officeooo:paragraph-rsid="00f43c99"/>
    </style:style>
    <style:style style:name="P21" style:family="paragraph" style:parent-style-name="Text_20_body_20_indent">
      <style:text-properties officeooo:paragraph-rsid="012af4d8"/>
    </style:style>
    <style:style style:name="P22" style:family="paragraph" style:parent-style-name="Text_20_body_20_indent">
      <style:text-properties officeooo:paragraph-rsid="016125d9"/>
    </style:style>
    <style:style style:name="P23" style:family="paragraph" style:parent-style-name="Text_20_body_20_indent">
      <style:text-properties officeooo:paragraph-rsid="01618ca3"/>
    </style:style>
    <style:style style:name="P24" style:family="paragraph" style:parent-style-name="Text_20_body_20_indent">
      <style:text-properties officeooo:paragraph-rsid="0174315c"/>
    </style:style>
    <style:style style:name="P25" style:family="paragraph" style:parent-style-name="Text_20_body_20_indent">
      <style:text-properties officeooo:paragraph-rsid="0189f856"/>
    </style:style>
    <style:style style:name="P26" style:family="paragraph" style:parent-style-name="Text_20_body_20_indent">
      <style:text-properties officeooo:paragraph-rsid="0191161f"/>
    </style:style>
    <style:style style:name="P27" style:family="paragraph" style:parent-style-name="Text_20_body_20_indent">
      <style:text-properties officeooo:paragraph-rsid="0192c82e"/>
    </style:style>
    <style:style style:name="P28" style:family="paragraph" style:parent-style-name="Text_20_body_20_indent">
      <style:text-properties officeooo:rsid="01056286" officeooo:paragraph-rsid="0192c82e"/>
    </style:style>
    <style:style style:name="P29" style:family="paragraph" style:parent-style-name="Text_20_body_20_indent">
      <style:text-properties officeooo:rsid="0106427b" officeooo:paragraph-rsid="0192c82e"/>
    </style:style>
    <style:style style:name="P30" style:family="paragraph" style:parent-style-name="Text_20_Note">
      <style:text-properties officeooo:paragraph-rsid="00cc9aae"/>
    </style:style>
    <style:style style:name="P31" style:family="paragraph" style:parent-style-name="Text_20_Note">
      <style:text-properties officeooo:rsid="014004e3" officeooo:paragraph-rsid="00cc9aae"/>
    </style:style>
    <style:style style:name="P32" style:family="paragraph" style:parent-style-name="Text_20_Note">
      <style:text-properties officeooo:paragraph-rsid="013c201f"/>
    </style:style>
    <style:style style:name="P33" style:family="paragraph" style:parent-style-name="Text_20_Note">
      <style:text-properties officeooo:paragraph-rsid="01699cf1"/>
    </style:style>
    <style:style style:name="P34" style:family="paragraph" style:parent-style-name="Text_20_Note">
      <style:text-properties fo:language="en" fo:country="US" officeooo:rsid="0189f856" officeooo:paragraph-rsid="0189f856"/>
    </style:style>
    <style:style style:name="P35" style:family="paragraph" style:parent-style-name="Text_20_body">
      <style:text-properties officeooo:paragraph-rsid="00f24c9c"/>
    </style:style>
    <style:style style:name="P36" style:family="paragraph" style:parent-style-name="Text_20_body">
      <style:text-properties officeooo:paragraph-rsid="00733b65"/>
    </style:style>
    <style:style style:name="P37" style:family="paragraph" style:parent-style-name="Text_20_body">
      <style:text-properties fo:language="en" fo:country="US" officeooo:rsid="001f0121" officeooo:paragraph-rsid="00a88491"/>
    </style:style>
    <style:style style:name="P38" style:family="paragraph" style:parent-style-name="Text_20_body">
      <style:text-properties fo:language="en" fo:country="US" officeooo:rsid="001f0121" officeooo:paragraph-rsid="00733b65"/>
    </style:style>
    <style:style style:name="P39" style:family="paragraph" style:parent-style-name="Text_20_body">
      <style:text-properties fo:language="en" fo:country="US" officeooo:rsid="00f689b4" officeooo:paragraph-rsid="0189f856"/>
    </style:style>
    <style:style style:name="P40" style:family="paragraph" style:parent-style-name="Text_20_body">
      <style:text-properties fo:language="en" fo:country="US" officeooo:rsid="00f83f08" officeooo:paragraph-rsid="0189f856"/>
    </style:style>
    <style:style style:name="P41" style:family="paragraph" style:parent-style-name="Text_20_body">
      <style:text-properties fo:language="en" fo:country="US" officeooo:rsid="00f973d0" officeooo:paragraph-rsid="0189f856"/>
    </style:style>
    <style:style style:name="P42" style:family="paragraph" style:parent-style-name="Text_20_body">
      <style:text-properties officeooo:paragraph-rsid="00cc9aae"/>
    </style:style>
    <style:style style:name="P43" style:family="paragraph" style:parent-style-name="Text_20_body">
      <style:text-properties officeooo:paragraph-rsid="012962c7"/>
    </style:style>
    <style:style style:name="P44" style:family="paragraph" style:parent-style-name="Text_20_body">
      <style:text-properties officeooo:rsid="012c276e" officeooo:paragraph-rsid="012c276e"/>
    </style:style>
    <style:style style:name="P45" style:family="paragraph" style:parent-style-name="Text_20_body">
      <style:text-properties officeooo:paragraph-rsid="013b7020"/>
    </style:style>
    <style:style style:name="P46" style:family="paragraph" style:parent-style-name="Text_20_body">
      <style:text-properties officeooo:paragraph-rsid="013bb101"/>
    </style:style>
    <style:style style:name="P47" style:family="paragraph" style:parent-style-name="Text_20_body">
      <style:text-properties officeooo:paragraph-rsid="013c201f"/>
    </style:style>
    <style:style style:name="P48" style:family="paragraph" style:parent-style-name="Text_20_body">
      <style:text-properties officeooo:paragraph-rsid="0142b7a5"/>
    </style:style>
    <style:style style:name="P49" style:family="paragraph" style:parent-style-name="Text_20_body">
      <style:text-properties officeooo:paragraph-rsid="0143fd05"/>
    </style:style>
    <style:style style:name="P50" style:family="paragraph" style:parent-style-name="Text_20_body">
      <style:text-properties officeooo:paragraph-rsid="014509cc"/>
    </style:style>
    <style:style style:name="P51" style:family="paragraph" style:parent-style-name="Text_20_body">
      <style:text-properties officeooo:paragraph-rsid="01473515"/>
    </style:style>
    <style:style style:name="P52" style:family="paragraph" style:parent-style-name="Text_20_body">
      <style:text-properties officeooo:rsid="015001e7" officeooo:paragraph-rsid="015001e7"/>
    </style:style>
    <style:style style:name="P53" style:family="paragraph" style:parent-style-name="Text_20_body">
      <style:text-properties officeooo:paragraph-rsid="01514a15"/>
    </style:style>
    <style:style style:name="P54" style:family="paragraph" style:parent-style-name="Text_20_body">
      <style:text-properties officeooo:paragraph-rsid="0149c14f"/>
    </style:style>
    <style:style style:name="P55" style:family="paragraph" style:parent-style-name="Text_20_body">
      <style:text-properties officeooo:paragraph-rsid="016259fe"/>
    </style:style>
    <style:style style:name="P56" style:family="paragraph" style:parent-style-name="Text_20_body">
      <style:text-properties officeooo:paragraph-rsid="016317f9"/>
    </style:style>
    <style:style style:name="P57" style:family="paragraph" style:parent-style-name="Text_20_body">
      <style:text-properties officeooo:paragraph-rsid="0163259e"/>
    </style:style>
    <style:style style:name="P58" style:family="paragraph" style:parent-style-name="Text_20_body">
      <style:text-properties officeooo:paragraph-rsid="01699cf1"/>
    </style:style>
    <style:style style:name="P59" style:family="paragraph" style:parent-style-name="Text_20_body">
      <style:text-properties officeooo:rsid="016d69d6" officeooo:paragraph-rsid="016d69d6"/>
    </style:style>
    <style:style style:name="P60" style:family="paragraph" style:parent-style-name="Text_20_body">
      <style:text-properties officeooo:paragraph-rsid="016f34a4"/>
    </style:style>
    <style:style style:name="P61" style:family="paragraph" style:parent-style-name="Text_20_body">
      <style:text-properties officeooo:paragraph-rsid="016fc03c"/>
    </style:style>
    <style:style style:name="P62" style:family="paragraph" style:parent-style-name="Text_20_body">
      <style:text-properties officeooo:paragraph-rsid="01341981"/>
    </style:style>
    <style:style style:name="P63" style:family="paragraph" style:parent-style-name="Text_20_body">
      <style:text-properties officeooo:paragraph-rsid="0175afd3"/>
    </style:style>
    <style:style style:name="P64" style:family="paragraph" style:parent-style-name="Text_20_body">
      <style:text-properties officeooo:paragraph-rsid="017a85e5"/>
    </style:style>
    <style:style style:name="P65" style:family="paragraph" style:parent-style-name="Text_20_body">
      <style:text-properties officeooo:paragraph-rsid="0189f856"/>
    </style:style>
    <style:style style:name="P66" style:family="paragraph" style:parent-style-name="Text_20_body">
      <style:text-properties officeooo:paragraph-rsid="0160aefb"/>
    </style:style>
    <style:style style:name="P67" style:family="paragraph" style:parent-style-name="Text_20_body">
      <style:text-properties officeooo:paragraph-rsid="0192c82e"/>
    </style:style>
    <style:style style:name="P68" style:family="paragraph" style:parent-style-name="Text_20_body">
      <style:text-properties officeooo:paragraph-rsid="0183e6b6"/>
    </style:style>
    <style:style style:name="P69" style:family="paragraph" style:parent-style-name="Text_20_body">
      <style:text-properties officeooo:paragraph-rsid="019b5610"/>
    </style:style>
    <style:style style:name="P70" style:family="paragraph" style:parent-style-name="Text_20_body">
      <style:paragraph-properties fo:margin-top="0cm" fo:margin-bottom="0.051cm" loext:contextual-spacing="false" style:writing-mode="page"/>
    </style:style>
    <style:style style:name="P71" style:family="paragraph" style:parent-style-name="Text_20_body">
      <style:paragraph-properties fo:margin-top="0cm" fo:margin-bottom="0.051cm" loext:contextual-spacing="false" style:writing-mode="page"/>
      <style:text-properties officeooo:rsid="00ce39f1"/>
    </style:style>
    <style:style style:name="P72" style:family="paragraph" style:parent-style-name="Text_20_body">
      <style:paragraph-properties fo:margin-top="0cm" fo:margin-bottom="0.051cm" loext:contextual-spacing="false" style:writing-mode="page"/>
      <style:text-properties officeooo:rsid="00d90b33"/>
    </style:style>
    <style:style style:name="P73" style:family="paragraph" style:parent-style-name="Text_20_body">
      <style:paragraph-properties fo:margin-top="0cm" fo:margin-bottom="0.051cm" loext:contextual-spacing="false" style:writing-mode="page"/>
      <style:text-properties officeooo:rsid="00d90b33" officeooo:paragraph-rsid="01215df4"/>
    </style:style>
    <style:style style:name="P74" style:family="paragraph" style:parent-style-name="Text_20_body">
      <style:paragraph-properties fo:margin-top="0cm" fo:margin-bottom="0.051cm" loext:contextual-spacing="false" style:writing-mode="page"/>
      <style:text-properties officeooo:rsid="01215df4" officeooo:paragraph-rsid="01215df4"/>
    </style:style>
    <style:style style:name="P75" style:family="paragraph" style:parent-style-name="Text_20_body">
      <style:paragraph-properties fo:margin-top="0cm" fo:margin-bottom="0.051cm" loext:contextual-spacing="false" style:writing-mode="page"/>
      <style:text-properties officeooo:rsid="013015f9" officeooo:paragraph-rsid="01625074"/>
    </style:style>
    <style:style style:name="P76" style:family="paragraph" style:parent-style-name="Text_20_body">
      <style:paragraph-properties fo:margin-top="0cm" fo:margin-bottom="0.051cm" loext:contextual-spacing="false" style:writing-mode="page"/>
      <style:text-properties officeooo:rsid="018fe285" officeooo:paragraph-rsid="018fe285"/>
    </style:style>
    <style:style style:name="P77" style:family="paragraph" style:parent-style-name="Text_20_body">
      <style:paragraph-properties fo:margin-top="0cm" fo:margin-bottom="0cm" loext:contextual-spacing="false" style:writing-mode="page"/>
      <style:text-properties officeooo:rsid="010c945a" officeooo:paragraph-rsid="010c945a"/>
    </style:style>
    <style:style style:name="P78" style:family="paragraph" style:parent-style-name="Text_20_body">
      <style:paragraph-properties fo:margin-top="0cm" fo:margin-bottom="0cm" loext:contextual-spacing="false" style:writing-mode="page"/>
      <style:text-properties officeooo:rsid="0116b861" officeooo:paragraph-rsid="0116b861"/>
    </style:style>
    <style:style style:name="P79" style:family="paragraph" style:parent-style-name="Text_20_body">
      <style:paragraph-properties fo:margin-top="0cm" fo:margin-bottom="0cm" loext:contextual-spacing="false" style:writing-mode="page"/>
      <style:text-properties officeooo:rsid="013015f9" officeooo:paragraph-rsid="00d90b33"/>
    </style:style>
    <style:style style:name="P80" style:family="paragraph" style:parent-style-name="Text_20_body">
      <style:paragraph-properties fo:margin-top="0cm" fo:margin-bottom="0cm" loext:contextual-spacing="false" style:writing-mode="page"/>
      <style:text-properties officeooo:rsid="00d90b33" officeooo:paragraph-rsid="01625074"/>
    </style:style>
    <style:style style:name="P81" style:family="paragraph" style:parent-style-name="Text_20_Body_20_List_20_Intro">
      <style:paragraph-properties fo:margin-top="0cm" fo:margin-bottom="0cm" loext:contextual-spacing="false"/>
      <style:text-properties officeooo:paragraph-rsid="00cc9aae"/>
    </style:style>
    <style:style style:name="P82" style:family="paragraph" style:parent-style-name="Text_20_Body_20_List_20_Intro">
      <style:text-properties officeooo:paragraph-rsid="00cc9aae"/>
    </style:style>
    <style:style style:name="P83" style:family="paragraph" style:parent-style-name="Text_20_Body_20_List_20_Intro">
      <style:text-properties officeooo:paragraph-rsid="013d48f8"/>
    </style:style>
    <style:style style:name="P84" style:family="paragraph" style:parent-style-name="Text_20_Body_20_List_20_Intro">
      <style:text-properties officeooo:paragraph-rsid="01401d72"/>
    </style:style>
    <style:style style:name="P85" style:family="paragraph" style:parent-style-name="Text_20_Body_20_List_20_Intro">
      <style:text-properties officeooo:paragraph-rsid="01430aaf"/>
    </style:style>
    <style:style style:name="P86" style:family="paragraph" style:parent-style-name="Text_20_Body_20_List_20_Intro">
      <style:text-properties officeooo:paragraph-rsid="01555577"/>
    </style:style>
    <style:style style:name="P87" style:family="paragraph" style:parent-style-name="Text_20_body" style:master-page-name="">
      <style:paragraph-properties style:page-number="auto" fo:keep-with-next="always" style:writing-mode="page"/>
      <style:text-properties officeooo:paragraph-rsid="00cc9aae"/>
    </style:style>
    <style:style style:name="P88" style:family="paragraph" style:parent-style-name="Text_20_body_20_indent" style:master-page-name="">
      <style:paragraph-properties style:page-number="auto" fo:keep-with-next="always" style:writing-mode="page"/>
      <style:text-properties officeooo:paragraph-rsid="0189f856"/>
    </style:style>
    <style:style style:name="P89" style:family="paragraph" style:parent-style-name="Text_20_Note" style:master-page-name="">
      <style:paragraph-properties style:page-number="auto" fo:keep-with-next="always"/>
      <style:text-properties officeooo:paragraph-rsid="00cc9aae"/>
    </style:style>
    <style:style style:name="P90" style:family="paragraph" style:parent-style-name="Text_20_body" style:master-page-name="">
      <style:paragraph-properties style:page-number="auto" fo:keep-with-next="always"/>
      <style:text-properties officeooo:paragraph-rsid="00cc9aae"/>
    </style:style>
    <style:style style:name="P91" style:family="paragraph" style:parent-style-name="Text_20_Body_20_List_20_Intro" style:master-page-name="">
      <style:paragraph-properties style:page-number="auto"/>
      <style:text-properties officeooo:paragraph-rsid="0122e11a"/>
    </style:style>
    <style:style style:name="P92" style:family="paragraph" style:parent-style-name="Guide_20_Name">
      <style:text-properties fo:language="en" fo:country="US" officeooo:rsid="001f0121" officeooo:paragraph-rsid="001f0121"/>
    </style:style>
    <style:style style:name="P93" style:family="paragraph" style:parent-style-name="Table_20_Contents">
      <style:text-properties officeooo:paragraph-rsid="00733b65"/>
    </style:style>
    <style:style style:name="P94" style:family="paragraph" style:parent-style-name="Table_20_Contents">
      <style:text-properties officeooo:paragraph-rsid="0192c82e"/>
    </style:style>
    <style:style style:name="P95" style:family="paragraph" style:parent-style-name="Table_20_Heading">
      <style:text-properties officeooo:paragraph-rsid="00733b65"/>
    </style:style>
    <style:style style:name="P96" style:family="paragraph" style:parent-style-name="Table_20_Heading">
      <style:text-properties officeooo:paragraph-rsid="0192c82e"/>
    </style:style>
    <style:style style:name="P97" style:family="paragraph" style:parent-style-name="Title">
      <style:text-properties fo:language="en" fo:country="US" officeooo:rsid="001f0121" officeooo:paragraph-rsid="00a85998"/>
    </style:style>
    <style:style style:name="P98" style:family="paragraph" style:parent-style-name="Subtitle">
      <style:text-properties fo:language="en" fo:country="US" officeooo:rsid="001f0121" officeooo:paragraph-rsid="00a85998"/>
    </style:style>
    <style:style style:name="P99" style:family="paragraph" style:parent-style-name="Text_20_Note">
      <style:paragraph-properties fo:margin-top="0cm" fo:margin-bottom="0.4cm" loext:contextual-spacing="false" style:writing-mode="page"/>
      <style:text-properties officeooo:paragraph-rsid="00cc9aae"/>
    </style:style>
    <style:style style:name="P100" style:family="paragraph" style:parent-style-name="Text_20_Note">
      <style:paragraph-properties fo:margin-top="0cm" fo:margin-bottom="0.254cm" loext:contextual-spacing="false"/>
      <style:text-properties officeooo:paragraph-rsid="00cc9aae"/>
    </style:style>
    <style:style style:name="P101" style:family="paragraph" style:parent-style-name="Text_20_Note">
      <style:paragraph-properties fo:margin-top="0cm" fo:margin-bottom="0.6cm" loext:contextual-spacing="false" style:writing-mode="page"/>
      <style:text-properties officeooo:paragraph-rsid="00cc9aae"/>
    </style:style>
    <style:style style:name="P102" style:family="paragraph" style:parent-style-name="Text_20_Note">
      <style:paragraph-properties fo:margin-top="0cm" fo:margin-bottom="0.6cm" loext:contextual-spacing="false" style:writing-mode="page"/>
      <style:text-properties style:font-name="Liberation Sans1" fo:font-size="11pt" officeooo:rsid="0196b7a1" officeooo:paragraph-rsid="0196b7a1" style:font-size-asian="10.5pt" style:font-weight-asian="normal" style:font-weight-complex="normal"/>
    </style:style>
    <style:style style:name="P103" style:family="paragraph" style:parent-style-name="Text_20_Body_20_List_20_Intro">
      <style:paragraph-properties fo:margin-top="0cm" fo:margin-bottom="0.102cm" loext:contextual-spacing="false"/>
      <style:text-properties officeooo:paragraph-rsid="00cc9aae"/>
    </style:style>
    <style:style style:name="P104" style:family="paragraph" style:parent-style-name="Text_20_Body_20_List_20_Intro">
      <style:paragraph-properties fo:margin-top="0cm" fo:margin-bottom="0.102cm" loext:contextual-spacing="false"/>
      <style:text-properties officeooo:paragraph-rsid="01401d72"/>
    </style:style>
    <style:style style:name="P105" style:family="paragraph" style:parent-style-name="Text_20_Body_20_List_20_Intro">
      <style:paragraph-properties fo:margin-top="0.199cm" fo:margin-bottom="0.21cm" loext:contextual-spacing="false" style:writing-mode="page"/>
      <style:text-properties officeooo:paragraph-rsid="00cc9aae"/>
    </style:style>
    <style:style style:name="P106" style:family="paragraph" style:parent-style-name="Figure">
      <style:paragraph-properties fo:margin-top="0.101cm" fo:margin-bottom="0.199cm" loext:contextual-spacing="false"/>
    </style:style>
    <style:style style:name="P107" style:family="paragraph" style:parent-style-name="Figure" style:master-page-name="">
      <style:paragraph-properties fo:margin-top="0.101cm" fo:margin-bottom="0.199cm" loext:contextual-spacing="false" style:page-number="auto" style:writing-mode="lr-tb"/>
      <style:text-properties officeooo:paragraph-rsid="00cc9aae"/>
    </style:style>
    <style:style style:name="P108" style:family="paragraph" style:parent-style-name="Text_20_body">
      <style:paragraph-properties fo:margin-left="1.27cm" fo:margin-right="0cm" fo:text-indent="0cm" style:auto-text-indent="false">
        <style:tab-stops>
          <style:tab-stop style:position="5.001cm"/>
          <style:tab-stop style:position="9.999cm"/>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Text_20_Note">
      <style:paragraph-properties fo:margin-top="0cm" fo:margin-bottom="0.457cm" loext:contextual-spacing="false"/>
      <style:text-properties officeooo:paragraph-rsid="01774511"/>
    </style:style>
    <style:style style:name="P113" style:family="paragraph" style:parent-style-name="Text_20_body">
      <style:paragraph-properties fo:margin-top="0.199cm" fo:margin-bottom="0.101cm" loext:contextual-spacing="false" style:writing-mode="lr-tb"/>
      <style:text-properties officeooo:paragraph-rsid="019dc2aa"/>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5" style:family="paragraph" style:parent-style-name="Heading_20_1">
      <style:text-properties officeooo:paragraph-rsid="00cc9aae"/>
    </style:style>
    <style:style style:name="P116" style:family="paragraph" style:parent-style-name="Heading_20_1">
      <style:text-properties officeooo:paragraph-rsid="013c201f"/>
    </style:style>
    <style:style style:name="P117" style:family="paragraph" style:parent-style-name="Heading_20_1">
      <style:text-properties officeooo:rsid="0130ddfa" officeooo:paragraph-rsid="014509cc"/>
    </style:style>
    <style:style style:name="P118" style:family="paragraph" style:parent-style-name="Heading_20_1">
      <style:text-properties officeooo:rsid="01380142" officeooo:paragraph-rsid="014509cc"/>
    </style:style>
    <style:style style:name="P119" style:family="paragraph" style:parent-style-name="Heading_20_1">
      <style:text-properties officeooo:paragraph-rsid="0189f856"/>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officeooo:paragraph-rsid="00cc9aae"/>
    </style:style>
    <style:style style:name="P122" style:family="paragraph" style:parent-style-name="Heading_20_2">
      <style:text-properties officeooo:paragraph-rsid="00a88491"/>
    </style:style>
    <style:style style:name="P123" style:family="paragraph" style:parent-style-name="Heading_20_2">
      <style:text-properties officeooo:paragraph-rsid="00cc9aae"/>
    </style:style>
    <style:style style:name="P124" style:family="paragraph" style:parent-style-name="Heading_20_2">
      <style:text-properties officeooo:rsid="012c276e" officeooo:paragraph-rsid="012c276e"/>
    </style:style>
    <style:style style:name="P125" style:family="paragraph" style:parent-style-name="Heading_20_2">
      <style:text-properties officeooo:paragraph-rsid="0183e6b6"/>
    </style:style>
    <style:style style:name="P126" style:family="paragraph" style:parent-style-name="Heading_20_2">
      <style:text-properties officeooo:paragraph-rsid="013c201f"/>
    </style:style>
    <style:style style:name="P127" style:family="paragraph" style:parent-style-name="Heading_20_2">
      <style:text-properties officeooo:paragraph-rsid="01401d72"/>
    </style:style>
    <style:style style:name="P128" style:family="paragraph" style:parent-style-name="Heading_20_2">
      <style:text-properties officeooo:rsid="01473515" officeooo:paragraph-rsid="01473515"/>
    </style:style>
    <style:style style:name="P129" style:family="paragraph" style:parent-style-name="Heading_20_2">
      <style:text-properties officeooo:paragraph-rsid="0189f856"/>
    </style:style>
    <style:style style:name="P130" style:family="paragraph" style:parent-style-name="Heading_20_2" style:master-page-name="">
      <style:paragraph-properties fo:margin-top="0.3cm" fo:margin-bottom="0.199cm" loext:contextual-spacing="false" style:page-number="auto"/>
      <style:text-properties officeooo:paragraph-rsid="00cc9aae"/>
    </style:style>
    <style:style style:name="P131" style:family="paragraph" style:parent-style-name="Heading_20_2">
      <style:paragraph-properties fo:margin-top="0.3cm" fo:margin-bottom="0.199cm" loext:contextual-spacing="false"/>
      <style:text-properties officeooo:paragraph-rsid="00cc9aae"/>
    </style:style>
    <style:style style:name="P132" style:family="paragraph" style:parent-style-name="Heading_20_2">
      <style:paragraph-properties fo:margin-top="0.356cm" fo:margin-bottom="0.203cm" loext:contextual-spacing="false"/>
      <style:text-properties officeooo:paragraph-rsid="00cc9aae"/>
    </style:style>
    <style:style style:name="P133" style:family="paragraph" style:parent-style-name="Heading_20_3">
      <style:text-properties officeooo:paragraph-rsid="01215df4"/>
    </style:style>
    <style:style style:name="P134" style:family="paragraph" style:parent-style-name="Heading_20_3">
      <style:text-properties officeooo:paragraph-rsid="00cc9aae"/>
    </style:style>
    <style:style style:name="P135" style:family="paragraph" style:parent-style-name="Heading_20_3" style:master-page-name="">
      <style:paragraph-properties style:page-number="auto"/>
      <style:text-properties officeooo:paragraph-rsid="00cc9aae"/>
    </style:style>
    <style:style style:name="P136" style:family="paragraph" style:parent-style-name="Heading_20_3">
      <style:paragraph-properties fo:margin-top="0.199cm" fo:margin-bottom="0.101cm" loext:contextual-spacing="false" style:writing-mode="page"/>
      <style:text-properties officeooo:paragraph-rsid="00cc9aae"/>
    </style:style>
    <style:style style:name="P137" style:family="paragraph" style:parent-style-name="Heading_20_Caution">
      <style:text-properties officeooo:rsid="00ac6f40" officeooo:paragraph-rsid="00cc9aae"/>
    </style:style>
    <style:style style:name="P138" style:family="paragraph" style:parent-style-name="Heading_20_Note">
      <style:text-properties officeooo:rsid="01103b32" officeooo:paragraph-rsid="01103b32"/>
    </style:style>
    <style:style style:name="P139" style:family="paragraph" style:parent-style-name="Heading_20_Note">
      <style:text-properties officeooo:paragraph-rsid="00cc9aae"/>
    </style:style>
    <style:style style:name="P140" style:family="paragraph" style:parent-style-name="Heading_20_Note">
      <style:text-properties officeooo:paragraph-rsid="0196b7a1"/>
    </style:style>
    <style:style style:name="P141" style:family="paragraph" style:parent-style-name="Heading_20_Note">
      <style:text-properties officeooo:paragraph-rsid="01774511"/>
    </style:style>
    <style:style style:name="P142" style:family="paragraph" style:parent-style-name="Heading_20_Note">
      <style:text-properties officeooo:rsid="00afefc1" officeooo:paragraph-rsid="00cc9aae"/>
    </style:style>
    <style:style style:name="P143" style:family="paragraph" style:parent-style-name="Heading_20_Note">
      <style:text-properties officeooo:rsid="01706674" officeooo:paragraph-rsid="01706674"/>
    </style:style>
    <style:style style:name="P144" style:family="paragraph" style:parent-style-name="Heading_20_Tip">
      <style:text-properties officeooo:paragraph-rsid="00cc9aae"/>
    </style:style>
    <style:style style:name="P145" style:family="paragraph" style:parent-style-name="Heading_20_Tip">
      <style:text-properties style:font-name="Liberation Sans2" fo:font-size="13pt" fo:font-weight="bold" officeooo:rsid="0156f920" officeooo:paragraph-rsid="0156f920" style:font-size-asian="10.5pt" style:font-weight-asian="bold" style:font-weight-complex="bold"/>
    </style:style>
    <style:style style:name="P146" style:family="paragraph" style:parent-style-name="Heading_20_Tip" style:master-page-name="">
      <style:paragraph-properties style:page-number="auto"/>
    </style:style>
    <style:style style:name="P147" style:family="paragraph" style:parent-style-name="Heading_20_Tip">
      <style:paragraph-properties fo:margin-top="0.051cm" fo:margin-bottom="0.127cm" loext:contextual-spacing="false"/>
      <style:text-properties officeooo:paragraph-rsid="00cc9aae"/>
    </style:style>
    <style:style style:name="P148" style:family="paragraph" style:parent-style-name="List_20_1">
      <style:text-properties officeooo:rsid="00aa7245" officeooo:paragraph-rsid="00cc9aae"/>
    </style:style>
    <style:style style:name="P149" style:family="paragraph" style:parent-style-name="List_20_1">
      <style:text-properties officeooo:paragraph-rsid="00cc9aae"/>
    </style:style>
    <style:style style:name="P150" style:family="paragraph" style:parent-style-name="List_20_1">
      <style:text-properties officeooo:rsid="00df4e75" officeooo:paragraph-rsid="00cc9aae"/>
    </style:style>
    <style:style style:name="P151" style:family="paragraph" style:parent-style-name="List_20_1">
      <style:text-properties officeooo:rsid="00e25a2a" officeooo:paragraph-rsid="00cc9aae"/>
    </style:style>
    <style:style style:name="P152" style:family="paragraph" style:parent-style-name="List_20_1" style:list-style-name="List_20_1">
      <style:text-properties officeooo:paragraph-rsid="01375037"/>
    </style:style>
    <style:style style:name="P153" style:family="paragraph" style:parent-style-name="List_20_1" style:list-style-name="List_20_1">
      <style:text-properties officeooo:paragraph-rsid="01391c64"/>
    </style:style>
    <style:style style:name="P154" style:family="paragraph" style:parent-style-name="List_20_1" style:list-style-name="List_20_1">
      <style:text-properties officeooo:paragraph-rsid="00cc9aae"/>
    </style:style>
    <style:style style:name="P155" style:family="paragraph" style:parent-style-name="List_20_1">
      <style:text-properties officeooo:rsid="016fd1c7" officeooo:paragraph-rsid="016fd1c7"/>
    </style:style>
    <style:style style:name="P156" style:family="paragraph" style:parent-style-name="List_20_1" style:master-page-name="">
      <style:paragraph-properties style:page-number="auto" fo:keep-with-next="always" style:writing-mode="page"/>
      <style:text-properties officeooo:paragraph-rsid="00cc9aae"/>
    </style:style>
    <style:style style:name="P157" style:family="paragraph" style:parent-style-name="List_20_2">
      <style:text-properties officeooo:paragraph-rsid="00cc9aae"/>
    </style:style>
    <style:style style:name="P158" style:family="paragraph" style:parent-style-name="List_20_2">
      <style:text-properties officeooo:paragraph-rsid="01699cf1"/>
    </style:style>
    <style:style style:name="P159" style:family="paragraph" style:parent-style-name="Numbering_20_1">
      <style:text-properties officeooo:paragraph-rsid="00cc9aae"/>
    </style:style>
    <style:style style:name="P160" style:family="paragraph" style:parent-style-name="Numbering_20_1">
      <style:text-properties officeooo:rsid="013a4c3e" officeooo:paragraph-rsid="013a4c3e"/>
    </style:style>
    <style:style style:name="P161" style:family="paragraph" style:parent-style-name="Numbering_20_1" style:list-style-name="Numbering_20_1">
      <style:text-properties officeooo:paragraph-rsid="013bb101"/>
    </style:style>
    <style:style style:name="P162" style:family="paragraph" style:parent-style-name="Numbering_20_1" style:list-style-name="Numbering_20_1">
      <style:text-properties officeooo:paragraph-rsid="0167b561"/>
    </style:style>
    <style:style style:name="P163" style:family="paragraph" style:parent-style-name="Numbering_20_1" style:list-style-name="Numbering_20_1">
      <style:text-properties officeooo:paragraph-rsid="019d4c3c"/>
    </style:style>
    <style:style style:name="P164" style:family="paragraph" style:parent-style-name="Numbering_20_1" style:list-style-name="Numbering_20_1">
      <style:text-properties officeooo:paragraph-rsid="01a381ff"/>
    </style:style>
    <style:style style:name="P165" style:family="paragraph" style:parent-style-name="Numbering_20_1" style:list-style-name="Numbering_20_1">
      <style:text-properties officeooo:paragraph-rsid="013f1804"/>
    </style:style>
    <style:style style:name="P166" style:family="paragraph" style:parent-style-name="Numbering_20_1" style:list-style-name="Numbering_20_1">
      <style:text-properties officeooo:paragraph-rsid="01401d72"/>
    </style:style>
    <style:style style:name="P167" style:family="paragraph" style:parent-style-name="Numbering_20_1" style:list-style-name="Numbering_20_1">
      <style:text-properties officeooo:paragraph-rsid="019dc2aa"/>
    </style:style>
    <style:style style:name="P168" style:family="paragraph" style:parent-style-name="Numbering_20_1" style:list-style-name="Numbering_20_1">
      <style:text-properties officeooo:paragraph-rsid="016fd1c7"/>
    </style:style>
    <style:style style:name="P169" style:family="paragraph" style:parent-style-name="Numbering_20_1" style:list-style-name="Numbering_20_1">
      <style:text-properties officeooo:paragraph-rsid="01457173"/>
    </style:style>
    <style:style style:name="P170" style:family="paragraph" style:parent-style-name="Numbering_20_1">
      <style:text-properties officeooo:paragraph-rsid="01699cf1"/>
    </style:style>
    <style:style style:name="P171" style:family="paragraph" style:parent-style-name="Numbering_20_1">
      <style:text-properties officeooo:paragraph-rsid="019d4c3c"/>
    </style:style>
    <style:style style:name="P172" style:family="paragraph" style:parent-style-name="Numbering_20_1">
      <style:text-properties officeooo:rsid="013aeb1f" officeooo:paragraph-rsid="00cc9aae"/>
    </style:style>
    <style:style style:name="P173" style:family="paragraph" style:parent-style-name="Numbering_20_1">
      <style:text-properties officeooo:paragraph-rsid="0189f856"/>
    </style:style>
    <style:style style:name="P174" style:family="paragraph" style:parent-style-name="Numbering_20_1">
      <style:paragraph-properties fo:margin-top="0cm" fo:margin-bottom="0.3cm" loext:contextual-spacing="false" style:writing-mode="page"/>
      <style:text-properties officeooo:paragraph-rsid="00cc9aae"/>
    </style:style>
    <style:style style:name="P175" style:family="paragraph" style:parent-style-name="Numbering_20_1">
      <style:paragraph-properties fo:margin-left="1.27cm" fo:margin-right="-0.199cm" fo:text-indent="-0.4cm" style:auto-text-indent="false">
        <style:tab-stops/>
      </style:paragraph-properties>
      <style:text-properties officeooo:paragraph-rsid="01699cf1"/>
    </style:style>
    <style:style style:name="P176" style:family="paragraph" style:parent-style-name="Numbering_20_1">
      <style:paragraph-properties fo:margin-left="1.27cm" fo:margin-right="-0.199cm" fo:text-indent="-0.4cm" style:auto-text-indent="false" style:writing-mode="lr-tb">
        <style:tab-stops/>
      </style:paragraph-properties>
      <style:text-properties officeooo:paragraph-rsid="00cc9aae"/>
    </style:style>
    <style:style style:name="P177" style:family="paragraph" style:parent-style-name="Numbering_20_1">
      <style:paragraph-properties fo:margin-top="0cm" fo:margin-bottom="0.051cm" loext:contextual-spacing="false"/>
      <style:text-properties officeooo:paragraph-rsid="00cc9aae"/>
    </style:style>
    <style:style style:name="P178" style:family="paragraph" style:parent-style-name="Numbering_20_2">
      <style:text-properties officeooo:paragraph-rsid="0189f856"/>
    </style:style>
    <style:style style:name="P179" style:family="paragraph" style:parent-style-name="Text_20_body" style:list-style-name="Numbering_20_1">
      <style:text-properties officeooo:paragraph-rsid="01529fc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215df4"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f6dc9f"/>
    </style:style>
    <style:style style:name="T8" style:family="text">
      <style:text-properties fo:language="en" fo:country="US" officeooo:rsid="00fc3b84"/>
    </style:style>
    <style:style style:name="T9" style:family="text">
      <style:text-properties fo:language="en" fo:country="US" officeooo:rsid="0189f856"/>
    </style:style>
    <style:style style:name="T10" style:family="text">
      <style:text-properties text:display="none"/>
    </style:style>
    <style:style style:name="T11" style:family="text">
      <style:text-properties officeooo:rsid="011ddf93"/>
    </style:style>
    <style:style style:name="T12" style:family="text">
      <style:text-properties officeooo:rsid="01215df4"/>
    </style:style>
    <style:style style:name="T13" style:family="text">
      <style:text-properties style:font-name="Liberation Sans1" fo:font-size="11pt" style:font-size-asian="10.5pt"/>
    </style:style>
    <style:style style:name="T14" style:family="text">
      <style:text-properties style:font-name="Liberation Sans1" fo:font-size="11pt" officeooo:rsid="01215df4" style:font-size-asian="10.5pt"/>
    </style:style>
    <style:style style:name="T15" style:family="text">
      <style:text-properties style:font-name="Liberation Sans1" fo:font-size="11pt" officeooo:rsid="0122e11a" style:font-size-asian="10.5pt"/>
    </style:style>
    <style:style style:name="T16" style:family="text">
      <style:text-properties style:font-name="Liberation Sans1" fo:font-size="11pt" officeooo:rsid="01235e46" style:font-size-asian="10.5pt"/>
    </style:style>
    <style:style style:name="T17" style:family="text">
      <style:text-properties style:font-name="Liberation Sans1" fo:font-size="11pt" officeooo:rsid="0124fcef" style:font-size-asian="10.5pt"/>
    </style:style>
    <style:style style:name="T18" style:family="text">
      <style:text-properties style:font-name="Liberation Sans1" fo:font-size="11pt" officeooo:rsid="0125bcd9" style:font-size-asian="10.5pt" style:font-weight-asian="normal" style:font-weight-complex="normal"/>
    </style:style>
    <style:style style:name="T19" style:family="text">
      <style:text-properties style:font-name="Liberation Sans1" fo:font-size="11pt" officeooo:rsid="0143fd05" style:font-size-asian="10.5pt" style:font-weight-asian="normal" style:font-weight-complex="normal"/>
    </style:style>
    <style:style style:name="T20" style:family="text">
      <style:text-properties style:font-name="Liberation Sans1" fo:font-size="11pt" officeooo:rsid="01457173" style:font-size-asian="10.5pt" style:font-weight-asian="normal" style:font-weight-complex="normal"/>
    </style:style>
    <style:style style:name="T21" style:family="text">
      <style:text-properties style:font-name="Liberation Sans1" fo:font-size="11pt" officeooo:rsid="01555577" style:font-size-asian="10.5pt" style:font-weight-asian="normal" style:font-weight-complex="normal"/>
    </style:style>
    <style:style style:name="T22" style:family="text">
      <style:text-properties style:font-name="Liberation Sans1" fo:font-size="11pt" officeooo:rsid="01699cf1" style:font-size-asian="10.5pt" style:font-weight-asian="normal" style:font-weight-complex="normal"/>
    </style:style>
    <style:style style:name="T23" style:family="text">
      <style:text-properties style:font-name="Liberation Sans1" fo:font-size="11pt" officeooo:rsid="01706674" style:font-size-asian="10.5pt" style:font-weight-asian="normal" style:font-weight-complex="normal"/>
    </style:style>
    <style:style style:name="T24" style:family="text">
      <style:text-properties style:font-name="Liberation Sans1" fo:font-size="11pt" officeooo:rsid="0128df2d" style:font-size-asian="10.5pt"/>
    </style:style>
    <style:style style:name="T25" style:family="text">
      <style:text-properties style:font-name="Liberation Sans1" fo:font-size="11pt" officeooo:rsid="012962c7" style:font-size-asian="10.5pt"/>
    </style:style>
    <style:style style:name="T26" style:family="text">
      <style:text-properties style:font-name="Liberation Sans1" fo:font-size="11pt" officeooo:rsid="03f3c2cb" style:font-size-asian="10.5pt"/>
    </style:style>
    <style:style style:name="T27" style:family="text">
      <style:text-properties style:font-name="Liberation Sans1" fo:font-size="11pt" officeooo:rsid="012af4d8" style:font-size-asian="10.5pt"/>
    </style:style>
    <style:style style:name="T28" style:family="text">
      <style:text-properties style:font-name="Liberation Sans1" fo:font-size="11pt" officeooo:rsid="03d526ea" style:font-size-asian="10.5pt"/>
    </style:style>
    <style:style style:name="T29" style:family="text">
      <style:text-properties style:font-name="Liberation Sans1" fo:font-size="11pt" officeooo:rsid="012c276e" style:font-size-asian="10.5pt"/>
    </style:style>
    <style:style style:name="T30" style:family="text">
      <style:text-properties style:font-name="Liberation Sans1" fo:font-size="11pt" officeooo:rsid="012d0af1" style:font-size-asian="10.5pt"/>
    </style:style>
    <style:style style:name="T31" style:family="text">
      <style:text-properties style:font-name="Liberation Sans1" fo:font-size="11pt" officeooo:rsid="012f0096" style:font-size-asian="10.5pt"/>
    </style:style>
    <style:style style:name="T32" style:family="text">
      <style:text-properties style:font-name="Liberation Sans1" fo:font-size="11pt" officeooo:rsid="01341981" style:font-size-asian="10.5pt"/>
    </style:style>
    <style:style style:name="T33" style:family="text">
      <style:text-properties style:font-name="Liberation Sans1" fo:font-size="11pt" officeooo:rsid="0134d234" style:font-size-asian="10.5pt"/>
    </style:style>
    <style:style style:name="T34" style:family="text">
      <style:text-properties style:font-name="Liberation Sans1" fo:font-size="11pt" officeooo:rsid="0135ac53" style:font-size-asian="10.5pt"/>
    </style:style>
    <style:style style:name="T35" style:family="text">
      <style:text-properties style:font-name="Liberation Sans1" fo:font-size="11pt" officeooo:rsid="01375037" style:font-size-asian="10.5pt"/>
    </style:style>
    <style:style style:name="T36" style:family="text">
      <style:text-properties style:font-name="Liberation Sans1" fo:font-size="11pt" officeooo:rsid="01391c64" style:font-size-asian="10.5pt"/>
    </style:style>
    <style:style style:name="T37" style:family="text">
      <style:text-properties style:font-name="Liberation Sans1" fo:font-size="11pt" officeooo:rsid="013a4c3e" style:font-size-asian="10.5pt"/>
    </style:style>
    <style:style style:name="T38" style:family="text">
      <style:text-properties style:font-name="Liberation Sans1" fo:font-size="11pt" officeooo:rsid="013b7020" style:font-size-asian="10.5pt"/>
    </style:style>
    <style:style style:name="T39" style:family="text">
      <style:text-properties style:font-name="Liberation Sans1" fo:font-size="11pt" officeooo:rsid="013bb101" style:font-size-asian="10.5pt"/>
    </style:style>
    <style:style style:name="T40" style:family="text">
      <style:text-properties style:font-name="Liberation Sans1" fo:font-size="11pt" officeooo:rsid="013c201f" style:font-size-asian="10.5pt"/>
    </style:style>
    <style:style style:name="T41" style:family="text">
      <style:text-properties style:font-name="Liberation Sans1" fo:font-size="11pt" officeooo:rsid="01401d72" style:font-size-asian="10.5pt"/>
    </style:style>
    <style:style style:name="T42" style:family="text">
      <style:text-properties style:font-name="Liberation Sans1" fo:font-size="11pt" officeooo:rsid="0141c3bf" style:font-size-asian="10.5pt"/>
    </style:style>
    <style:style style:name="T43" style:family="text">
      <style:text-properties style:font-name="Liberation Sans1" fo:font-size="11pt" officeooo:rsid="01430aaf" style:font-size-asian="10.5pt"/>
    </style:style>
    <style:style style:name="T44" style:family="text">
      <style:text-properties style:font-name="Liberation Sans1" fo:font-size="11pt" officeooo:rsid="01457173" style:font-size-asian="10.5pt"/>
    </style:style>
    <style:style style:name="T45" style:family="text">
      <style:text-properties style:font-name="Liberation Sans1" fo:font-size="11pt" officeooo:rsid="015001e7" style:font-size-asian="10.5pt"/>
    </style:style>
    <style:style style:name="T46" style:family="text">
      <style:text-properties style:font-name="Liberation Sans1" fo:font-size="11pt" officeooo:rsid="01514a15" style:font-size-asian="10.5pt"/>
    </style:style>
    <style:style style:name="T47" style:family="text">
      <style:text-properties style:font-name="Liberation Sans1" fo:font-size="11pt" officeooo:rsid="01529fcf" style:font-size-asian="10.5pt"/>
    </style:style>
    <style:style style:name="T48" style:family="text">
      <style:text-properties style:font-name="Liberation Sans1" fo:font-size="11pt" officeooo:rsid="01555577" style:font-size-asian="10.5pt"/>
    </style:style>
    <style:style style:name="T49" style:family="text">
      <style:text-properties style:font-name="Liberation Sans1" fo:font-size="11pt" officeooo:rsid="0156f920" style:font-size-asian="10.5pt"/>
    </style:style>
    <style:style style:name="T50" style:family="text">
      <style:text-properties style:font-name="Liberation Sans1" fo:font-size="11pt" officeooo:rsid="016125d9" style:font-size-asian="10.5pt"/>
    </style:style>
    <style:style style:name="T51" style:family="text">
      <style:text-properties style:font-name="Liberation Sans1" fo:font-size="11pt" officeooo:rsid="016317f9" style:font-size-asian="10.5pt"/>
    </style:style>
    <style:style style:name="T52" style:family="text">
      <style:text-properties style:font-name="Liberation Sans1" fo:font-size="11pt" officeooo:rsid="0163259e" style:font-size-asian="10.5pt"/>
    </style:style>
    <style:style style:name="T53" style:family="text">
      <style:text-properties style:font-name="Liberation Sans1" fo:font-size="11pt" officeooo:rsid="0166f875" style:font-size-asian="10.5pt"/>
    </style:style>
    <style:style style:name="T54" style:family="text">
      <style:text-properties style:font-name="Liberation Sans1" fo:font-size="11pt" officeooo:rsid="01699cf1" style:font-size-asian="10.5pt"/>
    </style:style>
    <style:style style:name="T55" style:family="text">
      <style:text-properties style:font-name="Liberation Sans1" fo:font-size="11pt" officeooo:rsid="016b7a3a" style:font-size-asian="10.5pt"/>
    </style:style>
    <style:style style:name="T56" style:family="text">
      <style:text-properties style:font-name="Liberation Sans1" fo:font-size="11pt" officeooo:rsid="016d69d6" style:font-size-asian="10.5pt"/>
    </style:style>
    <style:style style:name="T57" style:family="text">
      <style:text-properties style:font-name="Liberation Sans1" fo:font-size="11pt" officeooo:rsid="016eac78" style:font-size-asian="10.5pt"/>
    </style:style>
    <style:style style:name="T58" style:family="text">
      <style:text-properties style:font-name="Liberation Sans1" fo:font-size="11pt" officeooo:rsid="016fc03c" style:font-size-asian="10.5pt"/>
    </style:style>
    <style:style style:name="T59" style:family="text">
      <style:text-properties style:font-name="Liberation Sans1" fo:font-size="11pt" officeooo:rsid="016fd1c7" style:font-size-asian="10.5pt"/>
    </style:style>
    <style:style style:name="T60" style:family="text">
      <style:text-properties style:font-name="Liberation Sans1" fo:font-size="11pt" officeooo:rsid="01706674" style:font-size-asian="10.5pt"/>
    </style:style>
    <style:style style:name="T61" style:family="text">
      <style:text-properties style:font-name="Liberation Sans1" fo:font-size="11pt" officeooo:rsid="0170df4a" style:font-size-asian="10.5pt"/>
    </style:style>
    <style:style style:name="T62" style:family="text">
      <style:text-properties style:font-name="Liberation Sans1" fo:font-size="11pt" officeooo:rsid="01728579" style:font-size-asian="10.5pt"/>
    </style:style>
    <style:style style:name="T63" style:family="text">
      <style:text-properties style:font-name="Liberation Sans1" fo:font-size="11pt" officeooo:rsid="0173aede" style:font-size-asian="10.5pt"/>
    </style:style>
    <style:style style:name="T64" style:family="text">
      <style:text-properties style:font-name="Liberation Sans1" fo:font-size="11pt" officeooo:rsid="0174315c" style:font-size-asian="10.5pt"/>
    </style:style>
    <style:style style:name="T65" style:family="text">
      <style:text-properties style:font-name="Liberation Sans1" fo:font-size="11pt" officeooo:rsid="01774511" style:font-size-asian="10.5pt"/>
    </style:style>
    <style:style style:name="T66" style:family="text">
      <style:text-properties style:font-name="Liberation Sans1" fo:font-size="11pt" officeooo:rsid="017a706d" style:font-size-asian="10.5pt"/>
    </style:style>
    <style:style style:name="T67" style:family="text">
      <style:text-properties style:font-name="Liberation Sans1" fo:font-size="11pt" officeooo:rsid="0189f856" style:font-size-asian="10.5pt"/>
    </style:style>
    <style:style style:name="T68" style:family="text">
      <style:text-properties style:font-name="Liberation Sans1" fo:font-size="11pt" officeooo:rsid="0191161f" style:font-size-asian="10.5pt"/>
    </style:style>
    <style:style style:name="T69" style:family="text">
      <style:text-properties style:font-name="Liberation Sans1" fo:font-size="11pt" officeooo:rsid="0104b7bf" style:font-size-asian="10.5pt"/>
    </style:style>
    <style:style style:name="T70" style:family="text">
      <style:text-properties style:font-name="Liberation Sans1" fo:font-size="11pt" officeooo:rsid="0106427b" style:font-size-asian="10.5pt"/>
    </style:style>
    <style:style style:name="T71" style:family="text">
      <style:text-properties style:font-name="Liberation Sans1" fo:font-size="11pt" officeooo:rsid="0196b7a1" style:font-size-asian="10.5pt"/>
    </style:style>
    <style:style style:name="T72" style:family="text">
      <style:text-properties style:font-name="Liberation Sans1" fo:font-size="11pt" officeooo:rsid="019f3154" style:font-size-asian="10.5pt"/>
    </style:style>
    <style:style style:name="T73" style:family="text">
      <style:text-properties style:font-name="Liberation Sans1" fo:font-size="11pt" fo:font-weight="bold" officeooo:rsid="0122e11a" style:font-size-asian="10.5pt"/>
    </style:style>
    <style:style style:name="T74" style:family="text">
      <style:text-properties style:font-name="Liberation Sans1" fo:font-size="11pt" fo:font-style="italic" officeooo:rsid="012962c7" style:font-size-asian="10.5pt" style:font-style-asian="italic" style:font-style-complex="italic"/>
    </style:style>
    <style:style style:name="T75" style:family="text">
      <style:text-properties style:font-name="Liberation Sans1" fo:font-size="11pt" fo:language="en" fo:country="US" officeooo:rsid="0189f856" style:font-size-asian="10.5pt"/>
    </style:style>
    <style:style style:name="T76" style:family="text">
      <style:text-properties fo:color="#18a303" style:font-name="Liberation Sans" fo:font-size="12pt" fo:font-style="italic" fo:font-weight="bold" officeooo:rsid="01215df4" style:font-size-asian="14pt" style:font-weight-asian="bold" style:font-size-complex="14pt" style:font-weight-complex="bold"/>
    </style:style>
    <style:style style:name="T77" style:family="text">
      <style:text-properties fo:color="#18a303" style:font-name="Liberation Sans" fo:font-size="12pt" fo:font-style="italic" fo:font-weight="bold" officeooo:rsid="01a54604"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9f3154" style:font-size-asian="10.5pt" style:font-style-asian="italic" style:font-weight-asian="normal" style:font-size-complex="14pt" style:font-style-complex="italic" style:font-weight-complex="normal"/>
    </style:style>
    <style:style style:name="T79" style:family="text">
      <style:text-properties officeooo:rsid="01229798"/>
    </style:style>
    <style:style style:name="T80" style:family="text">
      <style:text-properties officeooo:rsid="0122e11a"/>
    </style:style>
    <style:style style:name="T81" style:family="text">
      <style:text-properties officeooo:rsid="01235e46"/>
    </style:style>
    <style:style style:name="T82" style:family="text">
      <style:text-properties officeooo:rsid="0124fcef"/>
    </style:style>
    <style:style style:name="T83" style:family="text">
      <style:text-properties fo:font-size="11pt" officeooo:rsid="0125bcd9"/>
    </style:style>
    <style:style style:name="T84" style:family="text">
      <style:text-properties fo:font-size="11pt" officeooo:rsid="012e9a00"/>
    </style:style>
    <style:style style:name="T85" style:family="text">
      <style:text-properties fo:font-size="11pt" officeooo:rsid="013a4c3e" style:font-size-asian="10.5pt"/>
    </style:style>
    <style:style style:name="T86" style:family="text">
      <style:text-properties fo:font-size="11pt" officeooo:rsid="01409654"/>
    </style:style>
    <style:style style:name="T87" style:family="text">
      <style:text-properties fo:font-size="11pt" officeooo:rsid="01430aaf"/>
    </style:style>
    <style:style style:name="T88" style:family="text">
      <style:text-properties fo:font-size="11pt" officeooo:rsid="01529fcf"/>
    </style:style>
    <style:style style:name="T89" style:family="text">
      <style:text-properties fo:font-size="11pt" officeooo:rsid="01555577"/>
    </style:style>
    <style:style style:name="T90" style:family="text">
      <style:text-properties fo:font-size="11pt" officeooo:rsid="016b7a3a"/>
    </style:style>
    <style:style style:name="T91" style:family="text">
      <style:text-properties fo:font-size="11pt" officeooo:rsid="01706674"/>
    </style:style>
    <style:style style:name="T92" style:family="text">
      <style:text-properties officeooo:rsid="0128df2d"/>
    </style:style>
    <style:style style:name="T93" style:family="text">
      <style:text-properties officeooo:rsid="012962c7"/>
    </style:style>
    <style:style style:name="T94" style:family="text">
      <style:text-properties officeooo:rsid="012af4d8"/>
    </style:style>
    <style:style style:name="T95" style:family="text">
      <style:text-properties officeooo:rsid="012c276e"/>
    </style:style>
    <style:style style:name="T96" style:family="text">
      <style:text-properties officeooo:rsid="012d0af1"/>
    </style:style>
    <style:style style:name="T97" style:family="text">
      <style:text-properties officeooo:rsid="012e9a00"/>
    </style:style>
    <style:style style:name="T98" style:family="text">
      <style:text-properties officeooo:rsid="012f0096"/>
    </style:style>
    <style:style style:name="T99" style:family="text">
      <style:text-properties officeooo:rsid="01341981"/>
    </style:style>
    <style:style style:name="T100" style:family="text">
      <style:text-properties officeooo:rsid="0134d234"/>
    </style:style>
    <style:style style:name="T101" style:family="text">
      <style:text-properties officeooo:rsid="0135ac53"/>
    </style:style>
    <style:style style:name="T102" style:family="text">
      <style:text-properties officeooo:rsid="01375037"/>
    </style:style>
    <style:style style:name="T103" style:family="text">
      <style:text-properties officeooo:rsid="01391c64"/>
    </style:style>
    <style:style style:name="T104" style:family="text">
      <style:text-properties officeooo:rsid="013a4c3e"/>
    </style:style>
    <style:style style:name="T105" style:family="text">
      <style:text-properties officeooo:rsid="013b7020"/>
    </style:style>
    <style:style style:name="T106" style:family="text">
      <style:text-properties style:font-name="Liberation Sans4" fo:font-size="11pt" fo:font-style="italic" officeooo:rsid="0141c3bf" style:font-size-asian="10.5pt" style:font-style-asian="italic" style:font-weight-asian="normal" style:font-size-complex="12pt" style:font-style-complex="italic" style:font-weight-complex="normal"/>
    </style:style>
    <style:style style:name="T107" style:family="text">
      <style:text-properties style:font-name="Liberation Sans4" fo:font-size="11pt" fo:font-style="italic" officeooo:rsid="01555577" style:font-size-asian="10.5pt" style:font-style-asian="italic" style:font-weight-asian="normal" style:font-size-complex="12pt" style:font-style-complex="italic" style:font-weight-complex="normal"/>
    </style:style>
    <style:style style:name="T108" style:family="text">
      <style:text-properties style:font-name="Liberation Sans4" fo:font-size="11pt" fo:font-style="italic" officeooo:rsid="016eac78" style:font-size-asian="10.5pt" style:font-style-asian="italic" style:font-weight-asian="normal" style:font-size-complex="12pt" style:font-style-complex="italic" style:font-weight-complex="normal"/>
    </style:style>
    <style:style style:name="T109" style:family="text">
      <style:text-properties style:font-name="Liberation Sans4" fo:font-size="11pt" fo:font-style="italic" officeooo:rsid="0182da8d" style:font-size-asian="10.5pt" style:font-style-asian="italic" style:font-weight-asian="normal" style:font-size-complex="12pt" style:font-style-complex="italic" style:font-weight-complex="normal"/>
    </style:style>
    <style:style style:name="T110" style:family="text">
      <style:text-properties officeooo:rsid="013bb101"/>
    </style:style>
    <style:style style:name="T111" style:family="text">
      <style:text-properties officeooo:rsid="013c201f"/>
    </style:style>
    <style:style style:name="T112" style:family="text">
      <style:text-properties officeooo:rsid="013d48f8"/>
    </style:style>
    <style:style style:name="T113" style:family="text">
      <style:text-properties officeooo:rsid="013f1804"/>
    </style:style>
    <style:style style:name="T114" style:family="text">
      <style:text-properties officeooo:rsid="01401d72"/>
    </style:style>
    <style:style style:name="T115" style:family="text">
      <style:text-properties officeooo:rsid="01409654"/>
    </style:style>
    <style:style style:name="T116" style:family="text">
      <style:text-properties officeooo:rsid="0141c3bf"/>
    </style:style>
    <style:style style:name="T117" style:family="text">
      <style:text-properties officeooo:rsid="0142b7a5"/>
    </style:style>
    <style:style style:name="T118" style:family="text">
      <style:text-properties officeooo:rsid="01430aaf"/>
    </style:style>
    <style:style style:name="T119" style:family="text">
      <style:text-properties officeooo:rsid="0143fd05"/>
    </style:style>
    <style:style style:name="T120" style:family="text">
      <style:text-properties officeooo:rsid="01457173"/>
    </style:style>
    <style:style style:name="T121" style:family="text">
      <style:text-properties officeooo:rsid="01473515"/>
    </style:style>
    <style:style style:name="T122" style:family="text">
      <style:text-properties officeooo:rsid="001d4a62"/>
    </style:style>
    <style:style style:name="T123" style:family="text">
      <style:text-properties officeooo:rsid="0149c14f"/>
    </style:style>
    <style:style style:name="T124" style:family="text">
      <style:text-properties officeooo:rsid="015001e7"/>
    </style:style>
    <style:style style:name="T125" style:family="text">
      <style:text-properties officeooo:rsid="01514a15"/>
    </style:style>
    <style:style style:name="T126" style:family="text">
      <style:text-properties officeooo:rsid="01529fcf"/>
    </style:style>
    <style:style style:name="T127" style:family="text">
      <style:text-properties officeooo:rsid="01555577"/>
    </style:style>
    <style:style style:name="T128" style:family="text">
      <style:text-properties officeooo:rsid="01380142"/>
    </style:style>
    <style:style style:name="T129" style:family="text">
      <style:text-properties officeooo:rsid="0156f920"/>
    </style:style>
    <style:style style:name="T130" style:family="text">
      <style:text-properties officeooo:rsid="013aeb1f"/>
    </style:style>
    <style:style style:name="T131" style:family="text">
      <style:text-properties officeooo:rsid="013e6e09"/>
    </style:style>
    <style:style style:name="T132" style:family="text">
      <style:text-properties officeooo:rsid="01587386"/>
    </style:style>
    <style:style style:name="T133" style:family="text">
      <style:text-properties officeooo:rsid="015a7d08"/>
    </style:style>
    <style:style style:name="T134" style:family="text">
      <style:text-properties officeooo:rsid="015c4a67"/>
    </style:style>
    <style:style style:name="T135" style:family="text">
      <style:text-properties officeooo:rsid="0160aefb"/>
    </style:style>
    <style:style style:name="T136" style:family="text">
      <style:text-properties officeooo:rsid="016259fe"/>
    </style:style>
    <style:style style:name="T137" style:family="text">
      <style:text-properties officeooo:rsid="016317f9"/>
    </style:style>
    <style:style style:name="T138" style:family="text">
      <style:text-properties officeooo:rsid="0163259e"/>
    </style:style>
    <style:style style:name="T139" style:family="text">
      <style:text-properties officeooo:rsid="0163db90"/>
    </style:style>
    <style:style style:name="T140" style:family="text">
      <style:text-properties style:font-name="Liberation Sans2" fo:font-size="11pt" fo:font-weight="bold" officeooo:rsid="0163db90" style:font-size-asian="10.5pt" style:font-weight-asian="bold" style:font-weight-complex="bold"/>
    </style:style>
    <style:style style:name="T141" style:family="text">
      <style:text-properties officeooo:rsid="0166f875"/>
    </style:style>
    <style:style style:name="T142" style:family="text">
      <style:text-properties officeooo:rsid="0167b561"/>
    </style:style>
    <style:style style:name="T143" style:family="text">
      <style:text-properties officeooo:rsid="01699cf1"/>
    </style:style>
    <style:style style:name="T144" style:family="text">
      <style:text-properties officeooo:rsid="016b7a3a"/>
    </style:style>
    <style:style style:name="T145" style:family="text">
      <style:text-properties officeooo:rsid="016d69d6"/>
    </style:style>
    <style:style style:name="T146" style:family="text">
      <style:text-properties officeooo:rsid="016eac78"/>
    </style:style>
    <style:style style:name="T147" style:family="text">
      <style:text-properties officeooo:rsid="016f34a4"/>
    </style:style>
    <style:style style:name="T148" style:family="text">
      <style:text-properties officeooo:rsid="016fc03c"/>
    </style:style>
    <style:style style:name="T149" style:family="text">
      <style:text-properties officeooo:rsid="016fd1c7"/>
    </style:style>
    <style:style style:name="T150" style:family="text">
      <style:text-properties officeooo:rsid="01706674"/>
    </style:style>
    <style:style style:name="T151" style:family="text">
      <style:text-properties officeooo:rsid="01728579"/>
    </style:style>
    <style:style style:name="T152" style:family="text">
      <style:text-properties officeooo:rsid="0174315c"/>
    </style:style>
    <style:style style:name="T153" style:family="text">
      <style:text-properties officeooo:rsid="01774511"/>
    </style:style>
    <style:style style:name="T154" style:family="text">
      <style:text-properties officeooo:rsid="0182da8d"/>
    </style:style>
    <style:style style:name="T155" style:family="text">
      <style:text-properties officeooo:rsid="0189f856"/>
    </style:style>
    <style:style style:name="T156" style:family="text">
      <style:text-properties officeooo:rsid="0104b7bf"/>
    </style:style>
    <style:style style:name="T157" style:family="text">
      <style:text-properties officeooo:rsid="01094076"/>
    </style:style>
    <style:style style:name="T158" style:family="text">
      <style:text-properties officeooo:rsid="0106427b"/>
    </style:style>
    <style:style style:name="T159" style:family="text">
      <style:text-properties officeooo:rsid="0192c82e"/>
    </style:style>
    <style:style style:name="T160" style:family="text">
      <style:text-properties officeooo:rsid="0196abda"/>
    </style:style>
    <style:style style:name="T161" style:family="text">
      <style:text-properties officeooo:rsid="0196b7a1"/>
    </style:style>
    <style:style style:name="T162" style:family="text">
      <style:text-properties officeooo:rsid="01980ce3"/>
    </style:style>
    <style:style style:name="T163" style:family="text">
      <style:text-properties officeooo:rsid="019958a2"/>
    </style:style>
    <style:style style:name="T164" style:family="text">
      <style:text-properties officeooo:rsid="01998116"/>
    </style:style>
    <style:style style:name="T165" style:family="text">
      <style:text-properties officeooo:rsid="019d4c3c"/>
    </style:style>
    <style:style style:name="T166" style:family="text">
      <style:text-properties officeooo:rsid="019f3154"/>
    </style:style>
    <style:style style:name="T167"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from-top" style:horizontal-pos="center" style:horizontal-rel="paragraph" fo:padding="0cm" fo:border="none"/>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style:vertical-pos="top" style:vertical-rel="baseline" style:horizontal-pos="center" style:horizontal-rel="paragraph"/>
    </style:style>
    <style:style style:name="fr9" style:family="graphic" style:parent-style-name="OOoFrame">
      <style:graphic-properties style:vertical-pos="top" style:vertical-rel="baseline" style:horizontal-pos="from-left" style:horizontal-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01cm, 0.101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1.221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549cm, 0cm, 0.08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554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10.054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35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paragraph" style:horizontal-pos="center" style:horizontal-rel="paragraph" fo:padding="0cm" fo:border="0.06pt solid #000000" style:mirror="none" fo:clip="rect(0cm, 0cm, 0.7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92"><draw:frame draw:style-name="fr14"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97">Kapitola 6<text:line-break/>Začínáme s programem Impress</text:p>
      <text:p text:style-name="P98">Prezentace v LibreOffice</text:p>
      <text:section text:style-name="Sect1" text:name="GS6006S1" text:condition="ooow:book eq 1" text:display="condition">
        <text:h text:style-name="P120" text:outline-level="1"><text:bookmark-start text:name="__RefHeading__5636_1566568644"/>Autorská práva<text:bookmark-end text:name="__RefHeading__5636_1566568644"/></text:h>
        <text:p text:style-name="P3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3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apitola byla vytvořena úpravami a aktualizacemi knihy <text:span text:style-name="Emphasis">Začínáme s LibreOffice 6.0</text:span>.</text:p>
        <text:h text:style-name="P133" text:outline-level="3"><text:bookmark-start text:name="__RefHeading___Toc150084_292858400"/>Pro toto vydání<text:bookmark-end text:name="__RefHeading___Toc150084_292858400"/></text:h>
        <table:table table:name="Table1" table:style-name="Table1">
          <table:table-column table:style-name="Table1.A"/>
          <table:table-column table:style-name="Table1.B"/>
          <table:table-column table:style-name="Table1.C"/>
          <table:table-row>
            <table:table-cell office:value-type="string">
              <text:p text:style-name="P74">Jean Hollis Weber</text:p>
            </table:table-cell>
            <table:table-cell office:value-type="string">
              <text:p text:style-name="P76">Peter Schofield</text:p>
            </table:table-cell>
            <table:table-cell office:value-type="string">
              <text:p text:style-name="P73"><text:s/></text:p>
            </table:table-cell>
          </table:table-row>
        </table:table>
        <text:h text:style-name="Heading_20_3" text:outline-level="3"><text:bookmark-start text:name="__RefHeading___Toc150086_292858400"/>Pro předchozí vydání<text:bookmark-end text:name="__RefHeading___Toc150086_292858400"/></text:h>
        <table:table table:name="Table2" table:style-name="Table2">
          <table:table-column table:style-name="Table2.A"/>
          <table:table-column table:style-name="Table2.B"/>
          <table:table-column table:style-name="Table2.C"/>
          <table:table-row>
            <table:table-cell table:style-name="Table2.A1" office:value-type="string">
              <text:p text:style-name="P71">Dave Barton</text:p>
            </table:table-cell>
            <table:table-cell table:style-name="Table2.A1" office:value-type="string">
              <text:p text:style-name="P70">Amanda M. Labby</text:p>
            </table:table-cell>
            <table:table-cell table:style-name="Table2.A1" office:value-type="string">
              <text:p text:style-name="P72">Jorge Rodríguez</text:p>
            </table:table-cell>
          </table:table-row>
          <table:table-row>
            <table:table-cell table:style-name="Table2.A1" office:value-type="string">
              <text:p text:style-name="P77">Drew Jensen</text:p>
            </table:table-cell>
            <table:table-cell table:style-name="Table2.A1" office:value-type="string">
              <text:p text:style-name="P75">Peter Schofield</text:p>
            </table:table-cell>
            <table:table-cell table:style-name="Table2.A1" office:value-type="string">
              <text:p text:style-name="P80">Hazel Russman</text:p>
            </table:table-cell>
          </table:table-row>
          <table:table-row>
            <table:table-cell table:style-name="Table2.A1" office:value-type="string">
              <text:p text:style-name="P79">Kevin O’Brien</text:p>
            </table:table-cell>
            <table:table-cell table:style-name="Table2.A1" office:value-type="string">
              <text:p text:style-name="P79">Ron Faile Jr.</text:p>
            </table:table-cell>
            <table:table-cell table:style-name="Table2.A1" office:value-type="string">
              <text:p text:style-name="P78">Olivier Hallot</text:p>
            </table:table-cell>
          </table:table-row>
        </table:table>
        <text:h text:style-name="Heading_20_2" text:outline-level="2"><text:bookmark-start text:name="__RefHeading__5640_1566568644"/>Zpětná vazba<text:bookmark-end text:name="__RefHeading__5640_1566568644"/></text:h>
        <text:p text:style-name="P3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7211382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22" text:outline-level="2"><text:bookmark-start text:name="__RefHeading__5644_1566568644"/>Datum vydání a verze programu<text:bookmark-end text:name="__RefHeading__5644_1566568644"/></text:h>
        <text:p text:style-name="P37">Anglický originál byl vydán v <text:date style:data-style-name="N34" text:date-value="2020-04-23T19:52:47.996552330">dubnu</text:date><text:s/><text:date style:data-style-name="N107" text:date-value="2020-04-23T19:52:47.996705090">2020</text:date>. Kniha je určena pro LibreOffice 6.4.</text:p>
        <text:h text:style-name="Heading_20_2" text:outline-level="2"><text:bookmark-start text:name="__RefHeading__10532_462712302"/>Používání LibreOffice na systému macOS<text:bookmark-end text:name="__RefHeading__10532_462712302"/></text:h>
        <text:p text:style-name="P3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5">Windows nebo Linux</text:p>
            </table:table-cell>
            <table:table-cell table:style-name="Table12.A1" office:value-type="string">
              <text:p text:style-name="P95">Ekvivalent pro macOS</text:p>
            </table:table-cell>
            <table:table-cell table:style-name="Table12.A1" office:value-type="string">
              <text:p text:style-name="P95">Akce</text:p>
            </table:table-cell>
          </table:table-row>
          <table:table-row table:style-name="Table12.1">
            <table:table-cell table:style-name="Table12.A2" office:value-type="string">
              <text:p text:style-name="P93"><text:span text:style-name="Strong_20_Emphasis">Nástroje &gt; Možnosti</text:span> </text:p>
            </table:table-cell>
            <table:table-cell table:style-name="Table12.B2" office:value-type="string">
              <text:p text:style-name="P93"><text:span text:style-name="Strong_20_Emphasis">LibreOffice &gt; Předvolby</text:span></text:p>
            </table:table-cell>
            <table:table-cell table:style-name="Table12.B2" office:value-type="string">
              <text:p text:style-name="P93">Otevřou se možnosti nastavení</text:p>
            </table:table-cell>
          </table:table-row>
          <table:table-row table:style-name="Table12.1">
            <table:table-cell table:style-name="Table12.A2" office:value-type="string">
              <text:p text:style-name="P93"><text:span text:style-name="Character_5f_20_5f_style">Klepnutí pravým tlačítkem</text:span></text:p>
            </table:table-cell>
            <table:table-cell table:style-name="Table12.A2" office:value-type="string">
              <text:p text:style-name="P9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93">Otevře se místní nabídka</text:p>
            </table:table-cell>
          </table:table-row>
          <table:table-row table:style-name="Table12.1">
            <table:table-cell table:style-name="Table12.A2" office:value-type="string">
              <text:p text:style-name="P93"><text:span text:style-name="Keystroke">Ctrl (Control)</text:span></text:p>
            </table:table-cell>
            <table:table-cell table:style-name="Table12.A2" office:value-type="string">
              <text:p text:style-name="P93"><text:span text:style-name="Keystroke">⌘ (Command)</text:span></text:p>
            </table:table-cell>
            <table:table-cell table:style-name="Table12.A2" office:value-type="string">
              <text:p text:style-name="P93">Používá se také s dalšími klávesami</text:p>
            </table:table-cell>
          </table:table-row>
          <table:table-row table:style-name="Table12.1">
            <table:table-cell table:style-name="Table12.A2" office:value-type="string">
              <text:p text:style-name="P93"><text:span text:style-name="Keystroke">F5</text:span></text:p>
            </table:table-cell>
            <table:table-cell table:style-name="Table12.A2" office:value-type="string">
              <text:p text:style-name="P93"><text:span text:style-name="Keystroke">Shift + ⌘ + F5</text:span></text:p>
            </table:table-cell>
            <table:table-cell table:style-name="Table12.A2" office:value-type="string">
              <text:p text:style-name="P93">Otevře se Navigátor</text:p>
            </table:table-cell>
          </table:table-row>
          <table:table-row table:style-name="Table12.1">
            <table:table-cell table:style-name="Table12.A2" office:value-type="string">
              <text:p text:style-name="P93"><text:span text:style-name="Keystroke">F11</text:span></text:p>
            </table:table-cell>
            <table:table-cell table:style-name="Table12.A2" office:value-type="string">
              <text:p text:style-name="P93"><text:span text:style-name="Keystroke">⌘ + T</text:span></text:p>
            </table:table-cell>
            <table:table-cell table:style-name="Table12.A2" office:value-type="string">
              <text:p text:style-name="P93">Otevře se postranní lišta Styly</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1"><text:a xlink:type="simple" xlink:href="#__RefHeading___Toc150084_292858400" text:style-name="Index_20_Link" text:visited-style-name="Index_20_Link">Pro toto vydání<text:tab/>2</text:a></text:p>
            <text:p text:style-name="P111"><text:a xlink:type="simple" xlink:href="#__RefHeading___Toc150086_292858400" text:style-name="Index_20_Link" text:visited-style-name="Index_20_Link">Pro </text:a><text:a xlink:type="simple" xlink:href="#__RefHeading___Toc150086_292858400" text:style-name="Index_20_Link" text:visited-style-name="Index_20_Link">předchozí</text:a><text:a xlink:type="simple" xlink:href="#__RefHeading___Toc150086_292858400" text:style-name="Index_20_Link" text:visited-style-name="Index_20_Link"/><text:a xlink:type="simple" xlink:href="#__RefHeading___Toc150086_292858400" text:style-name="Index_20_Link" text:visited-style-name="Index_20_Link"/><text:a xlink:type="simple" xlink:href="#__RefHeading___Toc150086_292858400" text:style-name="Index_20_Link" text:visited-style-name="Index_20_Link"> vydání<text:tab/>2</text:a></text:p>
            <text:p text:style-name="P110"><text:a xlink:type="simple" xlink:href="#__RefHeading__5640_156656864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10532_462712302" text:style-name="Index_20_Link" text:visited-style-name="Index_20_Link">Používání LibreOffice na systému macOS<text:tab/>2</text:a></text:p>
            <text:p text:style-name="P109"><text:a xlink:type="simple" xlink:href="#__RefHeading___Toc181069_4065674847" text:style-name="Index_20_Link" text:visited-style-name="Index_20_Link">Co je Impress?<text:tab/>5</text:a></text:p>
            <text:p text:style-name="P109"><text:a xlink:type="simple" xlink:href="#__RefHeading__6663_1176140174" text:style-name="Index_20_Link" text:visited-style-name="Index_20_Link">Spuštění programu Impress<text:tab/>5</text:a></text:p>
            <text:p text:style-name="P109"><text:a xlink:type="simple" xlink:href="#__RefHeading__12412_2111315184" text:style-name="Index_20_Link" text:visited-style-name="Index_20_Link">Hlavní okno programu Impress<text:tab/>6</text:a></text:p>
            <text:p text:style-name="P110"><text:a xlink:type="simple" xlink:href="#__RefHeading___Toc19165_295539903" text:style-name="Index_20_Link" text:visited-style-name="Index_20_Link">Pracovní plocha<text:tab/>6</text:a></text:p>
            <text:p text:style-name="P110"><text:a xlink:type="simple" xlink:href="#__RefHeading___Toc150088_292858400" text:style-name="Index_20_Link" text:visited-style-name="Index_20_Link">Hlavní nabídka<text:tab/>6</text:a></text:p>
            <text:p text:style-name="P110"><text:a xlink:type="simple" xlink:href="#__RefHeading__26334_1454631700" text:style-name="Index_20_Link" text:visited-style-name="Index_20_Link">Panel snímků<text:tab/>7</text:a></text:p>
            <text:p text:style-name="P110"><text:a xlink:type="simple" xlink:href="#__RefHeading__26336_1454631700" text:style-name="Index_20_Link" text:visited-style-name="Index_20_Link">Postranní lišta<text:tab/>7</text:a></text:p>
            <text:p text:style-name="P110"><text:a xlink:type="simple" xlink:href="#__RefHeading__26340_1454631700" text:style-name="Index_20_Link" text:visited-style-name="Index_20_Link">Nástrojové lišty<text:tab/>8</text:a></text:p>
            <text:p text:style-name="P110"><text:a xlink:type="simple" xlink:href="#__RefHeading__6665_1176140174" text:style-name="Index_20_Link" text:visited-style-name="Index_20_Link">Stavový řádek<text:tab/>8</text:a></text:p>
            <text:p text:style-name="P109"><text:a xlink:type="simple" xlink:href="#__RefHeading__26344_1454631700" text:style-name="Index_20_Link" text:visited-style-name="Index_20_Link">Zobrazení pracovní plochy<text:tab/>9</text:a></text:p>
            <text:p text:style-name="P110"><text:a xlink:type="simple" xlink:href="#__RefHeading__26346_1454631700" text:style-name="Index_20_Link" text:visited-style-name="Index_20_Link">Normální pohled<text:tab/>9</text:a></text:p>
            <text:p text:style-name="P110"><text:a xlink:type="simple" xlink:href="#__RefHeading__26348_1454631700" text:style-name="Index_20_Link" text:visited-style-name="Index_20_Link">Zobrazení osnovy<text:tab/>9</text:a></text:p>
            <text:p text:style-name="P110"><text:a xlink:type="simple" xlink:href="#__RefHeading__26350_1454631700" text:style-name="Index_20_Link" text:visited-style-name="Index_20_Link">Zobrazení poznámek<text:tab/>11</text:a></text:p>
            <text:p text:style-name="P110"><text:a xlink:type="simple" xlink:href="#__RefHeading__5575_1091516371" text:style-name="Index_20_Link" text:visited-style-name="Index_20_Link">Zobrazení Pořadač snímků<text:tab/>11</text:a></text:p>
            <text:p text:style-name="P111"><text:a xlink:type="simple" xlink:href="#__RefHeading__5577_1091516371" text:style-name="Index_20_Link" text:visited-style-name="Index_20_Link">Přizpůsobení zobrazení Pořadač snímků<text:tab/>11</text:a></text:p>
            <text:p text:style-name="P111"><text:a xlink:type="simple" xlink:href="#__RefHeading__9162_582833214" text:style-name="Index_20_Link" text:visited-style-name="Index_20_Link">Přesouvání snímků pomocí pořadače snímků<text:tab/>11</text:a></text:p>
            <text:p text:style-name="P111"><text:a xlink:type="simple" xlink:href="#__RefHeading__9164_582833214" text:style-name="Index_20_Link" text:visited-style-name="Index_20_Link">Výběr a přesouvání skupiny snímků<text:tab/>12</text:a></text:p>
            <text:p text:style-name="P111"><text:a xlink:type="simple" xlink:href="#__RefHeading__9166_582833214" text:style-name="Index_20_Link" text:visited-style-name="Index_20_Link">Práce v zobrazení Pořadač snímků<text:tab/>12</text:a></text:p>
            <text:p text:style-name="P109"><text:a xlink:type="simple" xlink:href="#__RefHeading__26362_1454631700" text:style-name="Index_20_Link" text:visited-style-name="Index_20_Link">Formátování prezentace<text:tab/>12</text:a></text:p>
            <text:p text:style-name="P110"><text:a xlink:type="simple" xlink:href="#__RefHeading__8484_1209474805" text:style-name="Index_20_Link" text:visited-style-name="Index_20_Link">Vkládání snímků<text:tab/>12</text:a></text:p>
            <text:p text:style-name="P111"><text:a xlink:type="simple" xlink:href="#__RefHeading__4707_1091516371" text:style-name="Index_20_Link" text:visited-style-name="Index_20_Link">Nový snímek<text:tab/>12</text:a></text:p>
            <text:p text:style-name="P111"><text:a xlink:type="simple" xlink:href="#__RefHeading__4709_1091516371" text:style-name="Index_20_Link" text:visited-style-name="Index_20_Link">Duplikovat snímek<text:tab/>12</text:a></text:p>
            <text:p text:style-name="P110"><text:a xlink:type="simple" xlink:href="#__RefHeading__8486_1209474805" text:style-name="Index_20_Link" text:visited-style-name="Index_20_Link">Výběr rozvržení snímku<text:tab/>13</text:a></text:p>
            <text:p text:style-name="P110"><text:a xlink:type="simple" xlink:href="#__RefHeading__8488_1209474805" text:style-name="Index_20_Link" text:visited-style-name="Index_20_Link">Úprava prvků snímku<text:tab/>14</text:a></text:p>
            <text:p text:style-name="P110"><text:a xlink:type="simple" xlink:href="#__RefHeading__8786_1209474805" text:style-name="Index_20_Link" text:visited-style-name="Index_20_Link">Přidávání textu<text:tab/>15</text:a></text:p>
            <text:p text:style-name="P110"><text:a xlink:type="simple" xlink:href="#__RefHeading__7348_8565758" text:style-name="Index_20_Link" text:visited-style-name="Index_20_Link">Přidávání objektů<text:tab/>15</text:a></text:p>
            <text:p text:style-name="P110"><text:a xlink:type="simple" xlink:href="#__RefHeading___Toc14220_1196800178" text:style-name="Index_20_Link" text:visited-style-name="Index_20_Link">Úprava vzhledu všech snímků<text:tab/>15</text:a></text:p>
            <text:p text:style-name="P109"><text:a xlink:type="simple" xlink:href="#__RefHeading__26384_1454631700" text:style-name="Index_20_Link" text:visited-style-name="Index_20_Link">Přidávání a formátování textu<text:tab/>16</text:a></text:p>
            <text:p text:style-name="P110"><text:a xlink:type="simple" xlink:href="#__RefHeading__4927_283673579" text:style-name="Index_20_Link" text:visited-style-name="Index_20_Link">Použití textových polí automatického rozvržení<text:tab/>16</text:a></text:p>
            <text:p text:style-name="P110"><text:a xlink:type="simple" xlink:href="#__RefHeading__26388_1454631700" text:style-name="Index_20_Link" text:visited-style-name="Index_20_Link">Použití textových polí<text:tab/>16</text:a></text:p>
            <text:p text:style-name="P110"><text:a xlink:type="simple" xlink:href="#__RefHeading___Toc5292_3607339161" text:style-name="Index_20_Link" text:visited-style-name="Index_20_Link">Svislý text<text:tab/>17</text:a></text:p>
            <text:p text:style-name="P110"><text:a xlink:type="simple" xlink:href="#__RefHeading__26390_1454631700" text:style-name="Index_20_Link" text:visited-style-name="Index_20_Link">Rychlá změna velikosti písma<text:tab/>17</text:a></text:p>
            <text:p text:style-name="P110"><text:a xlink:type="simple" xlink:href="#__RefHeading__5400_1220300088" text:style-name="Index_20_Link" text:visited-style-name="Index_20_Link">Vkládání textu<text:tab/>17</text:a></text:p>
            <text:p text:style-name="P111"><text:a xlink:type="simple" xlink:href="#__RefHeading__26394_1454631700" text:style-name="Index_20_Link" text:visited-style-name="Index_20_Link">Vkládání neformátovaného textu<text:tab/>17</text:a></text:p>
            <text:p text:style-name="P111"><text:a xlink:type="simple" xlink:href="#__RefHeading__26396_1454631700" text:style-name="Index_20_Link" text:visited-style-name="Index_20_Link">Formátování vloženého textu<text:tab/>17</text:a></text:p>
            <text:p text:style-name="P110"><text:a xlink:type="simple" xlink:href="#__RefHeading___Toc11262_1713519181" text:style-name="Index_20_Link" text:visited-style-name="Index_20_Link">Vytváření odrážkových a číslovaných seznamů<text:tab/>19</text:a></text:p>
            <text:p text:style-name="P111"><text:soft-page-break/><text:a xlink:type="simple" xlink:href="#__RefHeading__26400_1454631700" text:style-name="Index_20_Link" text:visited-style-name="Index_20_Link">Textová pole automatického rozvržení<text:tab/>19</text:a></text:p>
            <text:p text:style-name="P111"><text:a xlink:type="simple" xlink:href="#__RefHeading__26402_1454631700" text:style-name="Index_20_Link" text:visited-style-name="Index_20_Link">Textová pole<text:tab/>19</text:a></text:p>
            <text:p text:style-name="P111"><text:a xlink:type="simple" xlink:href="#__RefHeading__26404_1454631700" text:style-name="Index_20_Link" text:visited-style-name="Index_20_Link">Vytvoření nové úrovně osnovy<text:tab/>19</text:a></text:p>
            <text:p text:style-name="P111"><text:a xlink:type="simple" xlink:href="#__RefHeading__35554009" text:style-name="Index_20_Link" text:visited-style-name="Index_20_Link">Změna vzhledu seznamu<text:tab/>20</text:a></text:p>
            <text:p text:style-name="P109"><text:a xlink:type="simple" xlink:href="#__RefHeading__8490_1209474805" text:style-name="Index_20_Link" text:visited-style-name="Index_20_Link">Přidávání obrázků, tabulek, grafů a multimédií<text:tab/>21</text:a></text:p>
            <text:p text:style-name="P110"><text:a xlink:type="simple" xlink:href="#__RefHeading__8492_1209474805" text:style-name="Index_20_Link" text:visited-style-name="Index_20_Link">Přidávání obrázků<text:tab/>21</text:a></text:p>
            <text:p text:style-name="P110"><text:a xlink:type="simple" xlink:href="#__RefHeading___Toc7586_238252581" text:style-name="Index_20_Link" text:visited-style-name="Index_20_Link">Přidávání tabulek<text:tab/>21</text:a></text:p>
            <text:p text:style-name="P110"><text:a xlink:type="simple" xlink:href="#__RefHeading__32442112" text:style-name="Index_20_Link" text:visited-style-name="Index_20_Link">Přidávání grafů<text:tab/>22</text:a></text:p>
            <text:p text:style-name="P110"><text:a xlink:type="simple" xlink:href="#__RefHeading__8494_1209474805" text:style-name="Index_20_Link" text:visited-style-name="Index_20_Link">Přidávání multimediálních souborů<text:tab/>22</text:a></text:p>
            <text:p text:style-name="P110"><text:a xlink:type="simple" xlink:href="#__RefHeading__8496_1209474805" text:style-name="Index_20_Link" text:visited-style-name="Index_20_Link">Přidávání grafiky, sešitů a jiných objektů<text:tab/>22</text:a></text:p>
            <text:p text:style-name="P109"><text:a xlink:type="simple" xlink:href="#__RefHeading__26370_1454631700" text:style-name="Index_20_Link" text:visited-style-name="Index_20_Link">Práce s předlohami snímků a se styly<text:tab/>23</text:a></text:p>
            <text:p text:style-name="P110"><text:a xlink:type="simple" xlink:href="#__RefHeading__9520_1209474805" text:style-name="Index_20_Link" text:visited-style-name="Index_20_Link">Styly<text:tab/>23</text:a></text:p>
            <text:p text:style-name="P110"><text:a xlink:type="simple" xlink:href="#__RefHeading__26372_1454631700" text:style-name="Index_20_Link" text:visited-style-name="Index_20_Link">Předlohy snímků<text:tab/>23</text:a></text:p>
            <text:p text:style-name="P110"><text:a xlink:type="simple" xlink:href="#__RefHeading___Toc29085_1691703164" text:style-name="Index_20_Link" text:visited-style-name="Index_20_Link">Vytvoření předlohy snímku<text:tab/>24</text:a></text:p>
            <text:p text:style-name="P110"><text:a xlink:type="simple" xlink:href="#__RefHeading__26376_1454631700" text:style-name="Index_20_Link" text:visited-style-name="Index_20_Link">Použití předlohy snímku<text:tab/>25</text:a></text:p>
            <text:p text:style-name="P110"><text:a xlink:type="simple" xlink:href="#__RefHeading__26378_1454631700" text:style-name="Index_20_Link" text:visited-style-name="Index_20_Link">Načítání dalších předloh snímků<text:tab/>25</text:a></text:p>
            <text:p text:style-name="P110"><text:a xlink:type="simple" xlink:href="#__RefHeading__26380_1454631700" text:style-name="Index_20_Link" text:visited-style-name="Index_20_Link">Úprava předlohy snímku<text:tab/>26</text:a></text:p>
            <text:p text:style-name="P110"><text:a xlink:type="simple" xlink:href="#__RefHeading__10112_270421594" text:style-name="Index_20_Link" text:visited-style-name="Index_20_Link">Přidávání textu, zápatí a polí na všechny snímky<text:tab/>28</text:a></text:p>
            <text:p text:style-name="P111"><text:a xlink:type="simple" xlink:href="#__RefHeading__7477_270421594" text:style-name="Index_20_Link" text:visited-style-name="Index_20_Link">Text<text:tab/>28</text:a></text:p>
            <text:p text:style-name="P111"><text:a xlink:type="simple" xlink:href="#__RefHeading__10114_270421594" text:style-name="Index_20_Link" text:visited-style-name="Index_20_Link">Zápatí<text:tab/>29</text:a></text:p>
            <text:p text:style-name="P111"><text:a xlink:type="simple" xlink:href="#__RefHeading__10116_270421594" text:style-name="Index_20_Link" text:visited-style-name="Index_20_Link">Pole<text:tab/>29</text:a></text:p>
            <text:p text:style-name="P109"><text:a xlink:type="simple" xlink:href="#__RefHeading__10118_270421594" text:style-name="Index_20_Link" text:visited-style-name="Index_20_Link">Přidávání komentářů do prezentace<text:tab/>30</text:a></text:p>
            <text:p text:style-name="P109"><text:a xlink:type="simple" xlink:href="#__RefHeading___Toc18592_1196800178" text:style-name="Index_20_Link" text:visited-style-name="Index_20_Link">Vytváření podkladů<text:tab/>31</text:a></text:p>
            <text:p text:style-name="P109"><text:a xlink:type="simple" xlink:href="#__RefHeading___Toc11389_100981998" text:style-name="Index_20_Link" text:visited-style-name="Index_20_Link">Vytvoření fotoalba<text:tab/>32</text:a></text:p>
            <text:p text:style-name="P109"><text:a xlink:type="simple" xlink:href="#__RefHeading__26410_1454631700" text:style-name="Index_20_Link" text:visited-style-name="Index_20_Link">Nastavení prezentace<text:tab/>33</text:a></text:p>
            <text:p text:style-name="P110"><text:a xlink:type="simple" xlink:href="#__RefHeading__8498_1209474805" text:style-name="Index_20_Link" text:visited-style-name="Index_20_Link">Jedna sada snímků pro více prezentací<text:tab/>33</text:a></text:p>
            <text:p text:style-name="P111"><text:a xlink:type="simple" xlink:href="#__RefHeading__10120_270421594" text:style-name="Index_20_Link" text:visited-style-name="Index_20_Link">Skrývání snímků<text:tab/>34</text:a></text:p>
            <text:p text:style-name="P111"><text:a xlink:type="simple" xlink:href="#__RefHeading__10122_270421594" text:style-name="Index_20_Link" text:visited-style-name="Index_20_Link">Vlastní prezentace<text:tab/>34</text:a></text:p>
            <text:p text:style-name="P110"><text:a xlink:type="simple" xlink:href="#__RefHeading__8500_1209474805" text:style-name="Index_20_Link" text:visited-style-name="Index_20_Link">Přechody mezi snímky<text:tab/>34</text:a></text:p>
            <text:p text:style-name="P110"><text:a xlink:type="simple" xlink:href="#__RefHeading__8502_1209474805" text:style-name="Index_20_Link" text:visited-style-name="Index_20_Link">Přechod na další snímek<text:tab/>34</text:a></text:p>
            <text:p text:style-name="P110"><text:a xlink:type="simple" xlink:href="#__RefHeading___Toc23643_1196800178" text:style-name="Index_20_Link" text:visited-style-name="Index_20_Link">Přehrávání zvuků<text:tab/>35</text:a></text:p>
            <text:p text:style-name="P110"><text:a xlink:type="simple" xlink:href="#__RefHeading___Toc18594_1196800178" text:style-name="Index_20_Link" text:visited-style-name="Index_20_Link">Animační efekty<text:tab/>35</text:a></text:p>
            <text:p text:style-name="P111"><text:a xlink:type="simple" xlink:href="#__RefHeading___Toc23645_1196800178" text:style-name="Index_20_Link" text:visited-style-name="Index_20_Link">Použití efektů animace<text:tab/>35</text:a></text:p>
            <text:p text:style-name="P109"><text:a xlink:type="simple" xlink:href="#__RefHeading__26412_1454631700" text:style-name="Index_20_Link" text:visited-style-name="Index_20_Link">Spuštění prezentace<text:tab/>36</text:a></text:p>
            <text:p text:style-name="P110"><text:a xlink:type="simple" xlink:href="#__RefHeading___Toc19167_295539903" text:style-name="Index_20_Link" text:visited-style-name="Index_20_Link">Obrazovka</text:a><text:a xlink:type="simple" xlink:href="#__RefHeading___Toc19167_295539903" text:style-name="Index_20_Link" text:visited-style-name="Index_20_Link"/><text:a xlink:type="simple" xlink:href="#__RefHeading___Toc19167_295539903" text:style-name="Index_20_Link" text:visited-style-name="Index_20_Link"> přednášejícího<text:tab/>37</text:a></text:p>
            <text:p text:style-name="P109"><text:a xlink:type="simple" xlink:href="#__RefHeading___Toc22439_2557641610" text:style-name="Index_20_Link" text:visited-style-name="Index_20_Link">Používání dálkového ovládání prezentace<text:tab/>38</text:a></text:p>
            <text:p text:style-name="P110"><text:a xlink:type="simple" xlink:href="#__RefHeading___Toc4855_1660564141" text:style-name="Index_20_Link" text:visited-style-name="Index_20_Link">Stažení dálkového ovládání prezentace<text:tab/>38</text:a></text:p>
            <text:p text:style-name="P110"><text:a xlink:type="simple" xlink:href="#__RefHeading___Toc4857_1660564141" text:style-name="Index_20_Link" text:visited-style-name="Index_20_Link">Připojení mobilního zařízení k počítači<text:tab/>38</text:a></text:p>
            <text:p text:style-name="P110"><text:a xlink:type="simple" xlink:href="#__RefHeading___Toc4861_1660564141" text:style-name="Index_20_Link" text:visited-style-name="Index_20_Link">Povolení dálkového ovládání v aplikaci Impress<text:tab/>38</text:a></text:p>
            <text:p text:style-name="P110"><text:a xlink:type="simple" xlink:href="#__RefHeading___Toc4863_1660564141" text:style-name="Index_20_Link" text:visited-style-name="Index_20_Link">Spuštění prezentace pomocí aplikace Impress Remote<text:tab/>38</text:a></text:p>
          </text:index-body>
        </text:table-of-content>
        <text:p text:style-name="Page_20_Break"/>
      </text:section>
      <text:h text:style-name="P121" text:outline-level="1"><text:bookmark-start text:name="__RefHeading___Toc181069_4065674847"/>Co je Impress?<text:alphabetical-index-mark text:string-value=" " text:key1="Powerpoint"/><text:alphabetical-index-mark text:string-value=" " text:key1="prezentace"/><text:bookmark-end text:name="__RefHeading___Toc181069_4065674847"/></text:h>
      <text:p text:style-name="P42"><text:alphabetical-index-mark-start text:id="IMark325066120" text:key1="features"/><text:alphabetical-index-mark text:string-value=" " text:key1="Impress"/>Impress<text:alphabetical-index-mark-end text:id="IMark325066120"/> je program balíku LibreOffice určený pro práci s prezentacemi. Pomocí něj můžeme vytvářet snímky, které obsahují mnoho různých prvků, včetně textu, odrážek a číslování, tabulek, grafů, klip artů a širokého rozsahu grafických objektů. Impress také obsahuje nástroj pro kontrolu pravopisu, slovník synonym, styly kresby, textu a styly pozadí.</text:p>
      <text:p text:style-name="P42">Tato kapitola obsahuje návody, které poslouží jako průvodce prostředím programu Impress při vytváření prezentací. Některé náročnější postupy jsou v této kapitole pouze zmíněny, podrobněji je naleznete popsány v příručce <text:span text:style-name="Emphasis">Impress Guide</text:span>. Uživatelům se zkušenostmi s tvorbou prezentací doporučujeme, aby jako zdroj informací použili právě příručku <text:span text:style-name="Emphasis">Impress Guide</text:span>.</text:p>
      <text:p text:style-name="P42">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 seznámit s <text:span text:style-name="Emphasis">kapitolou 3 - Používáme styly a šablony</text:span><text:span text:style-name="Character_5f_20_5f_style">,</text:span> a <text:span text:style-name="Emphasis">kapitolou 7 - Začínáme s programem Draw</text:span><text:span text:style-name="Character_5f_20_5f_style"> této příručky</text:span>. Možná budeme také chtít nahlédnout do příručky <text:span text:style-name="Emphasis">Draw Guide</text:span>, kde najdeme další podrobnosti o tom, jak používat kreslicí nástroje.</text:p>
      <text:h text:style-name="P115" text:outline-level="1"><text:bookmark-start text:name="__RefHeading__6663_1176140174"/>Spuštění programu Impress<text:bookmark-end text:name="__RefHeading__6663_1176140174"/></text:h>
      <text:p text:style-name="P91">Po spuštění Impressu se otevře dialogové okno Vyberte šablonu (obrázek <text:span text:style-name="T79"><text:sequence-ref text:reference-format="value" text:ref-name="refFigure0">1</text:sequence-ref></text:span>), zobrazené nad pracovní plochou. Toto okno lze vypnout. Dostupné šablony odpovídají dvěma standardním velikostem prezentací: poměry 4:3 a 16:9. Další velikosti snímků jsou k dispozici na postranní liště.</text:p>
      <text:p text:style-name="Figure"><draw:frame draw:style-name="fr2" draw:name="Frame1" text:anchor-type="as-char" svg:width="14.032cm" draw:z-index="4"><draw:text-box fo:min-height="10.67cm"><text:p text:style-name="Caption"><draw:frame draw:style-name="fr10" draw:name="Image7" text:anchor-type="paragraph" svg:width="14cm" svg:height="10.089cm" draw:z-index="5"><draw:image xlink:href="Pictures/10000201000002E8000002187911E4D21301C368.png" xlink:type="simple" xlink:show="embed" xlink:actuate="onLoad" loext:mime-type="image/png"/></draw:frame>Obrázek <text:sequence text:ref-name="refFigure0" text:name="Figure" text:formula="ooow:Figure+1" style:num-format="1">1</text:sequence>: Dialogové okno Vyberte šablonu</text:p></draw:text-box></draw:frame></text:p>
      <text:list xml:id="list2619014822" text:style-name="Heading_20_Tip">
        <text:list-item>
          <text:p text:style-name="P146">Tip</text:p>
        </text:list-item>
      </text:list>
      <text:p text:style-name="Text_20_Note">Chceme-li spustit Impress bez dialogu Vyberte šablonu, zrušíme výběr <text:span text:style-name="Strong_20_Emphasis">Zobrazit toto dialogové okno při startu</text:span> v levém dolním rohu dialogového okna nebo v nabídce <text:span text:style-name="Strong_20_Emphasis">Nástroje &gt; Možnosti &gt; LibreOffice Impress &gt; Obecné</text:span> zrušíme výběr <text:span text:style-name="Strong_20_Emphasis">Začít s výběrem šablony</text:span><text:span text:style-name="Character_5f_20_5f_style"> v sekci Nový dokument</text:span>.</text:p>
      <text:h text:style-name="P115" text:outline-level="1"><text:bookmark-start text:name="__RefHeading__12412_2111315184"/><text:soft-page-break/>Hlavní okno programu Impress<text:bookmark-end text:name="__RefHeading__12412_2111315184"/></text:h>
      <text:p text:style-name="P42"><text:alphabetical-index-mark text:string-value=" hlavní okno" text:key1="Impress"/>Hlavní okno programu Impress (obrázek <text:sequence-ref text:reference-format="value" text:ref-name="refFigure1">2</text:sequence-ref>) má tři části: <text:span text:style-name="Character_5f_20_5f_style">panel snímků</text:span>, <text:span text:style-name="Character_5f_20_5f_style">pracovní plochu</text:span> a <text:span text:style-name="Character_5f_20_5f_style">postranní lištu</text:span>. Nahoře je hlavní nabídka a obvykle nějaké nástrojové lišty. Tyto a další nástrojové lišty lze během vytváření prezentace zobrazit nebo skrýt.</text:p>
      <text:list xml:id="list195248191212595" text:continue-numbering="true" text:style-name="Heading_20_Tip">
        <text:list-item>
          <text:p text:style-name="P144">Tip</text:p>
        </text:list-item>
      </text:list>
      <text:p text:style-name="P30">Panely <text:span text:style-name="Character_5f_20_5f_style">Snímky</text:span> a <text:span text:style-name="Character_5f_20_5f_style">Postranní panel</text:span> lze zavřít klepnutím na <text:span text:style-name="Character_5f_20_5f_style">X</text:span> v jejich pravém horním rohu nebo zrušením zaškrtnutí u položek <text:span text:style-name="Strong_20_Emphasis">Zobrazit &gt; Panel Snímky</text:span> nebo <text:span text:style-name="Strong_20_Emphasis">Zobrazit &gt; Postranní panel</text:span> v hlavní nabídce. Opětovně je otevřeme tak, že v hlavní nabídce zvolíme <text:span text:style-name="Strong_20_Emphasis">Zobrazit &gt; Panel snímků</text:span> nebo <text:span text:style-name="Strong_20_Emphasis">Postranní lišta</text:span>.</text:p>
      <text:p text:style-name="P30"><text:span text:style-name="Character_5f_20_5f_style">Pracovní plochu</text:span> můžeme zvětšit na celou plochu okna i tak, že klepneme na značky <text:span text:style-name="Strong_20_Emphasis">Skrýt/Zobrazit</text:span> uprostřed svislého oddělovače na jejích stranách (zvýrazněné na obrázku <text:sequence-ref text:reference-format="value" text:ref-name="refFigure1">2</text:sequence-ref>). Pomocí těchto značek se panel snímků nebo postranní lišta skryjí, ale nezavřou. Zobrazíme je opětovným klepnutím na značky.</text:p>
      <text:h text:style-name="P123" text:outline-level="2"><text:bookmark-start text:name="__RefHeading___Toc19165_295539903"/>Pracovní plocha<text:bookmark-end text:name="__RefHeading___Toc19165_295539903"/></text:h>
      <text:p text:style-name="P42"><text:span text:style-name="Character_5f_20_5f_style">Pracovní plocha</text:span> (obvykle se nachází ve středu hlavního okna) se otevírá v zobrazení <text:span text:style-name="Character_5f_20_5f_style">Normální</text:span>. Obsahuje pět karet: <text:span text:style-name="Character_5f_20_5f_style">Normální</text:span>, <text:span text:style-name="Character_5f_20_5f_style">Osnova</text:span>, <text:span text:style-name="Character_5f_20_5f_style">Poznámky</text:span>, <text:span text:style-name="Character_5f_20_5f_style">Podklady</text:span>, a <text:span text:style-name="Character_5f_20_5f_style">Pořadač snímků</text:span>. Náhledy pracovního prostoru jsou popsány na straně <text:bookmark-ref text:reference-format="page" text:ref-name="__RefHeading__26344_1454631700">9</text:bookmark-ref>.</text:p>
      <text:p text:style-name="P4"><draw:frame draw:style-name="fr9" draw:name="Frame510" text:anchor-type="as-char" svg:width="17.027cm" draw:z-index="6"><draw:text-box fo:min-height="10.606cm"><text:p text:style-name="Caption"><draw:frame draw:style-name="fr10" draw:name="Image8" text:anchor-type="paragraph" svg:width="17.009cm" svg:height="10.16cm" draw:z-index="7"><draw:image xlink:href="Pictures/100002010000041800000272C6C99AA4B70183D1.png" xlink:type="simple" xlink:show="embed" xlink:actuate="onLoad" loext:mime-type="image/png"/></draw:frame>Obrázek <text:sequence text:ref-name="refFigure1" text:name="Figure" text:formula="ooow:Figure+1" style:num-format="1">2</text:sequence>: Hlavní okno programu Impress; ovály znázorňují značky pro zobrazení/skrytí panelů</text:p></draw:text-box></draw:frame></text:p>
      <text:h text:style-name="P124" text:outline-level="2"><text:bookmark-start text:name="__RefHeading___Toc150088_292858400"/>Hlavní nabídka<text:bookmark-end text:name="__RefHeading___Toc150088_292858400"/></text:h>
      <text:p text:style-name="P44">Hlavní nabídka Impress poskytuje několik nabídek společných pro všechny programy LibreOffice, ačkoli příkazy na nich se mohou lišit (Soubor, Úpravy, Zobrazit, Vložit, Formát, Nástroje, Okno, Nápověda) plus Snímek a Prezentace. Pokud vybereme jednu z nabídek, rozevře se podnabídka a zobrazí příkazy. Hlavní nabídku můžeme přizpůsobit; více informací o tomto tématu se nachází v <text:span text:style-name="Emphasis">kapitole 14 - Přizpůsobení LibreOffice</text:span>.</text:p>
      <text:h text:style-name="P123" text:outline-level="2"><text:bookmark-start text:name="__RefHeading__26334_1454631700"/><text:soft-page-break/>Panel snímků<text:bookmark-end text:name="__RefHeading__26334_1454631700"/></text:h>
      <text:p text:style-name="P42"><text:span text:style-name="Character_5f_20_5f_style">Panel snímků</text:span> obsahuje náhledy snímků prezentace v pořadí, v jakém se budou zobrazovat (pokud pořadí zobrazování nezměníme). Klepnutím na náhled v tomto panelu snímek vybereme a současně jej umístíme na <text:span text:style-name="Character_5f_20_5f_style">pracovní plochu</text:span>. Když je snímek v pracovním prostoru, můžeme na něm provádět změny.</text:p>
      <text:p text:style-name="P82">Některé operace lze v panelu snímků provádět na jednom nebo více snímcích:</text:p>
      <text:list xml:id="list2236182396" text:style-name="List_20_1">
        <text:list-item>
          <text:p text:style-name="P148">Přidat nové snímky do prezentace.</text:p>
        </text:list-item>
        <text:list-item>
          <text:p text:style-name="P148">Označit snímek jako skrytý, takže se v prezentaci nezobrazí.</text:p>
        </text:list-item>
        <text:list-item>
          <text:p text:style-name="P149">Smazat již nepotřebný snímek z prezentace.</text:p>
        </text:list-item>
        <text:list-item>
          <text:p text:style-name="P149">Přejmenovat snímek.</text:p>
        </text:list-item>
        <text:list-item>
          <text:p text:style-name="P149">Duplikovat snímek (kopírovat a vložit).</text:p>
        </text:list-item>
        <text:list-item>
          <text:p text:style-name="P150">Přesunout snímek na jiné místo v seznamu snímků přetažením na požadovanou pozici. Pokud pozice není v seznamu snímků viditelná, bude se seznam posouvat nahoru nebo dolů.</text:p>
        </text:list-item>
      </text:list>
      <text:p text:style-name="P82">Můžeme také provést následující operace, i když pro ně existují efektivnější způsoby než použití panelu snímků:</text:p>
      <text:list xml:id="list195248273305911" text:continue-numbering="true" text:style-name="List_20_1">
        <text:list-item>
          <text:p text:style-name="P149">Změnit typ přechodu mezi snímky následující za vybraným snímkem nebo za každým snímkem ve skupině.</text:p>
        </text:list-item>
        <text:list-item>
          <text:p text:style-name="P149">Změnit pořadí snímků v prezentaci.</text:p>
        </text:list-item>
        <text:list-item>
          <text:p text:style-name="P149">Změnit návrh snímku.</text:p>
        </text:list-item>
        <text:list-item>
          <text:p text:style-name="P149">Změnit návrh snímku najednou pro skupinu snímků.</text:p>
        </text:list-item>
      </text:list>
      <text:h text:style-name="P123" text:outline-level="2"><text:bookmark-start text:name="__RefHeading__26336_1454631700"/>Postranní lišta<text:bookmark-end text:name="__RefHeading__26336_1454631700"/></text:h>
      <text:p text:style-name="P43">Postranní lišta <text:span text:style-name="Character_5f_20_5f_style">programu Impress se nachází na pravé straně okna. Je podobná postranní lište v programu Writer (zobrazena v </text:span><text:span text:style-name="Emphasis">kapitole 1</text:span><text:span text:style-name="Character_5f_20_5f_style"> a </text:span><text:span text:style-name="Emphasis">kapitole 4</text:span><text:span text:style-name="Character_5f_20_5f_style"> této příručky) a obsahuje sedm </text:span>karet. Každá karta má svou ikonu na <text:alphabetical-index-mark text:string-value="Panel karet"/>panelu karet, nacházejícím se vpravo od postranní lišty. Chceme-li zobrazit kartu, klepneme na její ikonu nebo klepneme na malý trojúhelník nad ikonami a vybereme kartu z rozevíracího seznamu.</text:p>
      <text:p text:style-name="P13">Vlastnosti</text:p>
      <text:p text:style-name="P19">Tato karta má dva panely. Panel Snímek zobrazuje vlastnosti vybraného snímku, které můžeme v panelu upravovat, a dostupná rozvržení snímků. Můžeme zvolit rozvržení a použít jej, případně ho upravit podle vlastních požadavků. Vlastní rozvržení však není možné uložit. Viz „<text:span text:style-name="T96"><text:bookmark-ref text:reference-format="text" text:ref-name="__RefHeading__8486_1209474805">Výběr rozložení snímku</text:bookmark-ref></text:span>“ na straně <text:span text:style-name="T96"><text:bookmark-ref text:reference-format="page" text:ref-name="__RefHeading__8486_1209474805">13</text:bookmark-ref></text:span>.</text:p>
      <text:p text:style-name="P14">Přechod mezi snímky</text:p>
      <text:p text:style-name="P21">Poskytuje rychlý výběr možností přechodu snímku a rychlosti přechodu (pomalý, střední, rychlý), automatický nebo ruční přechod a dobu, po kterou by se měl vybraný snímek zobrazit (pouze automatický přechod). Další informace nalezneme v části „<text:span text:style-name="T94"><text:bookmark-ref text:reference-format="text" text:ref-name="__RefHeading__8500_1209474805">Přechody snímků</text:bookmark-ref></text:span>” na straně <text:span text:style-name="T94"><text:bookmark-ref text:reference-format="page" text:ref-name="__RefHeading__8500_1209474805">35</text:bookmark-ref></text:span>.</text:p>
      <text:p text:style-name="P13">Animace</text:p>
      <text:p text:style-name="P19">Ke zvýraznění nebo vylepšení různých prvků na snímku slouží celá řada animací. Tento panel poskytuje snadný způsob přidání, změny nebo odstranění animací. Viz strana <text:span text:style-name="T132"><text:bookmark-ref text:reference-format="page" text:ref-name="__RefHeading___Toc18594_1196800178">36</text:bookmark-ref></text:span>.</text:p>
      <text:p text:style-name="P14">Předlohy snímků</text:p>
      <text:p text:style-name="P20">Zde můžeme vybrat styl snímku v prezentaci. Impress nabízí několik předloh stránky. Jedna z nich (Výchozí) je prázdná a nemá definované žádné pozadí ani text. Další informace nalezneme v části „<text:span text:style-name="T94"><text:bookmark-ref text:reference-format="text" text:ref-name="__RefHeading__26370_1454631700">Práce s předlohami snímků a styly</text:bookmark-ref></text:span>” na straně <text:span text:style-name="T94"><text:bookmark-ref text:reference-format="page" text:ref-name="__RefHeading__26370_1454631700">23</text:bookmark-ref></text:span>.</text:p>
      <text:p text:style-name="P13">Styly</text:p>
      <text:p text:style-name="P24">Zde můžeme rychle použít styly kresby (grafické a textové) a styly prezentace, vytvářet nové styly kresby a otevřít dialogy stylů pro úpravu obou typů stylů. Pokud styl uložíme, změny se aplikují na všechny prvky prezentace, ve kterých je styl použit. Viz „<text:span text:style-name="T152"><text:bookmark-ref text:reference-format="text" text:ref-name="__RefHeading__9520_1209474805">Styly</text:bookmark-ref></text:span>” na straně <text:span text:style-name="T152"><text:bookmark-ref text:reference-format="page" text:ref-name="__RefHeading__9520_1209474805">24</text:bookmark-ref></text:span>.</text:p>
      <text:p text:style-name="P13"><text:soft-page-break/>Galerie</text:p>
      <text:p text:style-name="P26">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 Podrobnosti najdeme v příručce <text:span text:style-name="Emphasis">Impress Guide</text:span>.</text:p>
      <text:p text:style-name="P18">Navigátor</text:p>
      <text:p text:style-name="P26">Otevře Navigátor, pomocí nějž se můžeme rychle přesouvat mezi snímky nebo na snímcích vybírat objekty. Aby bylo možné snímky a objekty v prezentaci v Navigátoru snadno rozpoznat, je vhodné jim dávat smysluplné názvy. Podrobnosti najdeme v příručce <text:span text:style-name="Emphasis">Impress Guide</text:span>.</text:p>
      <text:h text:style-name="P123" text:outline-level="2"><text:bookmark-start text:name="__RefHeading__26340_1454631700"/>Nástrojové lišty<text:bookmark-end text:name="__RefHeading__26340_1454631700"/></text:h>
      <text:p text:style-name="P42"><text:alphabetical-index-mark text:string-value="nástrojové lišty"/>Během vytváření snímku lze použít mnoho nástrojových lišt. Lze je zobrazit nebo skrýt tak, že přejdeme do hlavní nabídky <text:span text:style-name="Strong_20_Emphasis">Zobrazit &gt; Panely nástrojů</text:span> a vybereme je z podnabídky. Více informací se nachází v <text:span text:style-name="Emphasis">kapitole 1 - Úvod do LibreOffice</text:span>.</text:p>
      <text:p text:style-name="P42">Mnohé nástrojové lišty v programu Impress se podobají lištám v programu Draw. Podrobnosti o dostupných funkcích a jejich použití se nacházejí v příručce <text:span text:style-name="Emphasis">Draw Guide</text:span>.</text:p>
      <text:h text:style-name="P123" text:outline-level="2"><text:bookmark-start text:name="__RefHeading__6665_1176140174"/>Stavový řádek<text:bookmark-end text:name="__RefHeading__6665_1176140174"/></text:h>
      <text:p text:style-name="P66"><text:span text:style-name="Character_5f_20_5f_style">Stavový řádek</text:span> (obrázek <text:sequence-ref text:reference-format="value" text:ref-name="refFigure2">3</text:sequence-ref>) se nachází v dolní části okna programu Impress. Obsahuje informace, které mohou být při práci s prezentací užitečné. Podrobnosti o obsahu a použití těchto polí najdeme v <text:span text:style-name="Emphasis">kapitole 1 - Úvod do LibreOffice</text:span><text:span text:style-name="Character_5f_20_5f_style">,</text:span> této příručky a <text:span text:style-name="Character_5f_20_5f_style"> </text:span><text:span text:style-name="Emphasis">kapitole 1 - Úvod do Draw</text:span><text:span text:style-name="Character_5f_20_5f_style"> v příručce </text:span><text:span text:style-name="Emphasis">Impress Guide</text:span>.</text:p>
      <text:p text:style-name="P67">Stavový řádek lze skrýt tak, že v hlavní nabídce zvolíme <text:span text:style-name="Strong_20_Emphasis">Zobrazit</text:span> a zrušíme zaškrtnutí položky <text:span text:style-name="Strong_20_Emphasis">Stavový řádek</text:span>.</text:p>
      <text:p text:style-name="P5"><draw:frame draw:style-name="fr3" draw:name="Frame13" text:anchor-type="as-char" svg:width="17cm" draw:z-index="12"><draw:text-box fo:min-height="2.88cm"><text:p text:style-name="P6"><draw:frame draw:style-name="fr12" draw:name="Image4" text:anchor-type="paragraph" svg:width="17cm" style:rel-width="100%" svg:height="2.88cm" style:rel-height="scale" draw:z-index="13"><draw:image xlink:href="Pictures/10000201000002B800000076A804089DF9BE7EA9.png" xlink:type="simple" xlink:show="embed" xlink:actuate="onLoad" loext:mime-type="image/png"/></draw:frame><text:line-break/>Obrázek <text:sequence text:ref-name="refFigure2" text:name="Figure" text:formula="ooow:Figure+1" style:num-format="1">3</text:sequence>: Stavový řádek</text:p></draw:text-box></draw:frame></text:p>
      <text:p text:style-name="P82">Zleva doprava se na stavovém řádku nachází:</text:p>
      <text:p text:style-name="Definition_20_Term">Číslo snímku</text:p>
      <text:p text:style-name="Text_20_body_20_indent"><text:span text:style-name="Character_5f_20_5f_style">Číslo snímku, který je na pracovní ploše aktuálně zobrazen, a celkový počet snímků v prezentaci.</text:span></text:p>
      <text:p text:style-name="Definition_20_Term">Informační oblast</text:p>
      <text:p text:style-name="P27"><text:span text:style-name="Character_5f_20_5f_style">Mění se v závislosti na vybraném objektu na snímku. Příklady jsou uvedeny v následující tabulce.</text:span></text:p>
      <table:table table:name="Table11" table:style-name="Table11">
        <table:table-column table:style-name="Table11.A"/>
        <table:table-column table:style-name="Table11.B"/>
        <table:table-row table:style-name="Table11.1">
          <table:table-cell table:style-name="Table11.A1" office:value-type="string">
            <text:p text:style-name="P96">Příklad výběru</text:p>
          </table:table-cell>
          <table:table-cell table:style-name="Table11.B1" office:value-type="string">
            <text:p text:style-name="P96">Příklady zobrazených informací</text:p>
          </table:table-cell>
        </table:table-row>
        <table:table-row>
          <table:table-cell table:style-name="Table11.A2" office:value-type="string">
            <text:p text:style-name="P94">Oblast textu</text:p>
          </table:table-cell>
          <table:table-cell table:style-name="Table11.B2" office:value-type="string">
            <text:p text:style-name="P94">Editor textu: Odstavec x, Řádek y, Sloupec z</text:p>
          </table:table-cell>
        </table:table-row>
        <table:table-row>
          <table:table-cell table:style-name="Table11.A2" office:value-type="string">
            <text:p text:style-name="P94">Grafy, sešity</text:p>
          </table:table-cell>
          <table:table-cell table:style-name="Table11.B2" office:value-type="string">
            <text:p text:style-name="P94">Vybráno: vložený objekt (OLE)</text:p>
          </table:table-cell>
        </table:table-row>
        <table:table-row>
          <table:table-cell table:style-name="Table11.A2" office:value-type="string">
            <text:p text:style-name="P94">Obrázky</text:p>
          </table:table-cell>
          <table:table-cell table:style-name="Table11.B2" office:value-type="string">
            <text:p text:style-name="P94">Vybráno: Rastrový obrázek s průhledností</text:p>
          </table:table-cell>
        </table:table-row>
      </table:table>
      <text:p text:style-name="Definition_20_Term"><text:soft-page-break/>Název předlohy snímku</text:p>
      <text:p text:style-name="P23"><text:span text:style-name="Character_5f_20_5f_style">Styl přiřazený snímku, podkladům nebo poznámkám, které jsou aktuálně zobrazeny na pracovní ploše. Klepnutím pravým tlačítkem myši zobrazíme seznam dostupných hlavních snímků; vybereme jeden a použijeme jej na vybraný snímek. Poklepáním otevřeme dialogové okno Dostupné předlohy snímků (viz strana </text:span><text:span text:style-name="Character_5f_20_5f_style"><text:sequence-ref text:reference-format="page" text:ref-name="refFigure21">27</text:sequence-ref></text:span><text:span text:style-name="Character_5f_20_5f_style">).</text:span></text:p>
      <text:p text:style-name="Definition_20_Term"><text:span text:style-name="Character_5f_20_5f_style">Pozice kurzoru</text:span></text:p>
      <text:p text:style-name="P22">Pozice kurzoru nebo levého horního rohu výběru měřená od levého horního rohu snímku, za kterou následuje šířka a výška výběru nebo textového pole, ve kterém se kurzor nachází. Velikosti jsou udávány v aktuální měrné jednotce, která je definována v <text:span text:style-name="Strong_20_Emphasis">Nástroje &gt; Možnosti &gt; LibreOffice Impress &gt; Obecné</text:span>.</text:p>
      <text:p text:style-name="P16">Velikost objektu</text:p>
      <text:p text:style-name="P28">Označuje velikost vybraného objektu na snímku.</text:p>
      <text:p text:style-name="P16">Neuložené změny</text:p>
      <text:p text:style-name="P29">Tato ikona označuje, že v prezentaci jsou neuložené změny.</text:p>
      <text:p text:style-name="P16">Digitální podpisy</text:p>
      <text:p text:style-name="P29">Označuje, zda má prezentace digitální podpis.</text:p>
      <text:p text:style-name="P16">Jazyk textu</text:p>
      <text:p text:style-name="P29">Označuje jazyk používaný pro jakýkoli text v prezentaci.</text:p>
      <text:p text:style-name="P17">Přizpůsobit snímek</text:p>
      <text:p text:style-name="P29">Po klepnutí na tuto ikonu se snímek přiblíží tak, aby se vešel na pracovní plochu.</text:p>
      <text:p text:style-name="P16">Posuvník měřítka zobrazení</text:p>
      <text:p text:style-name="P27">Při pohybu posuvníku se mění přiblížení snímku na pracovní ploše.</text:p>
      <text:p text:style-name="P17">Procento zvětšení</text:p>
      <text:p text:style-name="P29">Označuje úroveň přiblížení snímku zobrazeného na pracovní ploše.</text:p>
      <text:h text:style-name="P115" text:outline-level="1"><text:bookmark-start text:name="__RefHeading__26344_1454631700"/>Zobrazení pracovní plochy<text:bookmark-end text:name="__RefHeading__26344_1454631700"/></text:h>
      <text:p text:style-name="Text_20_body">Pracovní plocha Impress má čtyři zobrazení: <text:span text:style-name="Strong_20_Emphasis">Normální</text:span>, <text:span text:style-name="Strong_20_Emphasis">Osnova</text:span>, <text:span text:style-name="Strong_20_Emphasis">Poznámky</text:span> a <text:span text:style-name="Strong_20_Emphasis">Pořadač snímků</text:span>. Řadu tlačítek Zobrazit můžeme zobrazit nad pracovní plochou volbou <text:span text:style-name="Strong_20_Emphasis">Zobrazit &gt; Lišta karet se zobrazeními</text:span> v hlavní nabídce nebo mezi nimi můžeme přepínat pomocí položek v nabídce Zobrazit.</text:p>
      <text:p text:style-name="Text_20_body">Každé ze zobrazení pracovní plochy je určeno k tomu, aby usnadnilo jisté úlohy. Je proto výhodné se s nimi blíže seznámit, aby tyto úlohy byly rychle splněny.</text:p>
      <text:list xml:id="list195250036178431" text:continue-list="list2972113823" text:style-name="Heading_20_Note">
        <text:list-item>
          <text:p text:style-name="P138">Poznámka</text:p>
        </text:list-item>
      </text:list>
      <text:p text:style-name="P100">Pro každé zobrazení pracovní plochy se zobrazuje jiná sada nástrojových lišt. Tyto sady nástrojových lišt může upravit v hlavní nabídce <text:span text:style-name="Strong_20_Emphasis">Zobrazit &gt; Nástrojové lišta</text:span>, kde jednotlivé lišty zaškrtneme, nebo jejich zaškrtnutí zrušíme.</text:p>
      <text:h text:style-name="P123" text:outline-level="2"><text:bookmark-start text:name="__RefHeading__26346_1454631700"/>Normální pohled<text:bookmark-end text:name="__RefHeading__26346_1454631700"/></text:h>
      <text:p text:style-name="P35"><text:span text:style-name="Strong_20_Emphasis">Zobrazit &gt; Normální</text:span><text:span text:style-name="Character_5f_20_5f_style"> </text:span>je hlavním zobrazením, určeným pro práci s jednotlivými snímky. Používá se pro formátování a úpravu vzhledu, přidávání textu, obrázků a animací.</text:p>
      <text:p text:style-name="P42">Chceme-li snímek umístit na pracovní plochu (v běžném zobrazení) (obrázek <text:sequence-ref text:reference-format="value" text:ref-name="refFigure1">2</text:sequence-ref><text:s/>na straně <text:sequence-ref text:reference-format="page" text:ref-name="refFigure1">6</text:sequence-ref>), klepneme na jeho náhled na panelu snímků nebo poklepeme na jeho název v okně Navigátor.</text:p>
      <text:h text:style-name="P123" text:outline-level="2"><text:bookmark-start text:name="__RefHeading__26348_1454631700"/>Zobrazení osnovy<text:bookmark-end text:name="__RefHeading__26348_1454631700"/></text:h>
      <text:p text:style-name="P35"><text:span text:style-name="Strong_20_Emphasis">Zobrazit &gt; Osnova</text:span><text:span text:style-name="Character_5f_20_5f_style"> </text:span>(obrázek <text:sequence-ref text:reference-format="value" text:ref-name="refFigure3">4</text:sequence-ref>) obsahuje všechny snímky prezentace v jejich číslovaném pořadí. V podobě osnovy zobrazuje pro každý snímek nadpisy a odrážkové a číslované seznamy.</text:p>
      <text:p text:style-name="Figure"><text:soft-page-break/><draw:frame draw:style-name="fr2" draw:name="Frame3" text:anchor-type="as-char" svg:width="9.991cm" draw:z-index="14"><draw:text-box fo:min-height="10.539cm"><text:p text:style-name="Caption"><draw:frame draw:style-name="fr26" draw:name="Image10" text:anchor-type="paragraph" svg:width="9.991cm" svg:height="10.035cm" draw:z-index="15"><draw:image xlink:href="Pictures/10000201000002DB000002FE3FA7818762C1194D.png" xlink:type="simple" xlink:show="embed" xlink:actuate="onLoad" loext:mime-type="image/png"/></draw:frame>Obrázek <text:sequence text:ref-name="refFigure3" text:name="Figure" text:formula="ooow:Figure+1" style:num-format="1">4</text:sequence>: Zobrazení osnovy</text:p></draw:text-box></draw:frame></text:p>
      <text:p text:style-name="P87">Pomocí zobrazení osnovy můžeme provádět následující úkoly:</text:p>
      <text:list xml:id="list195249406834291" text:continue-list="list195248273305911" text:style-name="List_20_1">
        <text:list-item>
          <text:p text:style-name="P151">Rychle vkládat text pro rychlé vytváření a úpravu obsahu.</text:p>
        </text:list-item>
        <text:list-item>
          <text:p text:style-name="P156">Provádět změny v textu snímku:</text:p>
        </text:list-item>
      </text:list>
      <text:list xml:id="list39719589" text:style-name="List_20_2">
        <text:list-item>
          <text:p text:style-name="P157">Přidávání a odstraňování textu na snímku, stejně jako v běžném zobrazení.</text:p>
        </text:list-item>
        <text:list-item>
          <text:p text:style-name="P157">Přesun odstavců textu na vybraném snímku směrem nahoru a dolů pomocí šipek (<text:span text:style-name="Strong_20_Emphasis">Přesunout nahoru</text:span> nebo <text:span text:style-name="Strong_20_Emphasis">Přesunout dolů</text:span>) na nástrojové liště Formátování textu.</text:p>
        </text:list-item>
        <text:list-item>
          <text:p text:style-name="P157">Změnit úroveň osnovy pro libovolný odstavec snímku pomocí šipek doleva a doprava (<text:span text:style-name="Strong_20_Emphasis">O úroveň výš</text:span> nebo <text:span text:style-name="Strong_20_Emphasis">O úroveň níž</text:span>) na nástrojové liště Formátování textu.</text:p>
        </text:list-item>
      </text:list>
      <text:p text:style-name="Figure"><draw:frame draw:style-name="fr2" draw:name="Frame14" text:anchor-type="as-char" svg:width="11.017cm" draw:z-index="16"><draw:text-box fo:min-height="8.527cm"><text:p text:style-name="Caption"><draw:frame draw:style-name="fr25" draw:name="Image19" text:anchor-type="paragraph" svg:width="10.01cm" style:rel-width="91%" svg:height="8.026cm" style:rel-height="scale" draw:z-index="18"><draw:image xlink:href="Pictures/10000201000002EC0000028D6605C79FC3D79373.png" xlink:type="simple" xlink:show="embed" xlink:actuate="onLoad" loext:mime-type="image/png"/></draw:frame>Obrázek <text:sequence text:ref-name="refFigure4" text:name="Figure" text:formula="ooow:Figure+1" style:num-format="1">5</text:sequence>: Zobrazení poznámek</text:p></draw:text-box></draw:frame></text:p>
      <text:h text:style-name="P123" text:outline-level="2"><text:bookmark-start text:name="__RefHeading__26350_1454631700"/><text:soft-page-break/>Zobrazení poznámek<text:bookmark-end text:name="__RefHeading__26350_1454631700"/></text:h>
      <text:p text:style-name="P62"><text:span text:style-name="Character_5f_20_5f_style">Pomocí </text:span><text:span text:style-name="Strong_20_Emphasis">Zobrazit &gt; Poznámky</text:span><text:span text:style-name="Character_5f_20_5f_style"> </text:span>(obrázek <text:sequence-ref text:reference-format="value" text:ref-name="refFigure4">5</text:sequence-ref>) můžeme do snímku přidat poznámky. Tyto poznámky slouží pouze pro informaci a publiku se během prezentace nezobrazí. Klepneme na slova <text:span text:style-name="Strong_20_Emphasis">Klikněte pro vložení poznámek</text:span> a začneme psát.</text:p>
      <text:p text:style-name="P63">Velikost textového pole pro poznámky můžeme změnit pomocí barevných úchytů, které se zobrazí po klepnutí na okraje pole. Chceme-li změnit styl textu, klepneme na kartu <text:span text:style-name="Strong_20_Emphasis">Styly</text:span> v postranní liště a vybereme <text:span text:style-name="Strong_20_Emphasis">Poznámky</text:span>.</text:p>
      <text:h text:style-name="P123" text:outline-level="2"><text:bookmark-start text:name="__RefHeading__5575_1091516371"/>Zobrazení Pořadač snímků<text:bookmark-end text:name="__RefHeading__5575_1091516371"/></text:h>
      <text:p text:style-name="P42"><text:span text:style-name="Strong_20_Emphasis">Zobrazit &gt; Pořadač snímků</text:span> (obrázek <text:sequence-ref text:reference-format="value" text:ref-name="refFigure5">6</text:sequence-ref>) obsahuje náhledy všech snímků. V tomto zobrazení můžeme pracovat jak se skupinami snímků, tak s jednotlivými snímky.</text:p>
      <text:p text:style-name="Figure"><draw:frame draw:style-name="fr2" draw:name="Frame5" text:anchor-type="as-char" svg:width="17cm" draw:z-index="19"><draw:text-box fo:min-height="7.814cm"><text:p text:style-name="Caption"><draw:frame draw:style-name="fr24" draw:name="Image12" text:anchor-type="paragraph" svg:width="17cm" style:rel-width="100%" svg:height="7.31cm" style:rel-height="scale" draw:z-index="20"><draw:image xlink:href="Pictures/10000201000005A10000041B584D19FA87C79F31.png" xlink:type="simple" xlink:show="embed" xlink:actuate="onLoad" loext:mime-type="image/png"/></draw:frame>Obrázek <text:sequence text:ref-name="refFigure5" text:name="Figure" text:formula="ooow:Figure+1" style:num-format="1">6</text:sequence>: Zobrazení Pořadač snímků</text:p></draw:text-box></draw:frame></text:p>
      <text:h text:style-name="P135" text:outline-level="3"><text:bookmark-start text:name="__RefHeading__5577_1091516371"/>Přizpůsobení zobrazení Pořadač snímků<text:bookmark-end text:name="__RefHeading__5577_1091516371"/></text:h>
      <text:p text:style-name="P82">Chceme-li změnit počet  snímků na řádek:</text:p>
      <text:list xml:id="list610254445" text:style-name="Numbering_20_1">
        <text:list-item text:start-value="1">
          <text:p text:style-name="P159">Zvolíme <text:span text:style-name="Strong_20_Emphasis">Zobrazit &gt; Nástrojové lišty</text:span> a vybereme <text:span text:style-name="Character_5f_20_5f_style">Pořadač snímků</text:span> a <text:span text:style-name="Character_5f_20_5f_style">Pohled na snímky</text:span>, čímž zobrazíme či skryjeme příslušné lišty (obrázek <text:sequence-ref text:reference-format="value" text:ref-name="refFigure7">8</text:sequence-ref>).</text:p>
        </text:list-item>
        <text:list-item>
          <text:p text:style-name="P159">Upravíme počet snímků (maximum je 15).</text:p>
        </text:list-item>
      </text:list>
      <text:p text:style-name="P4"><draw:frame draw:style-name="fr3" draw:name="Frame4" text:anchor-type="as-char" svg:width="9.178cm" draw:z-index="21"><draw:text-box fo:min-height="2.35cm"><text:p text:style-name="Figure"><draw:frame draw:style-name="fr12" draw:name="Image11" text:anchor-type="paragraph" svg:width="9.178cm" style:rel-width="100%" svg:height="2.35cm" style:rel-height="scale" draw:z-index="23"><draw:image xlink:href="Pictures/100002010000015000000056A9451B4C1005EF0E.png" xlink:type="simple" xlink:show="embed" xlink:actuate="onLoad" loext:mime-type="image/png"/></draw:frame><text:line-break/>Obrázek <text:sequence text:ref-name="refFigure6" text:name="Figure" text:formula="ooow:Figure+1" style:num-format="1">7</text:sequence>: Nástrojové lišty Pořadač snímků a Pohled na snímky</text:p></draw:text-box></draw:frame></text:p>
      <text:h text:style-name="P134" text:outline-level="3"><text:bookmark-start text:name="__RefHeading__9162_582833214"/>Přesouvání snímků pomocí pořadače snímků<text:bookmark-end text:name="__RefHeading__9162_582833214"/></text:h>
      <text:p text:style-name="P82">Chceme-li v pořadači přesunout snímek prezentace:</text:p>
      <text:list xml:id="list195249598432645" text:continue-list="list610254445" text:style-name="Numbering_20_1">
        <text:list-item text:start-value="1">
          <text:p text:style-name="P159">Klepnutím na snímek jej vybereme.</text:p>
        </text:list-item>
        <text:list-item>
          <text:p text:style-name="P159">Snímek přetáhneme na požadované místo.</text:p>
        </text:list-item>
      </text:list>
      <text:h text:style-name="P134" text:outline-level="3"><text:bookmark-start text:name="__RefHeading__9164_582833214"/><text:soft-page-break/>Výběr a přesouvání skupiny snímků<text:bookmark-end text:name="__RefHeading__9164_582833214"/></text:h>
      <text:p text:style-name="P82"><text:reference-mark-start text:name="Selecting a group of slides"/>Chceme-li vybrat skupinu<text:reference-mark-end text:name="Selecting a group of slides"/> snímků, použijeme některý z následujících způsobů:</text:p>
      <text:list xml:id="list195249392310666" text:continue-list="list195249406834291" text:style-name="List_20_1">
        <text:list-item>
          <text:p text:style-name="P149">Pomocí klávesy <text:span text:style-name="Keystroke">Ctrl</text:span> – klepneme na první snímek, a zatímco držíme klávesu <text:span text:style-name="Keystroke">Ctrl</text:span>, vybereme ostatní požadované snímky.</text:p>
        </text:list-item>
        <text:list-item>
          <text:p text:style-name="P149">Pomocí klávesy <text:span text:style-name="Keystroke">Shift</text:span> – klepneme na první snímek, a zatímco držíme klávesu <text:span text:style-name="Keystroke">Shift</text:span>, vybereme poslední snímek skupiny. Všechny snímky mezi prvním a posledním se vyberou.</text:p>
        </text:list-item>
        <text:list-item>
          <text:p text:style-name="P149">Pomocí myši – klepneme vedle (vpravo nebo vlevo) prvního snímku, který chceme vybrat. Podržíme levé tlačítko myši a táhneme ukazatelem myši, dokud nejsou vybrány všechny požadované snímky.</text:p>
        </text:list-item>
      </text:list>
      <text:p text:style-name="P82">Chceme-li přesunout skupinu snímků, vybereme je a poté skupinu přetáhneme na nové místo.</text:p>
      <text:h text:style-name="P134" text:outline-level="3"><text:bookmark-start text:name="__RefHeading__9166_582833214"/>Práce v zobrazení Pořadač snímků<text:bookmark-end text:name="__RefHeading__9166_582833214"/></text:h>
      <text:p text:style-name="P42">V zobrazení Pořadač snímků můžeme se snímky pracovat stejně jako na panelu snímků. Chceme-li provést změny, klepneme pravým tlačítkem na snímek a zvolíme některou z následujících položek místní nabídky:</text:p>
      <text:list xml:id="list195249558356185" text:continue-numbering="true" text:style-name="List_20_1">
        <text:list-item>
          <text:p text:style-name="P149"><text:span text:style-name="Character_5f_20_5f_style">Nový snímek</text:span> – přidá nový snímek za vybraný snímek (viz „<text:bookmark-ref text:reference-format="text" text:ref-name="__RefHeading__4707_1091516371">Nový snímek</text:bookmark-ref>” na straně <text:bookmark-ref text:reference-format="page" text:ref-name="__RefHeading__4707_1091516371">12</text:bookmark-ref>).</text:p>
        </text:list-item>
        <text:list-item>
          <text:p text:style-name="P149"><text:span text:style-name="Character_5f_20_5f_style">Duplikovat snímek</text:span> – vytvoří kopii vybraného snímku a umístí ji hned za vybraný snímek (viz „<text:bookmark-ref text:reference-format="text" text:ref-name="__RefHeading__4709_1091516371">Duplikovat snímek</text:bookmark-ref>” na straně <text:bookmark-ref text:reference-format="page" text:ref-name="__RefHeading__4709_1091516371">12</text:bookmark-ref>).</text:p>
        </text:list-item>
        <text:list-item>
          <text:p text:style-name="P152"><text:span text:style-name="Character_5f_20_5f_style">Přejmenovat snímek</text:span> – přejmenuje vybraný snímek.</text:p>
        </text:list-item>
        <text:list-item>
          <text:p text:style-name="P152"><text:span text:style-name="Character_5f_20_5f_style"> Skrýt snímek</text:span> – skryté snímky se během prezentace nezobrazují.</text:p>
        </text:list-item>
        <text:list-item>
          <text:p text:style-name="P152"><text:span text:style-name="Character_5f_20_5f_style">Smazat snímek</text:span> – smaže vybraný snímek.</text:p>
        </text:list-item>
        <text:list-item>
          <text:p text:style-name="P149"><text:span text:style-name="Character_5f_20_5f_style">Rozvržení</text:span> – vybereme jiné rozvržení pro vybraný snímek.</text:p>
        </text:list-item>
        <text:list-item>
          <text:p text:style-name="P149"><text:span text:style-name="Character_5f_20_5f_style">Přesunout</text:span> – přesune vybraný snímek nahoru nebo dolů nebo na první nebo poslední pozici.</text:p>
        </text:list-item>
        <text:list-item>
          <text:p text:style-name="P149"><text:span text:style-name="Character_5f_20_5f_style">Vyjmout</text:span> – odstraní vybraný snímek a vloží jej do schránky.</text:p>
        </text:list-item>
        <text:list-item>
          <text:p text:style-name="P149"><text:span text:style-name="Character_5f_20_5f_style">Kopírovat</text:span> – zkopíruje vybraný snímek do schránky bez jeho odstranění.</text:p>
        </text:list-item>
        <text:list-item>
          <text:p text:style-name="P149"><text:span text:style-name="Character_5f_20_5f_style"> Vložit</text:span> – vloží snímek ze schránky za vybraný snímek.</text:p>
        </text:list-item>
      </text:list>
      <text:h text:style-name="Heading_20_1" text:outline-level="1"><text:bookmark-start text:name="__RefHeading__26362_1454631700"/>Formátování prezentace<text:bookmark-end text:name="__RefHeading__26362_1454631700"/></text:h>
      <text:h text:style-name="P123" text:outline-level="2"><text:bookmark-start text:name="__RefHeading__8484_1209474805"/>Vkládání snímků<text:bookmark-end text:name="__RefHeading__8484_1209474805"/></text:h>
      <text:h text:style-name="P134" text:outline-level="3"><text:bookmark-start text:name="__RefHeading__4707_1091516371"/>Nový snímek<text:bookmark-end text:name="__RefHeading__4707_1091516371"/></text:h>
      <text:p text:style-name="P82">Nový snímek lze za vybraný snímek vložit do prezentace některým z těchto způsobů:</text:p>
      <text:list xml:id="list195248752120114" text:continue-numbering="true" text:style-name="List_20_1">
        <text:list-item>
          <text:p text:style-name="P153">Použijeme <text:span text:style-name="Strong_20_Emphasis">Snímek &gt; Nový snímek</text:span><text:span text:style-name="Character_5f_20_5f_style"> </text:span>v hlavní nabídce.</text:p>
        </text:list-item>
        <text:list-item>
          <text:p text:style-name="P153">Na panelu snímků nebo v zobrazení Pořadač snímků klepneme na snímek pravým tlačítkem myši a v místní nabídce zvolíme <text:span text:style-name="Strong_20_Emphasis">Nový snímek</text:span>.</text:p>
        </text:list-item>
        <text:list-item>
          <text:p text:style-name="List_20_1">Klepneme na ikonu <text:span text:style-name="Strong_20_Emphasis">Nový snímek</text:span> na nástrojové liště Prezentace. Zde také můžeme vybrat rozvržení nového snímku klepnutím na ikonu malé šipky dolů. Pokud není nástrojová lišta Prezentace viditelná, zvolíme v hlavní nabídce <text:span text:style-name="Strong_20_Emphasis">Zobrazit &gt; Nástrojové lišty</text:span> a vybereme ze seznamu <text:span text:style-name="Strong_20_Emphasis">Prezentace</text:span>.</text:p>
        </text:list-item>
        <text:list-item>
          <text:p text:style-name="List_20_1">Zmáčkneme <text:span text:style-name="Keystroke">Ctrl + M</text:span>.</text:p>
        </text:list-item>
      </text:list>
      <text:h text:style-name="P134" text:outline-level="3"><text:bookmark-start text:name="__RefHeading__4709_1091516371"/>Duplikovat snímek<text:bookmark-end text:name="__RefHeading__4709_1091516371"/></text:h>
      <text:p text:style-name="P42">Někdy je vhodné místo nového snímku vytvořit kopii již existujícího snímku. Chceme-li snímek duplikovat:</text:p>
      <text:list xml:id="list195249871292913" text:continue-list="list195249598432645" text:style-name="Numbering_20_1">
        <text:list-item text:start-value="1">
          <text:p text:style-name="P159">Vybereme požadovaný snímek na panelu snímků.</text:p>
        </text:list-item>
        <text:list-item>
          <text:p text:style-name="P160">Poté buď:</text:p>
        </text:list-item>
      </text:list>
      <text:list xml:id="list195248654511908" text:continue-list="list39719589" text:style-name="List_20_2">
        <text:list-item>
          <text:p text:style-name="List_20_2"><text:soft-page-break/>Použijeme <text:span text:style-name="Strong_20_Emphasis">Snímek &gt; Duplikovat snímek</text:span> v hlavní nabídce.</text:p>
        </text:list-item>
        <text:list-item>
          <text:p text:style-name="P157">V panelu snímků nebo v zobrazení Pořadač snímků na snímek klepneme pravým tlačítkem myši a v místní nabídce zvolíme <text:span text:style-name="Strong_20_Emphasis">Duplikovat snímek</text:span>.</text:p>
        </text:list-item>
        <text:list-item>
          <text:p text:style-name="P157">Klepneme na malý trojúhelník vpravo od ikony <text:span text:style-name="Character_5f_20_5f_style">Snímek</text:span> na nástrojové liště Prezentace a v místní nabídce zvolíme <text:span text:style-name="Strong_20_Emphasis">Duplikovat snímek</text:span>.</text:p>
        </text:list-item>
      </text:list>
      <text:list xml:id="list195248472275370" text:continue-list="list195249871292913" text:style-name="Numbering_20_1">
        <text:list-item>
          <text:p text:style-name="P159">Duplikovaný snímek se v prezentaci přidá za vybraný snímek.</text:p>
        </text:list-item>
      </text:list>
      <text:h text:style-name="P123" text:outline-level="2"><text:bookmark-start text:name="__RefHeading__8486_1209474805"/>Výběr rozvržení snímku<text:bookmark-end text:name="__RefHeading__8486_1209474805"/></text:h>
      <text:p text:style-name="P42">První snímek prezentace je obvykle titulní snímek. K tomu můžeme použít prázdné rozvržení nebo některé rozvržení s nadpisem.</text:p>
      <text:list xml:id="list195250094082342" text:continue-list="list195248752120114" text:style-name="List_20_1">
        <text:list-item>
          <text:p text:style-name="List_20_1">Na postranní liště na kartě Vlastnosti otevřeme panel <text:span text:style-name="Character_5f_20_5f_style">Rozvržení</text:span> a zobrazíme dostupné rozvržení (obrázek <text:sequence-ref text:reference-format="value" text:ref-name="refFigure7">8</text:sequence-ref>).</text:p>
        </text:list-item>
        <text:list-item>
          <text:p text:style-name="List_20_1">Nebo klepneme na ikonu <text:span text:style-name="Character_5f_20_5f_style">Rozvržení snímku</text:span> na nástrojové liště Prezentace a zobrazíme dostupné rozvržení (obrázek <text:span text:style-name="T105"><text:sequence-ref text:reference-format="value" text:ref-name="refFigure8">9</text:sequence-ref></text:span>).</text:p>
        </text:list-item>
      </text:list>
      <text:p text:style-name="P45">Chceme­li zadat nadpis, pokud jsme zvolili některé z rozvržení s nadpisem, klepneme na <text:span text:style-name="Strong_20_Emphasis">Klikněte pro vložení nadpisu</text:span> <text:span text:style-name="Character_5f_20_5f_style"/>a poté zadáme text nadpisu. Chceme-li přidat textový obsah, v závislosti na vybraném rozvržení snímku, klepneme na <text:span text:style-name="Strong_20_Emphasis">Klikněte pro vložení textu</text:span>. Formátování nadpisu, podnadpisu a textu snímků upravíme pomocí stylu prezentace. Více informací nalezneme v <text:span text:style-name="Character_5f_20_5f_style">kapitole 2 - Používání předloh, stylů a šablon</text:span> příručky <text:span text:style-name="Emphasis">Impress Guide</text:span>.</text:p>
      <text:p text:style-name="Figure"><draw:frame draw:style-name="fr3" draw:name="Frame15" text:anchor-type="as-char" svg:width="8.144cm" draw:z-index="24"><draw:text-box fo:min-height="9.128cm"><text:p text:style-name="Caption"><draw:frame draw:style-name="fr12" draw:name="Image13" text:anchor-type="paragraph" svg:width="9.287cm" style:rel-width="100%" svg:height="9.587cm" style:rel-height="scale" draw:z-index="25"><draw:image xlink:href="Pictures/10000201000001540000015F7AF72A3606DE857E.png" xlink:type="simple" xlink:show="embed" xlink:actuate="onLoad" loext:mime-type="image/png"/></draw:frame><text:line-break/>Obrázek <text:sequence text:ref-name="refFigure7" text:name="Figure" text:formula="ooow:Figure+1" style:num-format="1">8</text:sequence>: Rozložení snímků v postranním panelu</text:p></draw:text-box></draw:frame></text:p>
      <text:p text:style-name="Figure"><text:soft-page-break/><draw:frame draw:style-name="fr3" draw:name="Frame2" text:anchor-type="as-char" svg:width="9.656cm" draw:z-index="26"><draw:text-box fo:min-height="5.412cm"><text:p text:style-name="Caption"><draw:frame draw:style-name="fr12" draw:name="Image2" text:anchor-type="paragraph" svg:width="9.656cm" style:rel-width="100%" svg:height="5.412cm" style:rel-height="scale" draw:z-index="27"><draw:image xlink:href="Pictures/100002010000019E000000E822520D0DC7F4572A.png" xlink:type="simple" xlink:show="embed" xlink:actuate="onLoad" loext:mime-type="image/png"/></draw:frame><text:line-break/>Obrázek <text:sequence text:ref-name="refFigure8" text:name="Figure" text:formula="ooow:Figure+1" style:num-format="1">9</text:sequence>: Rozložení snímků v postranní liště</text:p></draw:text-box></draw:frame></text:p>
      <text:list xml:id="list195249980554375" text:continue-list="list195250036178431" text:style-name="Heading_20_Note">
        <text:list-item>
          <text:p text:style-name="Heading_20_Note">Poznámka</text:p>
        </text:list-item>
      </text:list>
      <text:p text:style-name="P30">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ext:list xml:id="list195248250619273" text:continue-list="list195248191212595" text:style-name="Heading_20_Tip">
        <text:list-item>
          <text:p text:style-name="Heading_20_Tip">Tip</text:p>
        </text:list-item>
      </text:list>
      <text:p text:style-name="P30">Názvy jednotlivých rozvržení zobrazíme pomocí tipů: pokud kurzor umístíme nad ikonu v oblasti Rozvržení, její název se zobrazí v malém obdélníku.</text:p>
      <text:p text:style-name="Text_20_Note">Zvolíme <text:span text:style-name="Strong_20_Emphasis">Nástroje &gt; Možnosti &gt; LibreOffice &gt; Obecné &gt; Nápověda</text:span>, vybereme volbu <text:span text:style-name="Strong_20_Emphasis">Rozšířené tipy</text:span>, čímž získáme podrobnější informace v popiscích.</text:p>
      <text:p text:style-name="P42">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P42">Typ obsahu zvolíme klepnutím na odpovídající ikonu, která se zobrazuje ve středu pole s obsahem (obrázek <text:sequence-ref text:reference-format="value" text:ref-name="refFigure9">10</text:sequence-ref>). Pokud chceme do pole vložit text, klepneme na <text:span text:style-name="Strong_20_Emphasis">Klikněte pro vložení textu</text:span>.</text:p>
      <text:p text:style-name="Figure"><draw:frame draw:style-name="fr6" draw:name="Frame105" text:anchor-type="as-char" svg:width="9.797cm" draw:z-index="29"><draw:text-box fo:min-height="7.504cm"><text:p text:style-name="Caption"><draw:frame draw:style-name="fr10" draw:name="Image234" text:anchor-type="paragraph" svg:width="9.991cm" svg:height="7.07cm" draw:z-index="30"><draw:image xlink:href="Pictures/100002010000032F00000265CC8499937832B7D2.png" xlink:type="simple" xlink:show="embed" xlink:actuate="onLoad" loext:mime-type="image/png"/></draw:frame>Obrázek 10 <text:sequence text:ref-name="refFigure9" text:name="Figure" text:formula="ooow:Figure+1" style:num-format="1">10</text:sequence>: Výběr typu obsahu</text:p></draw:text-box></draw:frame></text:p>
      <text:h text:style-name="Heading_20_2" text:outline-level="2"><text:bookmark-start text:name="__RefHeading__8488_1209474805"/><text:soft-page-break/>Úprava prvků snímku<text:bookmark-end text:name="__RefHeading__8488_1209474805"/></text:h>
      <text:p text:style-name="P42">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42">V programu Impress nemůžeme vytvářet nová rozvržení, můžeme však upravovat velikost a umístění prvků rozložení. Lze také nové prvky přidávat, a to bez ohledu na velikost a umístění jednotlivých polí rozvržení.</text:p>
      <text:p text:style-name="P42">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P82">Jestliže chceme odstranit nepotřebné prvky:</text:p>
      <text:list xml:id="list195249882601466" text:continue-list="list195248472275370" text:style-name="Numbering_20_1">
        <text:list-item text:start-value="1">
          <text:p text:style-name="P159">Klepnutím požadovaný prvek vybereme. To, že je prvek vybrán, značí zobrazené úchyty pro změnu velikosti.</text:p>
        </text:list-item>
        <text:list-item>
          <text:p text:style-name="P174">Objekt odstraníme stisknutím klávesy <text:span text:style-name="Keystroke">Delete</text:span>.</text:p>
        </text:list-item>
      </text:list>
      <text:list xml:id="list195249234112585" text:continue-list="list195249980554375" text:style-name="Heading_20_Note">
        <text:list-item>
          <text:p text:style-name="P139">Poznámka</text:p>
        </text:list-item>
      </text:list>
      <text:p text:style-name="P99">Změnu rozložení lze provést jen v zobrazení <text:span text:style-name="Strong_20_Emphasis">Zobrazit &gt; Normální</text:span>. Změna předlohy snímků, ačkoli je možná, může vést k nepředvídatelným výsledkům. Tento postup vyžaduje zvýšenou pozornost a obvykle i určité množství neúspěšných pokusů.</text:p>
      <text:h text:style-name="P130" text:outline-level="2"><text:bookmark-start text:name="__RefHeading__8786_1209474805"/>Přidávání textu<text:bookmark-end text:name="__RefHeading__8786_1209474805"/></text:h>
      <text:p text:style-name="P42">Do snímku, který obsahuje textový rámec, přidáme text tím, že v rámci klepneme na <text:span text:style-name="Strong_20_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Character_5f_20_5f_style">Osnova</text:span> (viz obrázek <text:sequence-ref text:reference-format="value" text:ref-name="refFigure10">11</text:sequence-ref><text:s/>a „<text:bookmark-ref text:reference-format="text" text:ref-name="__RefHeading__26348_1454631700">Zobrazení osnovy</text:bookmark-ref>” na straně <text:bookmark-ref text:reference-format="page" text:ref-name="__RefHeading__26348_1454631700">9</text:bookmark-ref>) nebo pomocí klávesy <text:span text:style-name="Keystroke">Tab</text:span> při umístění kurzoru na začátek odstavce. Více informací o práci s textem najdeme v části „<text:bookmark-ref text:reference-format="text" text:ref-name="__RefHeading__26384_1454631700">Přidávání a formátování textu</text:bookmark-ref>” na straně <text:bookmark-ref text:reference-format="page" text:ref-name="__RefHeading__26384_1454631700">16</text:bookmark-ref>.</text:p>
      <text:p text:style-name="P106"><text:span text:style-name="Character_5f_20_5f_style"><draw:frame draw:style-name="fr2" draw:name="Frame8" text:anchor-type="as-char" svg:width="6.001cm" draw:z-index="31"><draw:text-box fo:min-height="1.503cm"><text:p text:style-name="Caption"><draw:frame draw:style-name="fr23" draw:name="Image17" text:anchor-type="paragraph" svg:y="0cm" svg:width="6.001cm" svg:height="1.099cm" draw:z-index="32"><draw:image xlink:href="Pictures/100002010000011F0000004559528ABDE588AAAB.png" xlink:type="simple" xlink:show="embed" xlink:actuate="onLoad" loext:mime-type="image/png"/></draw:frame><text:line-break/>Obrázek <text:sequence text:ref-name="refFigure10" text:name="Figure" text:formula="ooow:Figure+1" style:num-format="1">11</text:sequence>: Nástrojová lišta Osnova</text:p></draw:text-box></draw:frame></text:span></text:p>
      <text:h text:style-name="P131" text:outline-level="2"><text:bookmark-start text:name="__RefHeading__7348_8565758"/>Přidávání objektů<text:bookmark-end text:name="__RefHeading__7348_8565758"/></text:h>
      <text:p text:style-name="P42">Objekty, například obrázky, kresby, fotografie nebo sešity, do snímku přidáme tím, že v hlavní nabídce zvolíme <text:span text:style-name="Character_5f_20_5f_style">Vložit</text:span> a poté z rozbalovací nabídky vybereme typ objektu, který chceme vložit. Více informací nalezneme v části „<text:bookmark-ref text:reference-format="text" text:ref-name="__RefHeading__8490_1209474805">Přidávání obrázků, tabulek, grafů a médií</text:bookmark-ref>” na straně <text:bookmark-ref text:reference-format="page" text:ref-name="__RefHeading__8490_1209474805">21</text:bookmark-ref>.</text:p>
      <text:h text:style-name="Heading_20_2" text:outline-level="2"><text:bookmark-start text:name="__RefHeading___Toc14220_1196800178"/>Úprava vzhledu všech snímků<text:bookmark-end text:name="__RefHeading___Toc14220_1196800178"/></text:h>
      <text:p text:style-name="P42">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3</text:bookmark-ref>.</text:p>
      <text:p text:style-name="P46"><text:span text:style-name="Character_5f_20_5f_style">Předlohou</text:span>  <text:span text:style-name="Character_5f_20_5f_style">snímku</text:span> je snímek s určitou sadou vlastností, sloužící jako šablona a výchozí bod pro tvorbu ostatních snímků. Mezi tyto vlastnosti patří pozadí snímku, objekty na pozadí, formátování použitého textu a grafika na pozadí.</text:p>
      <text:p text:style-name="P46">V programu Impress je k dispozici několik předloh, které nalezneme na kartě <text:span text:style-name="Character_5f_20_5f_style">Předloha stránky</text:span> na postranní liště. Můžeme však vytvořit vlastní předlohy snímku nebo je můžeme získat z jiných zdrojů. Více informací se nachází v<text:span text:style-name="Character_5f_20_5f_style"> </text:span><text:span text:style-name="Emphasis">kapitole 2 - Použití předloh snímků, stylů a šablon</text:span><text:span text:style-name="Character_5f_20_5f_style"> v příručce </text:span><text:span text:style-name="Emphasis">Impress Guide</text:span>.</text:p>
      <text:p text:style-name="P82"><text:soft-page-break/>Pokud chceme změnit pouze pozadí, můžeme použít následující postup:</text:p>
      <text:list xml:id="list195249256544858" text:continue-list="list195249882601466" text:style-name="Numbering_20_1">
        <text:list-item text:start-value="1">
          <text:p text:style-name="P159">V hlavní nabídce zvolíme <text:span text:style-name="Strong_20_Emphasis">Snímek &gt; Vlastnosti</text:span> a pak přejdeme na kartu <text:span text:style-name="Character_5f_20_5f_style">Pozadí</text:span> v dialogovém okně <text:span text:style-name="Character_5f_20_5f_style">Nastavení stránky</text:span>.</text:p>
        </text:list-item>
        <text:list-item>
          <text:p text:style-name="P161">Vybereme požadované pozadí (barvu, přechod, rastr, vzor nebo šrafování) a klepneme na <text:span text:style-name="Strong_20_Emphasis">OK</text:span>.</text:p>
        </text:list-item>
        <text:list-item>
          <text:p text:style-name="P159">Otevře se dialogové okno s dotazem, zda má být pozadí změněno u všech snímků. Pokud chceme upravit všechny snímky klepneme na <text:span text:style-name="Strong_20_Emphasis">Ano </text:span>  a Impress upraví předlohu snímku.</text:p>
        </text:list-item>
      </text:list>
      <text:list xml:id="list195249735502768" text:continue-list="list195249234112585" text:style-name="Heading_20_Note">
        <text:list-item>
          <text:p text:style-name="P139">Poznámka</text:p>
        </text:list-item>
      </text:list>
      <text:p text:style-name="Text_20_Note">Vkládání a správné formátování pozadí přesahuje rámec této příručky. Potřebné informace nalezneme v<text:span text:style-name="Character_5f_20_5f_style"> </text:span><text:span text:style-name="Emphasis">kapitole 4 - Změna atributů objektů</text:span><text:span text:style-name="Character_5f_20_5f_style"> v příručce </text:span><text:span text:style-name="Emphasis">Draw Guide</text:span> nebo v<text:span text:style-name="Character_5f_20_5f_style"> </text:span><text:span text:style-name="Emphasis">kapitole 6 - Formátování grafických objektů</text:span><text:span text:style-name="Character_5f_20_5f_style"> v příručce </text:span><text:span text:style-name="Emphasis">Impress Guide</text:span>.</text:p>
      <text:h text:style-name="P115" text:outline-level="1"><text:bookmark-start text:name="__RefHeading__26384_1454631700"/>Přidávání a formátování textu<text:bookmark-end text:name="__RefHeading__26384_1454631700"/></text:h>
      <text:p text:style-name="P56">Většina našich snímků pravděpodobně obsahuje nějaký text. V této části je popsáno, jak text přidávat a jak měnit jeho vzhled. Text se ve snímcích uchovává v <text:span text:style-name="Character_5f_20_5f_style">textových polích</text:span>. Více informací o přidávání a formátování textu nalezneme v <text:span text:style-name="Character_5f_20_5f_style"> </text:span><text:span text:style-name="Emphasis">kapitole 3 - Přidávání a formátování textu</text:span><text:span text:style-name="Character_5f_20_5f_style"> v příručce </text:span><text:span text:style-name="Emphasis">Impress Guide</text:span>.</text:p>
      <text:p text:style-name="P82">Na snímku můžeme použít dva typy textových polí:</text:p>
      <text:list xml:id="list781018950" text:style-name="List_20_1">
        <text:list-item>
          <text:p text:style-name="P149">Zvolíme předdefinované rozložení v oblasti <text:span text:style-name="Character_5f_20_5f_style">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Character_5f_20_5f_style">automatického rozvržení</text:span>.</text:p>
        </text:list-item>
        <text:list-item>
          <text:p text:style-name="P154">Pomocí panelu nástrojů Text můžeme vytvořit textová pole nebo popisky na prázdném snímku nebo snímku s již existujícími textovými poli, obrázky atd.</text:p>
        </text:list-item>
      </text:list>
      <text:p text:style-name="P57">Textová pole obou typů můžeme přesouvat, mazat a měnit jejich velikost.</text:p>
      <text:h text:style-name="P131" text:outline-level="2"><text:bookmark-start text:name="__RefHeading__4927_283673579"/>Použití textových polí automatického rozvržení<text:bookmark-end text:name="__RefHeading__4927_283673579"/></text:h>
      <text:list xml:id="list195250099847751" text:continue-list="list195249256544858" text:style-name="Numbering_20_1">
        <text:list-item text:start-value="1">
          <text:p text:style-name="P159">Ujistíme se, že je vybráno Normální zobrazení.</text:p>
        </text:list-item>
        <text:list-item>
          <text:p text:style-name="P159">Klepneme na textové pole s nápisem <text:span text:style-name="Strong_20_Emphasis">Klikněte pro vložení textu</text:span>  a zadáme nebo vložíme text.</text:p>
        </text:list-item>
      </text:list>
      <text:p text:style-name="Figure"><draw:frame draw:style-name="fr3" draw:name="Frame17" text:anchor-type="as-char" svg:width="17cm" draw:z-index="33"><draw:text-box fo:min-height="0.76cm"><text:p text:style-name="Caption"><draw:frame draw:style-name="fr12" draw:name="Image27" text:anchor-type="paragraph" svg:width="17cm" style:rel-width="100%" svg:height="0.76cm" style:rel-height="scale" draw:z-index="34"><draw:image xlink:href="Pictures/1000020100000323000000241DF508C8BEBFA7CA.png" xlink:type="simple" xlink:show="embed" xlink:actuate="onLoad" loext:mime-type="image/png"/></draw:frame><text:line-break/>Obrázek <text:sequence text:ref-name="refFigure11" text:name="Figure" text:formula="ooow:Figure+1" style:num-format="1">12</text:sequence>: Standardní nástrojová lišta</text:p></draw:text-box></draw:frame></text:p>
      <text:p text:style-name="Figure"><draw:frame draw:style-name="fr8" draw:name="Frame283" text:anchor-type="as-char" svg:width="4.136cm" draw:z-index="35"><draw:text-box fo:min-height="1.612cm"><text:p text:style-name="Caption"><draw:frame draw:style-name="fr22" draw:name="Image21" text:anchor-type="paragraph" svg:x="0.589cm" svg:y="0cm" svg:width="2.702cm" svg:height="0.931cm" draw:z-index="36"><draw:image xlink:href="Pictures/100002010000007400000043FF6E24651B0F3BDB.png" xlink:type="simple" xlink:show="embed" xlink:actuate="onLoad" loext:mime-type="image/png"/></draw:frame>Obrázek <text:sequence text:ref-name="refFigure12" text:name="Figure" text:formula="ooow:Figure+1" style:num-format="1">13</text:sequence>: Nástrojová lišta Text</text:p></draw:text-box></draw:frame></text:p>
      <text:h text:style-name="P131" text:outline-level="2"><text:bookmark-start text:name="__RefHeading__26388_1454631700"/>Použití textových polí<text:bookmark-end text:name="__RefHeading__26388_1454631700"/></text:h>
      <text:list xml:id="list195248730531221" text:continue-list="list195250099847751" text:style-name="Numbering_20_1">
        <text:list-item text:start-value="1">
          <text:p text:style-name="P159">Ujistíme se, že je vybráno Normální zobrazení.</text:p>
        </text:list-item>
        <text:list-item>
          <text:p text:style-name="P159">Klepneme na ikonu <text:span text:style-name="Strong_20_Emphasis">Text</text:span> na nástrojových lištách Standardní (<text:span text:style-name="T163"><text:sequence-ref text:reference-format="category-and-value" text:ref-name="refFigure11">12</text:sequence-ref></text:span>) nebo Text (<text:span text:style-name="T163"><text:sequence-ref text:reference-format="category-and-value" text:ref-name="refFigure12">13</text:sequence-ref></text:span>) nebo použijeme klávesovou zkratku <text:span text:style-name="Keystroke">F2</text:span>. Pokud nejsou nástrojové lišty Standardní nebo Text viditelné, zvolíme v hlavní nabídce <text:span text:style-name="Strong_20_Emphasis">Zobrazit &gt; Nástrojové lišty &gt;</text:span> <text:span text:style-name="Strong_20_Emphasis">Standardní</text:span> nebo <text:span text:style-name="Strong_20_Emphasis">Text</text:span>.</text:p>
        </text:list-item>
        <text:list-item>
          <text:p text:style-name="P159">Na snímku stiskneme levé tlačítko myši a tažením vytvoříme pole pro text. Na svislé velikosti a umístění přitom nezáleží, neboť se pole během psaní přizpůsobí podle potřeby.</text:p>
        </text:list-item>
        <text:list-item>
          <text:p text:style-name="P159">Po nastavení velikosti tlačítko myši uvolníme. V textovém poli, které je v režimu úprav, se nachází textový kurzor (barevné ohraničení zobrazené na obrázku <text:sequence-ref text:reference-format="value" text:ref-name="refFigure13">14</text:sequence-ref>).</text:p>
        </text:list-item>
        <text:list-item>
          <text:p text:style-name="P159">Požadovaný text napíšeme nebo jej vložíme ze schránky, poté klepneme mimo textové pole a tím zrušíme výběr pole.</text:p>
        </text:list-item>
      </text:list>
      <text:p text:style-name="Figure"><text:soft-page-break/><draw:frame draw:style-name="fr6" draw:name="Frame196" text:anchor-type="as-char" svg:width="8.938cm" draw:z-index="38"><draw:text-box fo:min-height="7.001cm"><text:p text:style-name="Caption"><draw:frame draw:style-name="fr10" draw:name="Image239" text:anchor-type="paragraph" svg:width="8.703cm" svg:height="6.556cm" draw:z-index="39"><draw:image xlink:href="Pictures/100000000000022C000001A3ABDCF2D650ECF0B5.png" xlink:type="simple" xlink:show="embed" xlink:actuate="onLoad" loext:mime-type="image/png"/></draw:frame>Obrázek <text:sequence text:ref-name="refFigure13" text:name="Figure" text:formula="ooow:Figure+1" style:num-format="1">14</text:sequence>: Vytváření a úprava textových polí</text:p></draw:text-box></draw:frame></text:p>
      <text:h text:style-name="P125" text:outline-level="2"><text:bookmark-start text:name="__RefHeading___Toc5292_3607339161"/>Svislý text<text:bookmark-end text:name="__RefHeading___Toc5292_3607339161"/></text:h>
      <text:p text:style-name="P68">Kromě běžných textových polí, ve kterých je text orientován vodorovně, můžeme vložit i pole s textem orientovaným svisle. Svislý text je však dostupný pouze tehdy, když jsou zapnuty asijské jazyky v <text:span text:style-name="Strong_20_Emphasis">Nástroje &gt; Možnosti &gt; Jazyková nastavení &gt; Jazyky</text:span>. Klepneme na ikonu <text:span text:style-name="Strong_20_Emphasis">Svislý text</text:span> na nástrojové liště Svislý text (<text:span text:style-name="T164"><text:sequence-ref text:reference-format="category-and-value" text:ref-name="refFigure14">15</text:sequence-ref></text:span>) a vytvoříme svislé textové pole.</text:p>
      <text:p text:style-name="Figure"><draw:frame draw:style-name="fr3" draw:name="Frame18" text:anchor-type="as-char" svg:width="5.297cm" draw:z-index="41"><draw:text-box fo:min-height="1.577cm"><text:p text:style-name="P12"><text:line-break/></text:p><text:p text:style-name="P11"><draw:frame draw:style-name="fr10" draw:name="Image28" text:anchor-type="paragraph" svg:width="2.021cm" svg:height="0.847cm" draw:z-index="42"><draw:image xlink:href="Pictures/100002010000004A0000001F1F94A944802C145A.png" xlink:type="simple" xlink:show="embed" xlink:actuate="onLoad" loext:mime-type="image/png"/></draw:frame>Obrázek <text:sequence text:ref-name="refFigure14" text:name="Figure" text:formula="ooow:Figure+1" style:num-format="1">15</text:sequence>: Nástrojová lišta Svislý text</text:p></draw:text-box></draw:frame></text:p>
      <text:h text:style-name="P123" text:outline-level="2"><text:bookmark-start text:name="__RefHeading__26390_1454631700"/><text:alphabetical-index-mark text:string-value=" změna velikosti písma" text:key1="Impress"/>Rychlá změna velikosti písma<text:bookmark-end text:name="__RefHeading__26390_1454631700"/></text:h>
      <text:p text:style-name="P42">V programu Impress se na nástrojové liště Formátování textu nacházejí ikony <text:span text:style-name="Strong_20_Emphasis">Zvětšit písmo</text:span> a <text:span text:style-name="Strong_20_Emphasis">Zmenšit písmo</text:span> (zvýrazněné na obrázku <text:span text:style-name="T160"><text:sequence-ref text:reference-format="category-and-value" text:ref-name="refFigure15">16</text:sequence-ref></text:span>), pomocí kterých můžeme písmo zmenšovat nebo zvětšovat. Změna velikosti písma závisí na tom, jaké velikosti jsou pro dané písmo dostupné.</text:p>
      <text:p text:style-name="P7"><draw:frame draw:style-name="fr3" draw:name="Frame16" text:anchor-type="as-char" svg:width="9.123cm" draw:z-index="43"><draw:text-box fo:min-height="1.311cm"><text:p text:style-name="Caption"><draw:frame draw:style-name="fr12" draw:name="Image5" text:anchor-type="paragraph" svg:width="9.123cm" style:rel-width="100%" svg:height="1.311cm" style:rel-height="scale" draw:z-index="46"><draw:image xlink:href="Pictures/100002010000014E000000303AB97AE2050EF3EB.png" xlink:type="simple" xlink:show="embed" xlink:actuate="onLoad" loext:mime-type="image/png"/></draw:frame><text:line-break/>Obrázek <text:sequence text:ref-name="refFigure15" text:name="Figure" text:formula="ooow:Figure+1" style:num-format="1">16</text:sequence>: Rychlá změna velikosti písma</text:p></draw:text-box></draw:frame></text:p>
      <text:list xml:id="list195249095809528" text:continue-list="list195249735502768" text:style-name="Heading_20_Note">
        <text:list-item>
          <text:p text:style-name="P139">Poznámka</text:p>
        </text:list-item>
      </text:list>
      <text:p text:style-name="P101">Přizpůsobivá textová pole mohou automaticky měnit velikost písma, aby pole obsahovalo veškerý text, který vložíme. Pokud vložíme dlouhý text, může se velikost písma zmenšit, aby se text vešel do pole. Jinak si písmo zachová svou výchozí velikost.</text:p>
      <text:h text:style-name="P123" text:outline-level="2"><text:bookmark-start text:name="__RefHeading__5400_1220300088"/><text:reference-mark-start text:name="Pasting text"/>Vkládání textu<text:bookmark-end text:name="__RefHeading__5400_1220300088"/><text:reference-mark-end text:name="Pasting text"/></text:h>
      <text:p text:style-name="P42">Text lze do textového pole zadat i tak, že ho zkopírujeme v jiném dokumentu a do prezentace ho <text:alphabetical-index-mark text:string-value="vkládání" text:key1="textu"/>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text:p>
      <text:h text:style-name="P134" text:outline-level="3"><text:bookmark-start text:name="__RefHeading__26394_1454631700"/><text:soft-page-break/>Vkládání neformátovaného textu<text:bookmark-end text:name="__RefHeading__26394_1454631700"/></text:h>
      <text:p text:style-name="P82">Běžnou praxí je vkládání textu bez formátování s tím, že formátování bude použito později. Chceme-li vložit text bez formátování:</text:p>
      <text:list xml:id="list195250115230308" text:continue-list="list195250094082342" text:style-name="List_20_1">
        <text:list-item>
          <text:p text:style-name="List_20_1">Použijeme klávesovou zkratku <text:span text:style-name="Keystroke">Ctrl + Shift + V</text:span> a v dialogovém okně Vložit jinak zvolíme <text:span text:style-name="Strong_20_Emphasis">Neformátovaný text</text:span>.</text:p>
        </text:list-item>
        <text:list-item>
          <text:p text:style-name="List_20_1">Nebo klepneme na trojúhelníček u ikony <text:span text:style-name="Strong_20_Emphasis">Vložit</text:span> na nástrojové liště Standardní a z podnabídky zvolíme <text:span text:style-name="Strong_20_Emphasis">Neformátovaný text</text:span>.</text:p>
        </text:list-item>
      </text:list>
      <text:p text:style-name="P42">Pro formátování takto vloženého textu se použije nastavení stylu odstavce nebo osnovy na pozici kurzoru v textovém poli s automatickým rozvržením nebo výchozí styl v běžném textovém poli.</text:p>
      <text:h text:style-name="P134" text:outline-level="3"><text:bookmark-start text:name="__RefHeading__26396_1454631700"/>Formátování vloženého textu<text:bookmark-end text:name="__RefHeading__26396_1454631700"/></text:h>
      <text:p text:style-name="P42">Pokud chceme formátovat vložený text, použijeme nástroje na přímé formátování na nástrojové liště Formátování textu nebo na kartě <text:span text:style-name="Character_5f_20_5f_style">Vlastnosti</text:span> na postranní liště v sekci <text:span text:style-name="Character_5f_20_5f_style">Znak</text:span> a <text:span text:style-name="Character_5f_20_5f_style">Odstavec</text:span> (obrázek <text:sequence-ref text:reference-format="value" text:ref-name="refFigure16">17</text:sequence-ref>).</text:p>
      <text:p text:style-name="P69">Pokud vkládáme text do <text:span text:style-name="Character_5f_20_5f_style">pole automatického rozvržení</text:span>, je třeba použít odpovídající <text:span text:style-name="Character_5f_20_5f_style">styl osnovy</text:span>, aby text získal stejný vzhled jako zbytek prezentace.</text:p>
      <text:p text:style-name="Figure"><draw:frame draw:style-name="fr7" draw:name="Frame12" text:anchor-type="as-char" svg:width="6.814cm" draw:z-index="37"><draw:text-box fo:min-height="9.94cm"><text:p text:style-name="Caption"><draw:frame draw:style-name="fr10" draw:name="Image26" text:anchor-type="paragraph" svg:width="6.814cm" svg:height="9.883cm" draw:z-index="40"><draw:image xlink:href="Pictures/1000020100000125000001A950A136D0E523A066.png" xlink:type="simple" xlink:show="embed" xlink:actuate="onLoad" loext:mime-type="image/png"/></draw:frame>Obrázek <text:sequence text:ref-name="refFigure16" text:name="Figure" text:formula="ooow:Figure+1" style:num-format="1">17</text:sequence>: Postranní lišta, panel Znak</text:p></draw:text-box></draw:frame></text:p>
      <text:list xml:id="list195249960929580" text:continue-list="list195248730531221" text:style-name="Numbering_20_1">
        <text:list-item text:start-value="1">
          <text:p text:style-name="P170">Právě vložený text vybereme.</text:p>
        </text:list-item>
        <text:list-item>
          <text:p text:style-name="P170">V hlavní nabídce zvolíme <text:span text:style-name="Strong_20_Emphasis">Formát &gt; Vymazat přímé formátování</text:span>.</text:p>
        </text:list-item>
        <text:list-item>
          <text:p text:style-name="P170">Pro přesun textu na požadované místo a nastavení úrovně osnovy použijeme čtyři šipky na nástrojové liště <text:alphabetical-index-mark text:string-value="Nástrojová lišta Formátování textu"/>Formátování textu.</text:p>
        </text:list-item>
      </text:list>
      <text:list xml:id="list195248331973561" text:continue-list="list195248654511908" text:style-name="List_20_2">
        <text:list-item>
          <text:list>
            <text:list-item>
              <text:p text:style-name="P158">Šipka doleva přesune položku seznamu na vyšší úroveň osnovy (například z Osnova 3 na Osnova 2). Stejného výsledku můžeme dosáhnout umístěním kurzoru na začátek odstavce a stisknutím kláves <text:span text:style-name="Keystroke">Shift + Tab</text:span>.</text:p>
            </text:list-item>
            <text:list-item>
              <text:p text:style-name="P158">Šipka vpravo přesune položku seznamu na nižší úroveň osnovy. Stisknutím klávesy <text:span text:style-name="Keystroke">Tab</text:span> získáme stejný výsledek po umístění kurzoru na začátek odstavce.</text:p>
            </text:list-item>
            <text:list-item>
              <text:p text:style-name="P158">Šipka nahoru přesune položku v seznamu nahoru.</text:p>
            </text:list-item>
            <text:list-item>
              <text:p text:style-name="P158"><text:soft-page-break/>Šipka dolů přesune položku v seznamu dolů.</text:p>
            </text:list-item>
          </text:list>
        </text:list-item>
      </text:list>
      <text:list xml:id="list195249769128531" text:continue-list="list195249960929580" text:style-name="Numbering_20_1">
        <text:list-item>
          <text:p text:style-name="P175">Případné další úpravy písma, tabulátorů atd. provedeme pomocí ručního formátování.</text:p>
        </text:list-item>
      </text:list>
      <text:p text:style-name="P82">Pokud vkládáme text do <text:span text:style-name="Character_5f_20_5f_style">textového pole</text:span>, můžeme stále používat styly pro <text:alphabetical-index-mark text:string-value=" " text:key1="styly"/><text:alphabetical-index-mark text:string-value=" " text:key1="grafické styly"/>rychlé formátování textu. Na vložený text lze použít pouze jeden grafický styl, a to následovně:</text:p>
      <text:list xml:id="list195249691640922" text:continue-list="list195249769128531" text:style-name="Numbering_20_1">
        <text:list-item text:start-value="1">
          <text:p text:style-name="P159">Text vložíme na požadované místo.</text:p>
        </text:list-item>
        <text:list-item>
          <text:p text:style-name="P159">Právě vložený text vybereme.</text:p>
        </text:list-item>
        <text:list-item>
          <text:p text:style-name="P159">Z výchozích stylů kresby vybereme požadovaný styl kresby, čímž text zformátujeme.</text:p>
        </text:list-item>
        <text:list-item>
          <text:p text:style-name="P176">Případné další úpravy písma, tabulátorů atd. provedeme pomocí ručního formátování.</text:p>
        </text:list-item>
      </text:list>
      <text:list xml:id="list195248904736031" text:continue-list="list195249095809528" text:style-name="Heading_20_Note">
        <text:list-item>
          <text:p text:style-name="P140">Poznámka</text:p>
        </text:list-item>
      </text:list>
      <text:p text:style-name="P102">V aplikaci Impress můžeme také vytvořit vlastní styly kresby. Tyto styly kresby jsou k dispozici pouze pro prezentaci Impress, ve které jsme je vytvořili a uložili. V Impressu můžeme také vytvořit šablony, které mohou obsahovat jakékoliv styly kresby, které jsme vytvořili. Více informací se nachází v příručce <text:span text:style-name="Emphasis">Impress Guide</text:span>.</text:p>
      <text:h text:style-name="Heading_20_2" text:outline-level="2"><text:bookmark-start text:name="__RefHeading___Toc11262_1713519181"/>Vytváření odrážkových a číslovaných seznamů<text:bookmark-end text:name="__RefHeading___Toc11262_1713519181"/></text:h>
      <text:p text:style-name="P58">Postup pro <text:alphabetical-index-mark text:string-value="odrážkové a číslované seznamy" text:key1="textu"/>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 V obou případech můžeme vytvořit číslované seznamy nebo změnit seznamy s odrážkami na číslované. Postup pro změnu vzhledu seznamu je vysvětlen v části „<text:span text:style-name="T143"><text:bookmark-ref text:reference-format="text" text:ref-name="__RefHeading__35554009">Změna vzhledu seznamu</text:bookmark-ref></text:span>” na straně <text:span text:style-name="T143"><text:bookmark-ref text:reference-format="page" text:ref-name="__RefHeading__35554009">20</text:bookmark-ref></text:span>.</text:p>
      <text:h text:style-name="P134"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P82">Textová pole automatického rozvržení nacházející se v dostupných rozvrženích snímků jsou předem formátovány jako odrážkové seznamy. Snímek s odrážkovým seznamem vytvoříme následujícím postupem:</text:p>
      <text:list xml:id="list195248393830799" text:continue-list="list195249691640922" text:style-name="Numbering_20_1">
        <text:list-item text:start-value="1">
          <text:p text:style-name="P159">V panelu Rozvržení zvolíme návrh snímku, který obsahuje textové pole.</text:p>
        </text:list-item>
        <text:list-item>
          <text:p text:style-name="P159">V textovém poli klepneme na <text:span text:style-name="Strong_20_Emphasis">Klikněte pro vložení textu.</text:span><text:span text:style-name="Character_5f_20_5f_style"> Odrážka se objeví poblíž levého okraje pole.</text:span></text:p>
        </text:list-item>
        <text:list-item>
          <text:p text:style-name="P159">Napíšeme svůj text a stiskneme klávesu <text:span text:style-name="Keystroke">Enter</text:span>, čímž vytvoříme v seznamu novou položku s odrážkou.</text:p>
        </text:list-item>
      </text:list>
      <text:p text:style-name="P58">Chceme-li seznam změnit na číslovaný seznam, vybereme jej a klepneme na ikonu <text:span text:style-name="Strong_20_Emphasis">Přepnout číslovaný seznam</text:span> <text:span text:style-name="T142"><draw:frame draw:style-name="fr21" draw:name="Image29" text:anchor-type="as-char" svg:y="-0.681cm" svg:width="0.762cm" svg:height="0.66cm" draw:z-index="22"><draw:image xlink:href="Pictures/10000201000000200000001B2EEE5B55BB3283D1.png" xlink:type="simple" xlink:show="embed" xlink:actuate="onLoad" loext:mime-type="image/png"/></draw:frame></text:span><text:span text:style-name="T142"> <text:s/>na nástrojové liště Formátování textu.</text:span></text:p>
      <text:list xml:id="list195248550377843" text:continue-list="list195248250619273" text:style-name="Heading_20_Tip">
        <text:list-item>
          <text:p text:style-name="P144">Tip</text:p>
        </text:list-item>
      </text:list>
      <text:p text:style-name="P33">Pokud stiskneme kombinaci kláves <text:span text:style-name="Keystroke">Shift + Enter</text:span>, vytvoří se v seznamu nový řádek bez odrážky. Nový řádek bude mít stejné odsazení jako předchozí.<draw:frame draw:style-name="fr20" draw:name="Image30" text:anchor-type="char" svg:x="7.188cm" svg:y="1.067cm" svg:width="0.787cm" svg:height="0.559cm" draw:z-index="3"><draw:image xlink:href="Pictures/10000201000000230000001AA15D186738739C69.png" xlink:type="simple" xlink:show="embed" xlink:actuate="onLoad" loext:mime-type="image/png"/></draw:frame> řádek. Chceme-li vytváření odrážek úplně vypnout, klepneme na ikonu <text:span text:style-name="Strong_20_Emphasis">Přepnout odrážkový seznam</text:span>  <text:s/>na nástrojové liště Formátování textu. Pokud není tato lišta zobrazena, zvolíme v hlavní nabídce <text:span text:style-name="Strong_20_Emphasis">Zobrazit &gt; Nástrojové lišty &gt; Formátování textu</text:span> a zapneme ji.</text:p>
      <text:h text:style-name="P134" text:outline-level="3"><text:bookmark-start text:name="__RefHeading__26402_1454631700"/>Textová pole<text:bookmark-end text:name="__RefHeading__26402_1454631700"/></text:h>
      <text:p text:style-name="P103">Odrážkový nebo číslovaný seznam v textovém poli vytvoříme následujícím postupem:</text:p>
      <text:list xml:id="list195249904197051" text:continue-list="list195248393830799" text:style-name="Numbering_20_1">
        <text:list-item text:start-value="1">
          <text:p text:style-name="P159">Klepneme na ikonu <text:span text:style-name="Strong_20_Emphasis">Text</text:span> na nástrojové liště Standardní a na snímku nakreslíme textové pole.</text:p>
        </text:list-item>
        <text:list-item>
          <text:p text:style-name="P162">Klepneme na ikonu <text:span text:style-name="Strong_20_Emphasis">Přepnout odrážkový seznam</text:span> nebo na ikonu <text:span text:style-name="Strong_20_Emphasis">Přepnout číslovaný seznam</text:span> na nástrojové liště Formátování textu.</text:p>
        </text:list-item>
        <text:list-item>
          <text:p text:style-name="P159">Napíšeme svůj text a stiskneme klávesu <text:span text:style-name="Keystroke">Enter</text:span>, čímž vytvoříme v seznamu novou položku s odrážkou.</text:p>
        </text:list-item>
      </text:list>
      <text:h text:style-name="P134" text:outline-level="3"><text:bookmark-start text:name="__RefHeading__26404_1454631700"/><text:soft-page-break/>Vytvoření <text:alphabetical-index-mark text:string-value="úroveň osnovy" text:key1="textu"/>nové úrovně osnovy<text:bookmark-end text:name="__RefHeading__26404_1454631700"/></text:h>
      <text:p text:style-name="P82">V textových polích automatického rozvržení vytvoříme novou úroveň osnovy následovně:</text:p>
      <text:list xml:id="list195249429914237" text:continue-list="list195249904197051" text:style-name="Numbering_20_1">
        <text:list-item text:start-value="1">
          <text:p text:style-name="P159">V případě potřeby vytvoříme stisknutím klávesy <text:span text:style-name="Keystroke">Enter</text:span> v seznamu novou položku.</text:p>
        </text:list-item>
        <text:list-item>
          <text:p text:style-name="P159">Chceme-li úroveň položky snížit (posunout doprava), stiskneme klávesu <text:span text:style-name="Keystroke">Tab</text:span> nebo na nástrojové liště Formátování textu klepneme na ikonu <text:span text:style-name="Strong_20_Emphasis">O úroveň níž</text:span> (šipka vpravo) nebo použijeme klávesovou zkratku <text:span text:style-name="Keystroke">Alt + Shift + šipka vpravo</text:span>. Položka seznamu se posune doprava a bude odsazena na další úrovni osnovy.</text:p>
        </text:list-item>
        <text:list-item>
          <text:p text:style-name="P159">Pokud chceme úroveň položky zvýšit (posunout doleva), stiskneme kombinaci kláves <text:span text:style-name="Keystroke">Shift + Tab</text:span><text:span text:style-name="Character_5f_20_5f_style"/> nebo na nástrojové liště Formátování textu klepneme na ikonu <text:span text:style-name="Strong_20_Emphasis">O úroveň výš</text:span> (šipka vlevo) nebo použijeme klávesovou zkratku <text:span text:style-name="Keystroke">Alt + Shift + šipka vlevo</text:span>. Položka seznamu se posune doleva a bude odsazena na nejbližší vyšší úrovni osnovy.</text:p>
        </text:list-item>
        <text:list-item>
          <text:p text:style-name="P159">Chceme-li vytvořit novou položku seznamu na stejné úrovni jako předchozí, stiskneme znovu klávesu <text:span text:style-name="Keystroke">Enter</text:span>.</text:p>
        </text:list-item>
      </text:list>
      <text:p text:style-name="P42">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p text:style-name="P42">V textových polích změníme u položky úroveň osnovy pouze pomocí klávesy <text:span text:style-name="Keystroke">Tab</text:span> na nižší a kombinací <text:span text:style-name="Keystroke">Shift + Tab</text:span> na vyšší.</text:p>
      <text:list xml:id="list195249810257155" text:continue-list="list195248904736031" text:style-name="Heading_20_Note">
        <text:list-item>
          <text:p text:style-name="P139">Poznámka</text:p>
        </text:list-item>
      </text:list>
      <text:p text:style-name="P30">Úroveň osnovy, na rozdíl od programu Writer, nelze změnit tím, že bychom položku vybrali a následně klepli na požadovaný styl osnovy. Kvůli tomu, jak v programu Impress fungují styly prezentace, není tento způsob možný.</text:p>
      <text:h text:style-name="P134" text:outline-level="3"><text:bookmark-start text:name="__RefHeading__35554009"/>Změna vzhledu seznamu<text:bookmark-end text:name="__RefHeading__35554009"/></text:h>
      <text:p text:style-name="P42">Vzhled seznamu můžeme upravit tím, že změníme typ odrážek nebo číslování, a to buď pro celý seznam, nebo jen pro jednu položku. Veškeré změny lze provést v dialogovém okně Odrážky a číslování (obrázek <text:sequence-ref text:reference-format="value" text:ref-name="refFigure17">18</text:sequence-ref>), které otevřeme zvolením <text:span text:style-name="Strong_20_Emphasis">Formát &gt; Odrážky a číslování</text:span> v hlavní nabídce nebo pravým klepnutím na vybraný text a zvolením <text:span text:style-name="Strong_20_Emphasis">Odrážky a číslování</text:span> z místní nabídky.</text:p>
      <text:p text:style-name="P82">Pro celý seznam:</text:p>
      <text:list xml:id="list195248355995683" text:continue-list="list195249429914237" text:style-name="Numbering_20_1">
        <text:list-item text:start-value="1">
          <text:p text:style-name="P177">Vybereme celý seznam nebo klepneme na orámování jeho textového pole tak, aby se zobrazily úchyty na změnu velikosti.</text:p>
        </text:list-item>
        <text:list-item>
          <text:p text:style-name="P159">Vybereme v hlavní nabídce <text:span text:style-name="Strong_20_Emphasis">Formát &gt; Odrážky a číslování</text:span>.</text:p>
        </text:list-item>
        <text:list-item>
          <text:p text:style-name="P159">V dialogovém okně <text:alphabetical-index-mark text:string-value="Dialogové okno Odrážky a číslování"/>Odrážky a číslování (obrázek <text:sequence-ref text:reference-format="value" text:ref-name="refFigure17">18</text:sequence-ref>) vybereme typ seznam v poli <text:span text:style-name="Strong_20_Emphasis">Typ</text:span>. Výběr v dialogovém okně se mění v závislosti na vybraném typu seznamu. Poté:</text:p>
        </text:list-item>
      </text:list>
      <text:list xml:id="list195250244530334" text:continue-list="list195248331973561" text:style-name="List_20_2">
        <text:list-item>
          <text:list>
            <text:list-item>
              <text:p text:style-name="P157">Pro odrážkový seznam vybereme znak odrážky z rozevíracího seznamu <text:span text:style-name="Strong_20_Emphasis">Znak</text:span>.</text:p>
            </text:list-item>
            <text:list-item>
              <text:p text:style-name="P157">Pro grafický styl odrážek klepneme na <text:span text:style-name="Strong_20_Emphasis">Vybrat obrázek</text:span><text:span text:style-name="Character_5f_20_5f_style"> a nějaký vybereme</text:span>.</text:p>
            </text:list-item>
            <text:list-item>
              <text:p text:style-name="P157">Pro číslovaný seznam vybereme jeden z číselných stylů v položce <text:span text:style-name="Character_5f_20_5f_style"> </text:span><text:span text:style-name="Strong_20_Emphasis">Typ</text:span> a poté další možnosti, jako je umístění, zarovnání, mezery a odsazení.</text:p>
            </text:list-item>
          </text:list>
        </text:list-item>
      </text:list>
      <text:list xml:id="list195250406516891" text:continue-list="list195248355995683" text:style-name="Numbering_20_1">
        <text:list-item>
          <text:p text:style-name="P159">Pokud chceme upravit jednu položku seznamu, klepneme do jejího textu a potom postupujeme podle výše uvedených kroků 2 a 3.</text:p>
        </text:list-item>
      </text:list>
      <text:p text:style-name="P59">Podrobné informace o všech těchto nastaveních nalezneme v nápovědě nebo v příručce Impress Guide.</text:p>
      <text:p text:style-name="P42">Pokud byl seznam vytvořen v textovém poli automatického rozvržení, jeho vzhled můžeme změnit také úpravou stylů osnovy. Změny stylu osnovy se projeví ve všech snímcích, v nichž se používají.</text:p>
      <text:p text:style-name="Figure"><text:soft-page-break/><draw:frame draw:style-name="fr6" draw:name="Frame147" text:anchor-type="as-char" svg:width="13.409cm" draw:z-index="47"><draw:text-box fo:min-height="9.71cm"><text:p text:style-name="Caption"><draw:frame draw:style-name="fr19" draw:name="Image6" text:anchor-type="paragraph" svg:width="13.409cm" svg:height="10.07cm" draw:z-index="48"><draw:image xlink:href="Pictures/10000201000002D800000225FE288BC196DA2C3B.png" xlink:type="simple" xlink:show="embed" xlink:actuate="onLoad" loext:mime-type="image/png"/></draw:frame>Obrázek <text:sequence text:ref-name="refFigure17" text:name="Figure" text:formula="ooow:Figure+1" style:num-format="1">18</text:sequence>: Nástrojová lišta Odrážky a číslování</text:p></draw:text-box></draw:frame></text:p>
      <text:h text:style-name="P115" text:outline-level="1"><text:bookmark-start text:name="__RefHeading__8490_1209474805"/>Přidávání obrázků, tabulek, grafů a multimédií<text:bookmark-end text:name="__RefHeading__8490_1209474805"/></text:h>
      <text:p text:style-name="P90">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Emphasis">Impress Guide</text:span>.</text:p>
      <text:h text:style-name="P123" text:outline-level="2"><text:bookmark-start text:name="__RefHeading__8492_1209474805"/>Přidávání obrázků<text:bookmark-end text:name="__RefHeading__8492_1209474805"/></text:h>
      <text:p text:style-name="P82">Chceme-li do pole s obsahem přidat obrázek:</text:p>
      <text:list xml:id="list195250020604269" text:continue-list="list195250406516891" text:style-name="Numbering_20_1">
        <text:list-item text:start-value="1">
          <text:p text:style-name="P159">V hlavní nabídce zvolíme <text:span text:style-name="Strong_20_Emphasis">Vložit &gt; Obrázek</text:span> nebo klepneme na ikonu <text:span text:style-name="Strong_20_Emphasis">Vložit obrázek</text:span> (obrázek <text:sequence-ref text:reference-format="value" text:ref-name="refFigure9">10</text:sequence-ref><text:s/>na straně <text:sequence-ref text:reference-format="page" text:ref-name="refFigure9">14</text:sequence-ref>) na novém snímku a vybereme soubor z dialogového okna Vložit obrázek, které se otevře. Chceme-li v okně Vložit obrázek zobrazit náhled obrázku, zaškrtneme v jeho dolní části pole <text:span text:style-name="Strong_20_Emphasis">Náhled</text:span>.</text:p>
        </text:list-item>
        <text:list-item>
          <text:p text:style-name="P159">Obrázek přesuneme na požadované místo.</text:p>
        </text:list-item>
        <text:list-item>
          <text:p text:style-name="P159">Velikost obrázku se automaticky přizpůsobí velikosti pole s obsahem. Velikost obrázku můžeme změnit ručně podle postupu uvedeného v poznámce.</text:p>
        </text:list-item>
      </text:list>
      <text:list xml:id="list195249170088812" text:continue-list="list195249810257155" text:style-name="Heading_20_Note">
        <text:list-item>
          <text:p text:style-name="P139">Poznámka</text:p>
        </text:list-item>
      </text:list>
      <text:p text:style-name="P30"><text:bookmark-start text:name="__RefHeading__26406_1454631700"/>Pokud chceme změnit velikost obrázku, klepneme na něj pravým tlačítkem myši. Z místní nabídky zvolíme <text:span text:style-name="Strong_20_Emphasis">Umístění a velikost</text:span> a ujistíme se, že je zaškrtnuto pole <text:span text:style-name="Strong_20_Emphasis">Zachovat poměr</text:span><text:span text:style-name="Character_5f_20_5f_style"> </text:span>. Potom podle potřeby nastavíme výšku nebo šířku. Jakmile upravíme jeden rozměr, změní se přitom rozměry oba, aby zůstal poměr výšky a šířky stejný, což zajistí, že obraz nebude zkreslený. Změnou velikosti rastrového obrázku se snižuje jeho kvalita. Proto je vhodné vytvořit obrázek již v požadované velikosti mimo program Impress.<text:bookmark-end text:name="__RefHeading__26406_1454631700"/></text:p>
      <text:h text:style-name="P123" text:outline-level="2"><text:bookmark-start text:name="__RefHeading___Toc7586_238252581"/><text:soft-page-break/>Přidávání tabulek<text:bookmark-end text:name="__RefHeading___Toc7586_238252581"/></text:h>
      <text:p text:style-name="P82">Chceme-li přidat do snímku tabulku:</text:p>
      <text:list xml:id="list195249806287669" text:continue-list="list195250020604269" text:style-name="Numbering_20_1">
        <text:list-item text:start-value="1">
          <text:p text:style-name="P171">V hlavní nabídce zvolíme <text:span text:style-name="Strong_20_Emphasis">Vložit &gt; Tabulka</text:span> nebo klepneme na ikonu <text:span text:style-name="Strong_20_Emphasis">Tabulka</text:span> v novém snímku nebo klepneme na ikonu <text:span text:style-name="Strong_20_Emphasis">Tabulka</text:span> na nástrojové liště Standardní.</text:p>
        </text:list-item>
      </text:list>
      <text:p text:style-name="Figure"><draw:frame draw:style-name="fr6" draw:name="Frame333" text:anchor-type="as-char" draw:z-index="49"><draw:text-box fo:min-height="10.379cm" fo:min-width="7.003cm"><text:p text:style-name="Caption"><draw:frame draw:style-name="fr17" draw:name="Image253" text:anchor-type="paragraph" svg:width="5.828cm" svg:height="9.793cm" draw:z-index="50"><draw:image xlink:href="Pictures/10000000000000FA000001A4717EC072A74850CD.png" xlink:type="simple" xlink:show="embed" xlink:actuate="onLoad" loext:mime-type="image/png"/></draw:frame>Obrázek <text:sequence text:ref-name="refFigure18" text:name="Figure" text:formula="ooow:Figure+1" style:num-format="1">19</text:sequence>: Postranní lišta, část Návrh tabulky</text:p></draw:text-box></draw:frame></text:p>
      <text:list xml:id="list195249215644379" text:continue-numbering="true" text:style-name="Numbering_20_1">
        <text:list-item>
          <text:p text:style-name="Numbering_20_1">Pokud se již na snímku tabulka nachází a je vybrána, klepneme na ikonu <text:span text:style-name="Strong_20_Emphasis">Tabulka</text:span> na nástrojové liště Tabulka. Panel Tabulka je zobrazen pouze tehdy, pokud je v hlavní nabídce zaškrtnuta položka <text:span text:style-name="Strong_20_Emphasis">Zobrazit &gt; Nástrojové lišty &gt; Tabulka</text:span> a pokud je vybrána tabulka.</text:p>
        </text:list-item>
        <text:list-item>
          <text:p text:style-name="P159">Vybereme požadovaný počet řádků a sloupců.</text:p>
        </text:list-item>
        <text:list-item>
          <text:p text:style-name="P159">Styl tabulky vybereme ze seznamu dostupných možností v části Návrh tabulky na postranní liště (obrázek <text:sequence-ref text:reference-format="value" text:ref-name="refFigure18">19</text:sequence-ref>). Pokud se panel <text:span text:style-name="Character_5f_20_5f_style">Návrh tabulky</text:span> po vložení nebo výběru tabulky automaticky neotevře, klepneme na ikonu <text:span text:style-name="Strong_20_Emphasis">Vlastnosti</text:span> na pravé straně postranní lišty.</text:p>
        </text:list-item>
      </text:list>
      <text:list xml:id="list195249208268478" text:continue-list="list195249170088812" text:style-name="Heading_20_Note">
        <text:list-item>
          <text:p text:style-name="P141">Poznámka</text:p>
        </text:list-item>
      </text:list>
      <text:p text:style-name="P112">Volbou některého ze stylů, které jsou uvedeny v části Návrh tabulky na postranní liště, vytvoříme tabulku, jež bude na tomto stylu založena. Pokud vytvoříme tabulku jiným způsobem, stále na ni můžeme styl později použít.</text:p>
      <text:p text:style-name="P42">Nástrojová lišta Tabulka v programu Impress nabízí stejné funkce jako lišta Tabulka v programu Writer kromě funkcí Seřadit a Součet. Chceme-li tyto funkce v prezentaci použít, je nutné do ní vložit sešit aplikace Calc.</text:p>
      <text:p text:style-name="P60">Vytvořenou tabulku lze dále upravovat. Můžeme přidávat a odstraňovat řádky a sloupce, upravovat šířku a rozestupy, přidávat ohraničení, nastavovat barvy pozadí a podobně. Další informace o práci s tabulkami nalezneme v <text:span text:style-name="Character_5f_20_5f_style">kapitole 3 - Přidávání a formátování textu v příručce </text:span><text:span text:style-name="Emphasis">Impress Guide</text:span> a<text:span text:style-name="Character_5f_20_5f_style"> kapitole 13 - Tabulky dat v příručce </text:span><text:span text:style-name="Emphasis">Writer Guide</text:span>.</text:p>
      <text:p text:style-name="P82"><text:soft-page-break/>Vkládání dat do buněk tabulky je obdobné jako práce s textovými poli. Klepneme na požadovanou buňku a začneme psát text. K rychlému přechodu mezi buňkami tabulky můžeme použít klávesnici:</text:p>
      <text:list xml:id="list195250142254736" text:continue-list="list195250115230308" text:style-name="List_20_1">
        <text:list-item>
          <text:p text:style-name="P149">Stisknutím kláves <text:span text:style-name="Character_5f_20_5f_style">se šipkami</text:span> přesuneme kurzor buď do další buňky, je-li buňka prázdná, nebo na následující znak, pokud buňka již obsahuje text.</text:p>
        </text:list-item>
        <text:list-item>
          <text:p text:style-name="P149">Stisknutím klávesy <text:span text:style-name="Keystroke">Tab</text:span> přejdeme do buňky vpravo a stisknutím <text:span text:style-name="Keystroke">Shift + Tab</text:span> do buňky vlevo.</text:p>
        </text:list-item>
      </text:list>
      <text:h text:style-name="P123" text:outline-level="2"><text:bookmark-start text:name="__RefHeading__32442112"/>Přidávání grafů<text:bookmark-end text:name="__RefHeading__32442112"/></text:h>
      <text:p text:style-name="P81">Chceme-li do snímku přidat graf:</text:p>
      <text:list xml:id="list195250001907273" text:continue-list="list195249215644379" text:style-name="Numbering_20_1">
        <text:list-item text:start-value="1">
          <text:p text:style-name="P159">V hlavní nabídce zvolíme <text:span text:style-name="Strong_20_Emphasis">Vložit &gt; Graf</text:span> nebo klepneme na ikonu <text:span text:style-name="Character_5f_20_5f_style">Graf</text:span> na nástrojové liště Standardní nebo klepneme na ikonu <text:span text:style-name="Strong_20_Emphasis">Vložit graf</text:span> na novém snímku (obrázek <text:sequence-ref text:reference-format="value" text:ref-name="refFigure9">10</text:sequence-ref><text:s/>na straně <text:sequence-ref text:reference-format="page" text:ref-name="refFigure9">14</text:sequence-ref>).</text:p>
        </text:list-item>
        <text:list-item>
          <text:p text:style-name="P159">Impress vloží výchozí graf a otevře se dialogové okno Graf. Podrobnosti o úpravě typu grafu, vkládání vlastních dat a změně formátování nalezneme v <text:span text:style-name="Emphasis">kapitole 7 - Tabulky, grafy a další objekty</text:span> v příručce <text:span text:style-name="Emphasis">Impress Guide</text:span>. Další detaily a příklady nalezneme v <text:span text:style-name="Emphasis">kapitole 3 - Vytváření grafů</text:span> v příručce <text:span text:style-name="Emphasis">Calc Guide</text:span>.</text:p>
        </text:list-item>
      </text:list>
      <text:h text:style-name="P123" text:outline-level="2"><text:bookmark-start text:name="__RefHeading__8494_1209474805"/>Přidávání multimediálních souborů<text:bookmark-end text:name="__RefHeading__8494_1209474805"/></text:h>
      <text:p text:style-name="P82">Chceme-li do snímku přidat multimediální soubory, jako jsou hudba a videoklipy:</text:p>
      <text:list xml:id="list195249566325156" text:continue-list="list195250001907273" text:style-name="Numbering_20_1">
        <text:list-item text:start-value="1">
          <text:p text:style-name="Numbering_20_1">V hlavní nabídce zvolíme <text:span text:style-name="Strong_20_Emphasis">Vložit &gt; Zvuk nebo video</text:span> nebo klepneme na ikonu <text:span text:style-name="Strong_20_Emphasis">Vložit zvuk nebo video</text:span> na novém snímku (obrázek <text:sequence-ref text:reference-format="value" text:ref-name="refFigure9">10</text:sequence-ref><text:s/>na straně <text:sequence-ref text:reference-format="page" text:ref-name="refFigure9">14</text:sequence-ref>).</text:p>
        </text:list-item>
        <text:list-item>
          <text:p text:style-name="Numbering_20_1">V prohlížeči souborů, který se otevře, najdeme a vybereme požadovaný soubor a klepneme na <text:span text:style-name="Strong_20_Emphasis">Otevřít</text:span>.</text:p>
        </text:list-item>
        <text:list-item>
          <text:p text:style-name="Numbering_20_1">V dolní části pracovní plochy se otevře přehrávač médií, pomocí kterého si můžeme soubor přehrát.</text:p>
        </text:list-item>
        <text:list-item>
          <text:p text:style-name="Numbering_20_1">Pokud vložíme zvukový soubor, v poli s obsahem se zobrazí obrázek reproduktoru.</text:p>
        </text:list-item>
      </text:list>
      <text:h text:style-name="P123" text:outline-level="2"><text:bookmark-start text:name="__RefHeading__8496_1209474805"/>Přidávání grafiky, sešitů a jiných objektů<text:bookmark-end text:name="__RefHeading__8496_1209474805"/></text:h>
      <text:p text:style-name="P61">K obohacení textu ve snímcích se často používají grafické prvky jako různé tvary, bubliny s textem, šipky a podobně. S těmito objekty se pracuje podobně jako s grafikou v programu Draw. Další informace nalezneme v <text:span text:style-name="Character_5f_20_5f_style"> </text:span><text:span text:style-name="Emphasis">kapitole 7 - Začínáme s programem Draw</text:span> nebo v příručce <text:span text:style-name="Emphasis">Impress Guide</text:span><text:span text:style-name="Character_5f_20_5f_style"> v kapitolách 4, 5</text:span> a 6 nebo v příručce <text:span text:style-name="Character_5f_20_5f_style"/><text:span text:style-name="Emphasis">Draw Guide</text:span><text:span text:style-name="Character_5f_20_5f_style">.</text:span></text:p>
      <text:p text:style-name="P42">Sešity vložené do snímku poskytují většinu funkcí sešitů programu Calc, a umožňují tak provádět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P42">Druhá možnost je použít volbu <text:span text:style-name="Strong_20_Emphasis">Vložit &gt; Objekt &gt; Objekt OLE</text:span> <text:span text:style-name="Character_5f_20_5f_style"/>v hlavní nabídce. Můžeme si vybrat z možností, které zahrnují sešit LibreOffice.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a viditelná požadovaná data.</text:p>
      <text:p text:style-name="P61">Do snímku můžeme také vložit různé jiné objekty, například dokumenty Writer, vzorce Math , kresby Draw nebo jinou prezentaci. Podrobnosti o použití těchto objektů nalezneme v <text:span text:style-name="Character_5f_20_5f_style"> </text:span><text:span text:style-name="Emphasis">kapitole 7 - Vkládání tabulkových dokumentů, grafů a jiných objektů</text:span><text:span text:style-name="Character_5f_20_5f_style"> v příručce </text:span><text:span text:style-name="Emphasis">Impress Guide</text:span>.</text:p>
      <text:h text:style-name="P116" text:outline-level="1"><text:bookmark-start text:name="__RefHeading__26370_1454631700"/>Práce s předlohami snímků a se styly<text:bookmark-end text:name="__RefHeading__26370_1454631700"/></text:h>
      <text:p text:style-name="P47">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p text:style-name="P47"><text:soft-page-break/>Předloha snímku určuje sadu vlastností včetně barvy pozadí, grafických prvků, přechodů a dalších objektů (například loga, dekorativní čáry a podobně), záhlaví a zápatí, polohy a velikosti rámců a formátu textu.</text:p>
      <text:h text:style-name="P123" text:outline-level="2"><text:bookmark-start text:name="__RefHeading__9520_1209474805"/>Styly<text:bookmark-end text:name="__RefHeading__9520_1209474805"/></text:h>
      <text:p text:style-name="P47">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ext:list xml:id="list195248295208233" text:continue-list="list195249208268478" text:style-name="Heading_20_Note">
        <text:list-item>
          <text:p text:style-name="P139">Poznámka</text:p>
        </text:list-item>
      </text:list>
      <text:p text:style-name="P32">Ačkoliv je vhodné používat předlohy snímku co nejvíce, u určitých snímků se neobejdeme bez ručních úprav. Příkladem může být rozvržení s textem a grafem, v němž potřebujeme zvětšit plochu grafu.</text:p>
      <text:p text:style-name="P47">K předlohám snímku jsou přiřazeny dva typy stylů: <text:span text:style-name="Character_5f_20_5f_style">styly prezentace</text:span> a <text:span text:style-name="Character_5f_20_5f_style">styly kresby</text:span>. Styly prezentace, které jsou součástí programu Impress, můžeme měnit, nemůžeme však vytvářet nové styly. Styly kresby můžeme nejen upravovat, ale lze vytvářet i styly nové.</text:p>
      <text:p text:style-name="P42">Styly prezentace ovlivňují tři prvky předlohy snímku: pozadí, objekty na pozadí (ikony, dekorativní čáry a textové rámce) a text umístěný na snímku. Styly textu se dále dělí na <text:span text:style-name="Character_5f_20_5f_style">Poznámky</text:span>, <text:span text:style-name="Character_5f_20_5f_style">Osnova 1</text:span> až <text:span text:style-name="Character_5f_20_5f_style">Osnova 9</text:span>, <text:span text:style-name="Character_5f_20_5f_style">Podnadpis</text:span> a <text:span text:style-name="Character_5f_20_5f_style">Titulek</text:span>. Styly osnovy se používají pro různé úrovně osnovy, ke kterým patří. Například Osnova 2 se používá pro podbody úrovně Osnova 1, Osnova 3 se používá pro podbody úrovně Osnova 2 atd.</text:p>
      <text:p text:style-name="P42">Styly kresby nejsou omezeny a mohou ovlivňovat mnoho prvků snímku.</text:p>
      <text:h text:style-name="P123" text:outline-level="2"><text:bookmark-start text:name="__RefHeading__26372_1454631700"/>Předlohy snímků<text:bookmark-end text:name="__RefHeading__26372_1454631700"/></text:h>
      <text:p text:style-name="P47">Součástí programu Impress je soubor předloh snímků. Tyto předlohy snímků jsou zobrazeny na kartě <text:alphabetical-index-mark text:string-value="Předloha stránky"/>Předloha stránky na postranní liště (obrázek <text:sequence-ref text:reference-format="value" text:ref-name="refFigure19">20</text:sequence-ref>), která má tři části: <text:span text:style-name="Strong_20_Emphasis">Použito v této prezentaci</text:span>, <text:span text:style-name="Strong_20_Emphasis">Naposledy použito</text:span> a <text:span text:style-name="Strong_20_Emphasis">Dostupné k použití</text:span>. Klepnutím na znaménko rozbalení (+ nebo šipka) vedle názvu části ji rozbalíme, čímž se zobrazí náhledy snímku, nebo jej sbalíme, aby se miniatury skryly.</text:p>
      <text:p text:style-name="Figure"><text:soft-page-break/><draw:frame draw:style-name="fr3" draw:name="Frame19" text:anchor-type="as-char" svg:width="7.101cm" draw:z-index="8"><draw:text-box fo:min-height="15.96cm"><text:p text:style-name="Caption"><draw:frame draw:style-name="fr12" draw:name="Image31" text:anchor-type="paragraph" svg:width="7.101cm" style:rel-width="100%" svg:height="15.96cm" style:rel-height="scale" draw:z-index="9"><draw:image xlink:href="Pictures/100002010000012F000002A9B8AD005DCBF11FE7.png" xlink:type="simple" xlink:show="embed" xlink:actuate="onLoad" loext:mime-type="image/png"/></draw:frame><text:line-break/>Obrázek <text:sequence text:ref-name="refFigure19" text:name="Figure" text:formula="ooow:Figure+1" style:num-format="1">20</text:sequence>: Karta postranní lišty Předloha stránky</text:p></draw:text-box></draw:frame></text:p>
      <text:p text:style-name="P47">Předlohy snímku, které se nacházejí v seznamu <text:span text:style-name="Character_5f_20_5f_style">Dostupné k použití</text:span>, pocházejí ze šablony téhož názvu. V tomto seznamu se rovněž zobrazí předlohy ze šablon, které jsme vytvořili nebo které jsme přidali z jiných zdrojů.</text:p>
      <text:h text:style-name="P126" text:outline-level="2"><text:bookmark-start text:name="__RefHeading___Toc29085_1691703164"/>Vytvoření předlohy snímku<text:bookmark-end text:name="__RefHeading___Toc29085_1691703164"/></text:h>
      <text:p text:style-name="P83">Vytváření <text:alphabetical-index-mark text:string-value="vytváření" text:key1="předlohy snímku"/>nové předlohy snímku se podobá úpravě výchozího snímku.</text:p>
      <text:list xml:id="list195249526318118" text:continue-list="list195249566325156" text:style-name="Numbering_20_1">
        <text:list-item text:start-value="1">
          <text:p text:style-name="Numbering_20_1">Do režimu úpravy předlohy přejdeme tak, že v hlavní nabídce zvolíme <text:span text:style-name="Strong_20_Emphasis">Zobrazit &gt;Předloha snímků</text:span>, čímž se zobrazí nástrojová lišta <text:span text:style-name="Character_5f_20_5f_style">Předloha snímků</text:span> (<text:sequence-ref text:reference-format="category-and-value" text:ref-name="refFigure20">21</text:sequence-ref>). Pokud se tato lišta nezobrazí, zvolíme <text:span text:style-name="Strong_20_Emphasis">Zobrazit &gt; Nástrojové lišty</text:span> a vybereme <text:span text:style-name="Strong_20_Emphasis">Zobrazení předlohy</text:span><text:span text:style-name="Character_5f_20_5f_style">.</text:span></text:p>
        </text:list-item>
        <text:list-item>
          <text:p text:style-name="P163"><text:span text:style-name="Character_5f_20_5f_style">Na nástrojové liště Zobrazení předlohy klepneme na ikonu </text:span><text:span text:style-name="Strong_20_Emphasis">Nová předloha</text:span><text:span text:style-name="Character_5f_20_5f_style"> nebo klepneme pravým tlačítkem na libovolný snímek a zvolíme </text:span><text:span text:style-name="Strong_20_Emphasis">Nová předloha</text:span><text:span text:style-name="Character_5f_20_5f_style"> z místní nabídky.</text:span></text:p>
        </text:list-item>
        <text:list-item>
          <text:p text:style-name="P164"><text:span text:style-name="Character_5f_20_5f_style">Na panelu snímků přibude nová předloha. Tuto předlohu upravíme podle svých představ. (viz „</text:span><text:span text:style-name="Character_5f_20_5f_style"><text:span text:style-name="T114"><text:bookmark-ref text:reference-format="text" text:ref-name="__RefHeading__26380_1454631700">Úprava předlohy snímku</text:bookmark-ref></text:span></text:span><text:span text:style-name="Character_5f_20_5f_style">” na straně </text:span><text:span text:style-name="Character_5f_20_5f_style"><text:span text:style-name="T114"><text:bookmark-ref text:reference-format="page" text:ref-name="__RefHeading__26380_1454631700">27</text:bookmark-ref></text:span></text:span><text:span text:style-name="Character_5f_20_5f_style">)</text:span>.</text:p>
        </text:list-item>
      </text:list>
      <text:p text:style-name="P9"><text:soft-page-break/><draw:frame draw:style-name="fr3" draw:name="Frame6" text:anchor-type="as-char" svg:width="5.26cm" draw:z-index="51"><draw:text-box fo:min-height="2.417cm"><text:p text:style-name="Caption"><draw:frame draw:style-name="fr11" draw:name="Image3" text:anchor-type="paragraph" svg:width="2.295cm" style:rel-width="100%" svg:height="0.82cm" style:rel-height="scale" draw:z-index="52"><draw:image xlink:href="Pictures/10000201000000540000001E095AFCE55A067548.png" xlink:type="simple" xlink:show="embed" xlink:actuate="onLoad" loext:mime-type="image/png"/></draw:frame><text:line-break/>Obrázek <text:sequence text:ref-name="refFigure20" text:name="Figure" text:formula="ooow:Figure+1" style:num-format="1">21</text:sequence>: Nástrojová lišta Zobrazení předlohy</text:p></draw:text-box></draw:frame></text:p>
      <text:list xml:id="list195249509267592" text:continue-numbering="true" text:style-name="Numbering_20_1">
        <text:list-item>
          <text:p text:style-name="P165">Doporučeným krokem je přejmenování nové předlohy snímku. Klepneme pravým tlačítkem na snímek na panelu snímků a z místní nabídky vybereme <text:span text:style-name="Strong_20_Emphasis">Přejmenovat předlohu</text:span> nebo klepneme na ikonu <text:span text:style-name="Strong_20_Emphasis">Přejmenovat předlohu</text:span> na nástrojové liště Předloha snímku.</text:p>
        </text:list-item>
        <text:list-item>
          <text:p text:style-name="P165">Po dokončení úprav klepneme na liště Zobrazení předlohy snímku na tlačítko <text:span text:style-name="Strong_20_Emphasis">Zavřít předlohu</text:span>, čímž se vrátíme do běžného režimu úpravy snímků.</text:p>
        </text:list-item>
      </text:list>
      <text:h text:style-name="P127" text:outline-level="2"><text:bookmark-start text:name="__RefHeading__26376_1454631700"/>Použití předlohy snímku<text:bookmark-end text:name="__RefHeading__26376_1454631700"/></text:h>
      <text:p text:style-name="P104">Chceme-li některou předlohu snímku použít pro všechny snímky v prezentaci:</text:p>
      <text:list xml:id="list195249321191182" text:continue-list="list195249509267592" text:style-name="Numbering_20_1">
        <text:list-item text:start-value="1">
          <text:p text:style-name="Numbering_20_1">Na postranní liště otevřeme kartu Předloha stránky (obrázek <text:sequence-ref text:reference-format="value" text:ref-name="refFigure19">20</text:sequence-ref>).</text:p>
        </text:list-item>
        <text:list-item>
          <text:p text:style-name="Numbering_20_1">Klepneme pravým tlačítkem na požadovanou předlohu a v místní nabídce zvolíme <text:span text:style-name="Strong_20_Emphasis">Použít na všechny snímky</text:span>.</text:p>
        </text:list-item>
      </text:list>
      <text:p text:style-name="P84">Použití předlohy na jeden nebo více vybraných snímků:</text:p>
      <text:list xml:id="list195249679361863" text:continue-list="list195249321191182" text:style-name="Numbering_20_1">
        <text:list-item text:start-value="1">
          <text:p text:style-name="P166">V panelu snímků vybereme snímek nebo snímky, pro které chceme novou předlohu použít.</text:p>
        </text:list-item>
        <text:list-item>
          <text:p text:style-name="P166">Na kartě Předloha snímku na postranní liště klepneme pravým tlačítkem na požadovanou předlohu a v místní nabídce zvolíme <text:span text:style-name="Strong_20_Emphasis">Použít na vybrané snímky</text:span>.</text:p>
        </text:list-item>
      </text:list>
      <text:h text:style-name="P127" text:outline-level="2"><text:bookmark-start text:name="__RefHeading__26378_1454631700"/>Načítání dalších předloh snímků<text:bookmark-end text:name="__RefHeading__26378_1454631700"/></text:h>
      <text:p text:style-name="P42">Někdy může nastat situace, kdy v jedné prezentaci potřebujeme použít předlohu snímku, který se však nachází v různých šablonách. Například můžeme požadovat zcela jiné rozvržení prvního snímku nebo chtít přidat snímek z jiné prezentace.</text:p>
      <text:list xml:id="list195250064385070" text:continue-list="list195249679361863" text:style-name="Numbering_20_1">
        <text:list-item text:start-value="1">
          <text:p text:style-name="Numbering_20_1">Vybereme snímek a v hlavní nabídce zvolíme <text:span text:style-name="Strong_20_Emphasis">Snímek &gt; Změnit předlohu snímku</text:span>. Otevře se dialogové okno Dostupné předlohy snímku (obrázek <text:sequence-ref text:reference-format="value" text:ref-name="refFigure21">22</text:sequence-ref>).</text:p>
        </text:list-item>
        <text:list-item>
          <text:p text:style-name="P167">Chceme-li přidat další předlohy, klepneme na tlačítko <text:span text:style-name="Strong_20_Emphasis">Načíst</text:span>, čímž otevřeme dialogové okno Načíst předlohu snímku (obrázek <text:sequence-ref text:reference-format="value" text:ref-name="refFigure22">23</text:sequence-ref>). Klepnutím na <text:span text:style-name="Strong_20_Emphasis">Náhled</text:span> se rozbalí dialog a zobrazí se náhled návrhů snímků.</text:p>
        </text:list-item>
        <text:list-item>
          <text:p text:style-name="P167">Vybereme šablonu, ze které chceme předlohu načíst a klepneme na <text:span text:style-name="Strong_20_Emphasis">OK</text:span>.</text:p>
        </text:list-item>
        <text:list-item>
          <text:p text:style-name="P167">Opětovným klepnutím na <text:span text:style-name="Strong_20_Emphasis">OK</text:span> zavřeme dialogové okno Dostupné předlohy snímku.</text:p>
        </text:list-item>
      </text:list>
      <text:p text:style-name="Figure"><text:soft-page-break/><draw:frame draw:style-name="fr1" draw:name="Frame253" text:anchor-type="as-char" draw:z-index="53"><draw:text-box fo:min-height="9.564cm" fo:min-width="9.839cm"><text:p text:style-name="Caption"><draw:frame draw:style-name="fr10" draw:name="Image14" text:anchor-type="paragraph" svg:width="9.34cm" svg:height="9.063cm" draw:z-index="54"><draw:image xlink:href="Pictures/100002010000020B000001EFDFD30A12A8742365.png" xlink:type="simple" xlink:show="embed" xlink:actuate="onLoad" loext:mime-type="image/png"/></draw:frame>Obrázek <text:sequence text:ref-name="refFigure21" text:name="Figure" text:formula="ooow:Figure+1" style:num-format="1">22</text:sequence>: Dialogové okno Dostupné předlohy snímku</text:p></draw:text-box></draw:frame></text:p>
      <text:p text:style-name="P107"><draw:frame draw:style-name="fr6" draw:name="Frame263" text:anchor-type="as-char" svg:width="11.957cm" draw:z-index="55"><draw:text-box fo:min-height="11.326cm"><text:p text:style-name="Caption"><draw:frame draw:style-name="fr18" draw:name="Image15" text:anchor-type="paragraph" svg:width="12cm" svg:height="10.88cm" draw:z-index="56"><draw:image xlink:href="Pictures/100002010000023A0000023498143DC1D9D0FCCE.png" xlink:type="simple" xlink:show="embed" xlink:actuate="onLoad" loext:mime-type="image/png"/></draw:frame>Obrázek <text:sequence text:ref-name="refFigure22" text:name="Figure" text:formula="ooow:Figure+1" style:num-format="1">23</text:sequence>: Dialogové okno Načíst předlohu snímku, rozbalené pro zobrazení náhledu</text:p></draw:text-box></draw:frame></text:p>
      <text:p text:style-name="P113">Předlohy, které se nachází ve vybrané šabloně, jsou nyní zobrazeny v části <text:span text:style-name="Strong_20_Emphasis">Dostupné k použití</text:span> na kartě Předloha stránky v postranní liště.</text:p>
      <text:h text:style-name="P123" text:outline-level="2"><text:bookmark-start text:name="__RefHeading__26380_1454631700"/>Úprava předlohy snímku<text:bookmark-end text:name="__RefHeading__26380_1454631700"/></text:h>
      <text:p text:style-name="P82">Na hlavním snímku můžeme změnit následující položky:</text:p>
      <text:list xml:id="list465682749" text:style-name="List_20_1">
        <text:list-item>
          <text:p text:style-name="P149">Pozadí (barva, přechod, šrafování a rastrový obrázek)</text:p>
        </text:list-item>
        <text:list-item>
          <text:p text:style-name="P149"><text:soft-page-break/>Objekty pozadí (například logo nebo ozdobná grafika)</text:p>
        </text:list-item>
        <text:list-item>
          <text:p text:style-name="P149">Velikost, poloha a obsah prvků záhlaví a zápatí, které se zobrazí na každém snímku</text:p>
        </text:list-item>
        <text:list-item>
          <text:p text:style-name="P149">Velikost a poloha předvolených rámců pro název snímku a obsah</text:p>
        </text:list-item>
      </text:list>
      <text:p text:style-name="P48">Další informace o úpravě předloh snímků nalezneme v<text:span text:style-name="Character_5f_20_5f_style"> </text:span><text:span text:style-name="Emphasis">kapitole 2 - Používání předloh, stylů a šablon</text:span><text:span text:style-name="Character_5f_20_5f_style"> v příručce </text:span><text:span text:style-name="Emphasis">Impress Guide</text:span>.</text:p>
      <text:list xml:id="list195250447056378" text:continue-list="list195250064385070" text:style-name="Numbering_20_1">
        <text:list-item text:start-value="1">
          <text:p text:style-name="P159">V hlavní nabídce zvolíme <text:span text:style-name="Strong_20_Emphasis">Zobrazit &gt; Předloha snímku</text:span>. Tím se odemknou vlastnosti předlohy a můžeme ji upravovat.</text:p>
        </text:list-item>
        <text:list-item>
          <text:p text:style-name="P159">V panelu Snímky na levé straně pracovní plochy vybereme předlohu snímku.</text:p>
        </text:list-item>
        <text:list-item>
          <text:p text:style-name="P159">Vybereme objekt v předloze na pracovní ploše. Na panelu Vlastnosti v postranní liště se poté zobrazí vlastnosti, které lze pro vybraný objekt změnit. Obrázek <text:sequence-ref text:reference-format="value" text:ref-name="refFigure23">24</text:sequence-ref><text:s/>zobrazuje vybraný obrázek s otevřeným panelem <text:span text:style-name="Character_5f_20_5f_style">Obrázek</text:span> na postranní liště.</text:p>
        </text:list-item>
        <text:list-item>
          <text:p text:style-name="P159">V předloze uděláme potřebné změny a následně buď  klepneme na ikonu <text:span text:style-name="Strong_20_Emphasis">Zavřít předlohu</text:span> na panelu Zobrazení předlohy nebo v hlavní nabídce zvolíme <text:span text:style-name="Strong_20_Emphasis">Zobrazit &gt; Normální</text:span>, čímž režim úpravy předlohy opustíme. Před pokračováním soubor s prezentací uložíme.</text:p>
        </text:list-item>
      </text:list>
      <text:p text:style-name="Figure"><draw:frame draw:style-name="fr2" draw:name="Frame9" text:anchor-type="as-char" svg:width="17cm" draw:z-index="57"><draw:text-box fo:min-height="10.128cm"><text:p text:style-name="Caption"><draw:frame draw:style-name="fr12" draw:name="Image18" text:anchor-type="paragraph" svg:width="17cm" style:rel-width="100%" svg:height="10.128cm" style:rel-height="scale" draw:z-index="58"><draw:image xlink:href="Pictures/1000020100000481000002AFBCF1E2B40BCEC81D.png" xlink:type="simple" xlink:show="embed" xlink:actuate="onLoad" loext:mime-type="image/png"/></draw:frame><text:line-break/>Obrázek <text:sequence text:ref-name="refFigure23" text:name="Figure" text:formula="ooow:Figure+1" style:num-format="1">24</text:sequence>: Úpravy předlohy snímku</text:p></draw:text-box></draw:frame></text:p>
      <text:list xml:id="list1841352808" text:style-name="Heading_20_Caution">
        <text:list-item>
          <text:p text:style-name="P137">Upozornění</text:p>
        </text:list-item>
      </text:list>
      <text:p text:style-name="P30">Veškeré změny provedené na předloze v režimu její úpravy se projeví na <text:span text:style-name="Character_5f_20_5f_style">všech</text:span> snímcích, které tuto předlohu používají. Vždy si proto před pokračováním práce na prezentaci ověříme, že jsme zavřeli zobrazení předlohy a přešli do režimu normálního zobrazení.</text:p>
      <text:list xml:id="list195249744728725" text:continue-list="list195248295208233" text:style-name="Heading_20_Note">
        <text:list-item>
          <text:p text:style-name="P142"><text:soft-page-break/>Poznámka</text:p>
        </text:list-item>
      </text:list>
      <text:p text:style-name="P30">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Strong_20_Emphasis">Formát &gt; Vymazat přímé formátování</text:span>.</text:p>
      <text:h text:style-name="P123" text:outline-level="2"><text:bookmark-start text:name="__RefHeading__10112_270421594"/>Přidávání textu, zápatí a polí na všechny snímky<text:bookmark-end text:name="__RefHeading__10112_270421594"/></text:h>
      <text:p text:style-name="P85">Do předlohy snímku můžeme přidat text, zápatí a pole, které se zobrazí na každém snímku prezentace. Záhlaví se obvykle na snímky nepřidávají.</text:p>
      <text:h text:style-name="P136" text:outline-level="3"><text:bookmark-start text:name="__RefHeading__7477_270421594"/>Text<text:bookmark-end text:name="__RefHeading__7477_270421594"/></text:h>
      <text:list xml:id="list195248675116866" text:continue-list="list195250447056378" text:style-name="Numbering_20_1">
        <text:list-item text:start-value="1">
          <text:p text:style-name="P159">Volbou <text:span text:style-name="Strong_20_Emphasis">Zobrazit &gt; Předloha snímku</text:span> v hlavní nabídce otevřeme zobrazení předlohy (obrázek <text:sequence-ref text:reference-format="value" text:ref-name="refFigure24">25</text:sequence-ref>).</text:p>
        </text:list-item>
        <text:list-item>
          <text:p text:style-name="P159">Na nástrojové liště Kresba klepneme na ikonu <text:span text:style-name="Character_5f_20_5f_style">Text</text:span> nebo stiskneme klávesu <text:span text:style-name="Character_5f_20_5f_style">F2</text:span>.</text:p>
        </text:list-item>
        <text:list-item>
          <text:p text:style-name="P159">Klepneme na snímek předlohy a tažením nakreslíme textový objekt, do něhož poté napíšeme nebo vložíme text.</text:p>
        </text:list-item>
        <text:list-item>
          <text:p text:style-name="P159">Po zadání textu v hlavní nabídce zvolíme <text:span text:style-name="Strong_20_Emphasis">Zobrazit &gt; Normální</text:span> nebo klepneme na <text:span text:style-name="Strong_20_Emphasis">Zavřít předlohu</text:span>.</text:p>
        </text:list-item>
      </text:list>
      <text:p text:style-name="Figure"><draw:frame draw:style-name="fr1" draw:name="Frame315" text:anchor-type="as-char" svg:width="11.506cm" draw:z-index="59"><draw:text-box fo:min-height="8.909cm"><text:p text:style-name="Caption"><draw:frame draw:style-name="fr17" draw:name="Image262" text:anchor-type="paragraph" svg:width="11.479cm" svg:height="8.23cm" draw:z-index="60"><draw:image xlink:href="Pictures/10000000000001CF0000015F126721BB7AE1ED6E.png" xlink:type="simple" xlink:show="embed" xlink:actuate="onLoad" loext:mime-type="image/png"/></draw:frame>Obrázek <text:sequence text:ref-name="refFigure24" text:name="Figure" text:formula="ooow:Figure+1" style:num-format="1">25</text:sequence>: Příklad předlohy snímku</text:p></draw:text-box></draw:frame></text:p>
      <text:p text:style-name="Figure"><text:soft-page-break/><draw:frame draw:style-name="fr6" draw:name="Frame175" text:anchor-type="as-char" svg:width="11.986cm" draw:z-index="61"><draw:text-box fo:min-height="0.787cm"><text:p text:style-name="Caption"><draw:frame draw:style-name="fr16" draw:name="Image22" text:anchor-type="paragraph" svg:width="11.82cm" svg:height="10.269cm" draw:z-index="62"><draw:image xlink:href="Pictures/1000020100000249000001F98C01E5A6AA80A5C1.png" xlink:type="simple" xlink:show="embed" xlink:actuate="onLoad" loext:mime-type="image/png"/></draw:frame>Obrázek <text:sequence text:ref-name="refFigure25" text:name="Figure" text:formula="ooow:Figure+1" style:num-format="1">26</text:sequence>: Dialogové okno Záhlaví a zápatí</text:p></draw:text-box></draw:frame></text:p>
      <text:h text:style-name="P136" text:outline-level="3"><text:bookmark-start text:name="__RefHeading__10114_270421594"/>Zápatí<text:bookmark-end text:name="__RefHeading__10114_270421594"/></text:h>
      <text:p text:style-name="P82">Chceme-li přidat na snímky zápatí:</text:p>
      <text:list xml:id="list195248451830898" text:continue-list="list195248675116866" text:style-name="Numbering_20_1">
        <text:list-item text:start-value="1">
          <text:p text:style-name="P159">V zobrazení předlohy (obrázek <text:sequence-ref text:reference-format="value" text:ref-name="refFigure24">25</text:sequence-ref>) zvolíme <text:span text:style-name="Strong_20_Emphasis">Vložit &gt; Záhlaví a zápatí</text:span> v hlavní nabídce.</text:p>
        </text:list-item>
        <text:list-item>
          <text:p text:style-name="P168">V dialogovém okně Záhlaví a zápatí (obrázek <text:span text:style-name="T59"><text:sequence-ref text:reference-format="value" text:ref-name="refFigure25">26</text:sequence-ref></text:span>) přejdeme na kartu Snímky a vybereme položky, které chceme zobrazit a napíšeme text zápatí.</text:p>
        </text:list-item>
        <text:list-item>
          <text:p text:style-name="P159">Klepnutím na <text:span text:style-name="Strong_20_Emphasis">Použít na všechny</text:span> použijeme změny na všechny předlohy v prezentaci nebo klepnutím na <text:span text:style-name="Strong_20_Emphasis">Použít</text:span> provedeme změny pouze na vybranou předlohu.</text:p>
        </text:list-item>
      </text:list>
      <text:h text:style-name="P134" text:outline-level="3"><text:bookmark-start text:name="__RefHeading__10116_270421594"/>Pole<text:bookmark-end text:name="__RefHeading__10116_270421594"/></text:h>
      <text:p text:style-name="P49">Pokud do objektu chceme přidat pole, nebo pokud ho chceme do snímku přidat jako nezávislý objekt, v hlavní nabídce zvolíme <text:span text:style-name="Strong_20_Emphasis">Vložit &gt; Pole</text:span> a v podnabídce zvolíme jeho požadovaný typ. Pokud chceme pole ve snímku upravit, postupujeme podle návodu <text:span text:style-name="Emphasis">kapitole 3 - Přidávání a formátování textu</text:span><text:span text:style-name="Character_5f_20_5f_style"> v příručce </text:span><text:span text:style-name="Emphasis">Impress Guide</text:span>.</text:p>
      <text:p text:style-name="P82">V programu Impress můžeme použít následující pole:</text:p>
      <text:list xml:id="list4346345659579076891" text:style-name="List_20_1">
        <text:list-item>
          <text:p text:style-name="P149">Datum (neměnné)</text:p>
        </text:list-item>
      </text:list>
      <text:list xml:id="list195250256220626" text:continue-list="list195250142254736" text:style-name="List_20_1">
        <text:list-item>
          <text:p text:style-name="P149">Datum (proměnné): po otevření souboru se automaticky aktualizuje</text:p>
        </text:list-item>
      </text:list>
      <text:list xml:id="list195249969477305" text:continue-list="list4346345659579076891" text:style-name="List_20_1">
        <text:list-item>
          <text:p text:style-name="P149">Čas (neměnný)</text:p>
        </text:list-item>
      </text:list>
      <text:list xml:id="list195249472583666" text:continue-list="list195250256220626" text:style-name="List_20_1">
        <text:list-item>
          <text:p text:style-name="P149">Čas (proměnný): po otevření souboru se automaticky aktualizuje</text:p>
        </text:list-item>
        <text:list-item>
          <text:p text:style-name="P149">Autor: jméno a příjmení zadané v uživatelských údajích LibreOffice (viz tip níže)</text:p>
        </text:list-item>
      </text:list>
      <text:list xml:id="list195248457304770" text:continue-list="list195249969477305" text:style-name="List_20_1">
        <text:list-item>
          <text:p text:style-name="P149">Číslo snímku: pořadové číslo snímku bez slova „Snímek“</text:p>
        </text:list-item>
        <text:list-item>
          <text:p text:style-name="P155">Název snímku: výchozí nastavení Snímek 1, Snímek 2,..., pokud jsme nepřejmenovali snímky</text:p>
        </text:list-item>
        <text:list-item>
          <text:p text:style-name="P149">Počet snímků: počet snímků v prezentaci</text:p>
        </text:list-item>
        <text:list-item>
          <text:p text:style-name="P149">Název souboru</text:p>
        </text:list-item>
      </text:list>
      <text:list xml:id="list195249374107039" text:continue-list="list195248550377843" text:style-name="Heading_20_Tip">
        <text:list-item>
          <text:p text:style-name="P144"><text:soft-page-break/>Tip</text:p>
        </text:list-item>
      </text:list>
      <text:p text:style-name="P89">Údaje o autorovi můžeme upravit v hlavní nabídce na kartě <text:span text:style-name="Strong_20_Emphasis">Nástroje &gt; Možnosti &gt; LibreOffice &gt; Uživatelské údaje</text:span>.</text:p>
      <text:list xml:id="list195249484884469" text:continue-list="list195249744728725" text:style-name="Heading_20_Note">
        <text:list-item>
          <text:p text:style-name="P143">Poznámka</text:p>
        </text:list-item>
      </text:list>
      <text:p text:style-name="P30">Formát čísel (<text:span text:style-name="Emphasis">1,2,3</text:span> nebo <text:span text:style-name="Emphasis">a, b, c</text:span> nebo <text:span text:style-name="Emphasis">i, ii, iii</text:span>, atd.) v číselném poli můžeme upravit tak, že z hlavní nabídky otevřeme okno <text:span text:style-name="Strong_20_Emphasis">Snímek &gt; Vlastnosti</text:span>. V dialogovém okně Nastavení snímku vybereme formát ze seznamu <text:span text:style-name="Strong_20_Emphasis">Čísla snímků</text:span> v sekci <text:span text:style-name="Character_5f_20_5f_style">Nastavení rozvržení</text:span> (<text:span text:style-name="T166"><text:sequence-ref text:reference-format="category-and-value" text:ref-name="refFigure26">27</text:sequence-ref></text:span>).</text:p>
      <text:p text:style-name="P30">Styl odstavců můžeme změnit v dialogovém okně Styly a formátování, kde upravíme příslušný styl prezentace.</text:p>
      <text:p text:style-name="Figure"><draw:frame draw:style-name="fr2" draw:name="Frame11" text:anchor-type="as-char" svg:width="15.011cm" draw:z-index="63"><draw:text-box fo:min-height="8.387cm"><text:p text:style-name="Caption"><draw:frame draw:style-name="fr15" draw:name="Image23" text:anchor-type="paragraph" svg:width="15.011cm" svg:height="7.93cm" draw:z-index="64"><draw:image xlink:href="Pictures/1000020100000311000001B8A0775641790B6242.png" xlink:type="simple" xlink:show="embed" xlink:actuate="onLoad" loext:mime-type="image/png"/></draw:frame><text:line-break/>Obrázek <text:sequence text:ref-name="refFigure26" text:name="Figure" text:formula="ooow:Figure+1" style:num-format="1">27</text:sequence>: Volba formátu čísla snímku</text:p></draw:text-box></draw:frame></text:p>
      <text:p text:style-name="Figure"><draw:frame draw:style-name="fr6" draw:name="Frame710" text:anchor-type="as-char" svg:width="12.095cm" draw:z-index="65"><draw:text-box fo:min-height="5.636cm"><text:p text:style-name="Caption"><draw:frame draw:style-name="fr10" draw:name="Image24" text:anchor-type="paragraph" svg:width="12.095cm" svg:height="5.262cm" draw:z-index="66"><draw:image xlink:href="Pictures/10000201000002DD0000013F77CBA4C8061609DE.png" xlink:type="simple" xlink:show="embed" xlink:actuate="onLoad" loext:mime-type="image/png"/></draw:frame>Obrázek <text:sequence text:ref-name="refFigure27" text:name="Figure" text:formula="ooow:Figure+1" style:num-format="1">28</text:sequence>: Vkládání komentářů</text:p></draw:text-box></draw:frame></text:p>
      <text:h text:style-name="P115" text:outline-level="1"><text:bookmark-start text:name="__RefHeading__10118_270421594"/>Přidávání komentářů do prezentace<text:bookmark-end text:name="__RefHeading__10118_270421594"/></text:h>
      <text:p text:style-name="P42">V programu Impress lze vkládat komentáře podobně jako v programech Writer a Calc.</text:p>
      <text:p text:style-name="P42">V režimu Normální zobrazení vytvoříme prázdnou poznámku tak, že v hlavní nabídce zvolíme <text:span text:style-name="Strong_20_Emphasis">Vložit &gt; Poznámka</text:span><text:span text:style-name="Character_5f_20_5f_style"/> (obrázek <text:sequence-ref text:reference-format="value" text:ref-name="refFigure27">33</text:sequence-ref>). V levém horním rohu snímku se vytvoří obdélníček s iniciálami autora, vedle něj se otevře <text:soft-page-break/>větší textové pole. Do dolní části tohoto pole se automaticky vloží jméno autora a aktuální datum. Do textového pole napíšeme nebo vložíme komentář.</text:p>
      <text:p text:style-name="P42">Obdélníček značící komentář můžeme přesunout na jakékoliv místo na snímku. Obvykle se bude jednat o místo poblíž objektu, kterého se komentář týká.</text:p>
      <text:p text:style-name="P42">Tyto značky komentářů můžeme zobrazit nebo skrýt volbou <text:span text:style-name="Strong_20_Emphasis">Zobrazit &gt; Komentáře</text:span>.</text:p>
      <text:p text:style-name="P42">Jméno, které se v komentáři zobrazuje, lze nastavit na kartě <text:span text:style-name="Strong_20_Emphasis">Nástroje &gt; Možnosti &gt; Uživatelské údaje</text:span>.</text:p>
      <text:p text:style-name="P42">Pokud dokument upravuje více osob, autoři budou automaticky odlišeni barvou pozadí.</text:p>
      <text:h text:style-name="P117" text:outline-level="1"><text:bookmark-start text:name="__RefHeading___Toc18592_1196800178"/>Vytváření podkladů<text:bookmark-end text:name="__RefHeading___Toc18592_1196800178"/></text:h>
      <text:p text:style-name="P50"><text:span text:style-name="Character_5f_20_5f_style">Zvolíme </text:span><text:span text:style-name="Strong_20_Emphasis">Zobrazit &gt; Předloha podkladů</text:span><text:span text:style-name="Character_5f_20_5f_style"> </text:span>a nastavíme rozložení snímků pro tištěné (nebo PDF) podklady. Klepneme na kartu <text:span text:style-name="Character_5f_20_5f_style">Podklady</text:span> na pracovní ploše a otevřeme kartu Vlastnosti na postranní liště. Rozbalíme panel  <text:span text:style-name="Character_5f_20_5f_style">Rozvržení</text:span> (obrázek <text:sequence-ref text:reference-format="value" text:ref-name="refFigure28">29</text:sequence-ref>). Zde si můžeme zvolit tisk 1, 2, 3, 4, 6 nebo 9 snímků na stránku.</text:p>
      <text:p text:style-name="P8"><draw:frame draw:style-name="fr5" draw:name="Frame136" text:anchor-type="as-char" svg:width="6.361cm" draw:z-index="67"><draw:text-box fo:min-height="4.614cm"><text:p text:style-name="Caption"><draw:frame draw:style-name="fr10" draw:name="Image9" text:anchor-type="paragraph" svg:width="5.895cm" svg:height="7.576cm" draw:z-index="68"><draw:image xlink:href="Pictures/1000020100000138000001916A2FCE471B410518.png" xlink:type="simple" xlink:show="embed" xlink:actuate="onLoad" loext:mime-type="image/png"/></draw:frame>Obrázek <text:sequence text:ref-name="refFigure28" text:name="Figure" text:formula="ooow:Figure+1" style:num-format="1">29</text:sequence>: Rozvržení podkladů</text:p></draw:text-box></draw:frame></text:p>
      <text:p text:style-name="Figure"><text:soft-page-break/><draw:frame draw:style-name="fr4" draw:name="Frame155" text:anchor-type="as-char" svg:y="-8.592cm" svg:width="13.608cm" draw:z-index="69"><draw:text-box fo:min-height="10.86cm"><text:p text:style-name="P10"><draw:frame draw:style-name="fr14" draw:name="Image25" text:anchor-type="paragraph" svg:x="0cm" svg:y="0cm" svg:width="13.608cm" svg:height="10.414cm" draw:z-index="70"><draw:image xlink:href="Pictures/1000020100000248000001F9D82A64F40C8736D3.png" xlink:type="simple" xlink:show="embed" xlink:actuate="onLoad" loext:mime-type="image/png"/></draw:frame>Obrázek <text:sequence text:ref-name="refFigure29" text:name="Figure" text:formula="ooow:Figure+1" style:num-format="1">30</text:sequence>: Dialogové okno Záhlaví a zápatí - karta Poznámky a podklady page</text:p></draw:text-box></draw:frame></text:p>
      <text:p text:style-name="P64">Toto zobrazení použijeme také tehdy, chceme-li určit, jaké informace se mají zobrazit v tištěných podkladech. Více informací o tisku snímků, podkladů a poznámek se nachází v <text:span text:style-name="Emphasis">kapitole 10 - Tisk, odesílání e-mailů, export a ukládání prezentací</text:span> v příručce <text:span text:style-name="Emphasis">Impress Guide</text:span>.</text:p>
      <text:p text:style-name="P64">Chceme-li otevřít dialogové okno Záhlaví a zápatí, zvolíme v hlavní nabídce <text:span text:style-name="Strong_20_Emphasis">Vložit &gt; Záhlaví a zápatí</text:span>. Na kartě <text:span text:style-name="Character_5f_20_5f_style">Poznámky a podklady</text:span> (obrázek <text:sequence-ref text:reference-format="value" text:ref-name="refFigure29">30</text:sequence-ref>) zvolíme prvky, které se mají na stránkách s podklady zobrazit a zadáme jejich hodnoty. Podrobnosti k použití tohoto okna jsou uvedeny v příručce <text:span text:style-name="Emphasis">Impress Guide</text:span>.</text:p>
      <text:h text:style-name="P118" text:outline-level="1"><text:bookmark-start text:name="__RefHeading___Toc11389_100981998"/>Vytvoření fotoalba<text:bookmark-end text:name="__RefHeading___Toc11389_100981998"/></text:h>
      <text:p text:style-name="P42">Impress může vytvořit fotoalbum ze sady obrázků, obvykle s jednou fotografií na snímek. Toto fotoalbum může být multimediální show s grafikou a obrázky, nebo dokonce shrnout vaše poslední fotografie z dovolené do souboru prezentace.</text:p>
      <text:p text:style-name="Text_20_Body_20_List_20_Intro">Chceme-li vložit do prezentace fotoalbum:</text:p>
      <text:list xml:id="list195248444596488" text:continue-list="list195248451830898" text:style-name="Numbering_20_1">
        <text:list-item text:start-value="1">
          <text:p text:style-name="P159">Otevřeme existující nebo prázdnou prezentaci.</text:p>
        </text:list-item>
        <text:list-item>
          <text:p text:style-name="P172">Přejdeme na snímek, který fotoalbu předchází.</text:p>
        </text:list-item>
        <text:list-item>
          <text:p text:style-name="P159">Zvolíme <text:span text:style-name="Strong_20_Emphasis">Vložit &gt; Multimédia &gt; Fotoalbum</text:span>.</text:p>
        </text:list-item>
        <text:list-item>
          <text:p text:style-name="P159">V dialogovém okně Vytvořit fotoalbum (obrázek <text:sequence-ref text:reference-format="value" text:ref-name="refFigure30">31</text:sequence-ref>) klepneme na <text:span text:style-name="Strong_20_Emphasis">Přidat</text:span>. Otevře se standardní prohlížeč souborů.</text:p>
        </text:list-item>
        <text:list-item>
          <text:p text:style-name="P159">Vyhledáme a vybereme fotografie, které chceme zahrnout.</text:p>
        </text:list-item>
      </text:list>
      <text:list xml:id="list195249807930431" text:continue-list="list195249374107039" text:style-name="Heading_20_Tip">
        <text:list-item>
          <text:p text:style-name="P145">Tip</text:p>
        </text:list-item>
      </text:list>
      <text:p text:style-name="P30">Jestliže se několik obrázků nachází ve stejné složce, můžete vybrat jejich skupinu tím, že při klepnutí na název souboru podržíte klávesu <text:span text:style-name="Character_5f_20_5f_style">Shift</text:span> nebo <text:span text:style-name="Character_5f_20_5f_style">Ctrl</text:span>.</text:p>
      <text:list xml:id="list195250061511047" text:continue-list="list195248444596488" text:style-name="Numbering_20_1">
        <text:list-item>
          <text:p text:style-name="P159">Klepnutím na <text:span text:style-name="Strong_20_Emphasis">Otevřít</text:span> přidáme soubory do fotoalba.</text:p>
        </text:list-item>
      </text:list>
      <text:p text:style-name="P4"><text:soft-page-break/><draw:frame draw:style-name="fr3" draw:name="Frame381" text:anchor-type="as-char" svg:width="12.15cm" draw:z-index="44"><draw:text-box fo:min-height="7.278cm"><text:p text:style-name="Caption"><draw:frame draw:style-name="fr13" draw:name="Image265" text:anchor-type="paragraph" svg:y="0cm" svg:width="12.053cm" svg:height="7.999cm" draw:z-index="45"><draw:image xlink:href="Pictures/1000020100000282000001BE3EE08EF8E94559BE.png" xlink:type="simple" xlink:show="embed" xlink:actuate="onLoad" loext:mime-type="image/png"/></draw:frame>Obrázek <text:sequence text:ref-name="refFigure30" text:name="Figure" text:formula="ooow:Figure+1" style:num-format="1">31</text:sequence>: Dialogové okno Vytvořit fotoalbum s náhledem fotky</text:p></draw:text-box></draw:frame></text:p>
      <text:list xml:id="list195249102394599" text:continue-list="list195249807930431" text:style-name="Heading_20_Tip">
        <text:list-item>
          <text:p text:style-name="P144">Tip</text:p>
        </text:list-item>
      </text:list>
      <text:p text:style-name="P30">Klepnutím na název souboru obrázek zobrazíme v části Náhled.</text:p>
      <text:list xml:id="list195248597588092" text:continue-list="list195250061511047" text:style-name="Numbering_20_1">
        <text:list-item>
          <text:p text:style-name="P159">V seznamu <text:span text:style-name="Strong_20_Emphasis">Rozvržení snímku</text:span> vybereme počet obrázků na snímek.</text:p>
        </text:list-item>
        <text:list-item>
          <text:p text:style-name="P159">Pro vložení textového pole pro popisek můžeme vybrat volbu <text:span text:style-name="Strong_20_Emphasis">Přidat ke každému snímku popisek</text:span> .</text:p>
        </text:list-item>
        <text:list-item>
          <text:p text:style-name="P159">Upravíme pořadí snímků vymazáním fotek nebo jejich přesunutím v seznamu fotek. Až bude sekvence obrázků hotová, klepneme na <text:span text:style-name="Strong_20_Emphasis">Vložit snímky</text:span>. (Sekvenci můžeme změnit a později odebrat nebo vložit obrázky, stejně jako u jiných snímků.)</text:p>
        </text:list-item>
      </text:list>
      <text:p text:style-name="P42">Impress vytvoří prezentaci s tolika stránkami, kolik bude potřeba. Pokud jsme vybrali <text:span text:style-name="Character_5f_20_5f_style">Přidat titulek ke každému snímku</text:span>, bude na každém snímku přidáno pole pro titulek obrázku (název).</text:p>
      <text:list xml:id="list195249900550333" text:continue-list="list195249102394599" text:style-name="Heading_20_Tip">
        <text:list-item>
          <text:p text:style-name="P144">Tip</text:p>
        </text:list-item>
      </text:list>
      <text:p text:style-name="P31">Pro změnu pořadí snímků ve fotoalbu použijeme Pořadač snímků (viz strana <text:bookmark-ref text:reference-format="page" text:ref-name="__RefHeading__5575_1091516371">11</text:bookmark-ref>). Pomocí přechodů snímků (strana <text:bookmark-ref text:reference-format="page" text:ref-name="__RefHeading__8500_1209474805">35</text:bookmark-ref>) můžeme plynule přecházet z jedné fotografie na následující. Pomocí zvukových zdrojů (stránka <text:bookmark-ref text:reference-format="page" text:ref-name="__RefHeading__8494_1209474805">23</text:bookmark-ref>) vložíme hudební pozadí.</text:p>
      <text:h text:style-name="P115" text:outline-level="1"><text:bookmark-start text:name="__RefHeading__26410_1454631700"/>Nastavení prezentace<text:bookmark-end text:name="__RefHeading__26410_1454631700"/></text:h>
      <text:p text:style-name="P86">Impress na zobrazování snímků prezentace používá všeobecně přijatelné výchozí nastavení, přičemž však umožňuje úpravu mnoha detailů V této části se budeme věnovat jen některým aspektům, přičemž podrobnější vysvětlení se nachází v<text:span text:style-name="Character_5f_20_5f_style"> </text:span><text:span text:style-name="Emphasis">kapitole 9 - Prezentace</text:span><text:span text:style-name="Character_5f_20_5f_style"> v příručce </text:span><text:span text:style-name="Emphasis">Impress Guide</text:span>.</text:p>
      <text:p text:style-name="P82">Na většinu celkových úprav prezentace je vhodné zobrazení Pořadač snímků, kde je zobrazeno více snímků najednou. Do něho se dostaneme buď pomocí volby hlavní nabídky <text:span text:style-name="Strong_20_Emphasis">Zobrazit &gt; Pořadač snímků</text:span> nebo klepnutím na záložku Pořadač snímků v horní části pracovního prostoru.</text:p>
      <text:h text:style-name="P123" text:outline-level="2"><text:bookmark-start text:name="__RefHeading__8498_1209474805"/>Jedna sada snímků pro více prezentací<text:bookmark-end text:name="__RefHeading__8498_1209474805"/></text:h>
      <text:p text:style-name="P42">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34" text:outline-level="3"><text:bookmark-start text:name="__RefHeading__10120_270421594"/><text:soft-page-break/>Skrývání snímků<text:bookmark-end text:name="__RefHeading__10120_270421594"/></text:h>
      <text:list xml:id="list195249208818925" text:continue-list="list195248597588092" text:style-name="Numbering_20_1">
        <text:list-item text:start-value="1">
          <text:p text:style-name="P159">Na panelu snímků nebo v pořadači snímků vybereme snímky, které chceme skrýt.</text:p>
        </text:list-item>
        <text:list-item>
          <text:p text:style-name="P159">V hlavní nabídce zvolíme <text:span text:style-name="Strong_20_Emphasis">Prezentace &gt; Skrýt snímek</text:span> nebo pravým tlačítkem myši klepneme na miniaturu snímku a v místní nabídce zvolíme <text:span text:style-name="Strong_20_Emphasis">Skrýt snímek</text:span>. Skrytí snímku je znázorněno úhlopříčnými čarami.</text:p>
        </text:list-item>
      </text:list>
      <text:h text:style-name="P134" text:outline-level="3"><text:bookmark-start text:name="__RefHeading__10122_270421594"/>Vlastní prezentace<text:bookmark-end text:name="__RefHeading__10122_270421594"/></text:h>
      <text:p text:style-name="P82">Chceme-li vytvořit vlastní upravenou prezentaci a zároveň zachovat stávající:</text:p>
      <text:list xml:id="list195250502761336" text:continue-list="list195249208818925" text:style-name="Numbering_20_1">
        <text:list-item text:start-value="1">
          <text:p text:style-name="P159">Vybereme snímky, které mají být součástí vlastní prezentace.</text:p>
        </text:list-item>
        <text:list-item>
          <text:p text:style-name="P159">V hlavní nabídce zvolíme <text:span text:style-name="Strong_20_Emphasis">Prezentace &gt; Vlastní prezentace</text:span>.</text:p>
        </text:list-item>
        <text:list-item>
          <text:p text:style-name="P159">Klepnutím na tlačítko <text:span text:style-name="Strong_20_Emphasis">Nový</text:span> vytvoříme novou sekvenci snímků a uložíme ji pod jiným názvem. Z jedné prezentace můžeme vytvořit libovolné množství upravených verzí.</text:p>
        </text:list-item>
      </text:list>
      <text:h text:style-name="P123" text:outline-level="2"><text:bookmark-start text:name="__RefHeading__8500_1209474805"/><text:alphabetical-index-mark text:string-value="přechody" text:key1="prezentace"/>Přechody mezi snímky<text:bookmark-end text:name="__RefHeading__8500_1209474805"/></text:h>
      <text:p text:style-name="P82">Přechod snímku je efekt, ke kterému dochází mezi snímky, když se jeden snímek změní v prezentaci na další snímek. Chceme-li nakonfigurovat přechod snímku:</text:p>
      <text:list xml:id="list195248878185268" text:continue-list="list195250502761336" text:style-name="Numbering_20_1">
        <text:list-item text:start-value="1">
          <text:p text:style-name="P169">Na postranní liště otevřeme kartu Předloha stránky a zobrazíme dostupné přechody.</text:p>
        </text:list-item>
        <text:list-item>
          <text:p text:style-name="P159">Zvolíme požadovaný styl přechodu, rychlost animace a to, zda se má nový snímek zobrazit po klepnutí myší (preferované) nebo automaticky po uplynutí zadaného času.</text:p>
        </text:list-item>
        <text:list-item>
          <text:p text:style-name="P169">Chceme-li použít přechod na všechny snímky v prezentaci, klepneme na <text:span text:style-name="Strong_20_Emphasis">Použít přechod na všechny snímky</text:span><text:span text:style-name="Character_5f_20_5f_style">. Jinak</text:span> vybereme jeden nebo více snímků v panelu Snímky a nakonfigurujeme různé přechody.</text:p>
        </text:list-item>
      </text:list>
      <text:list xml:id="list195250378730117" text:continue-list="list195249900550333" text:style-name="Heading_20_Tip">
        <text:list-item>
          <text:p text:style-name="P147">Tip</text:p>
        </text:list-item>
      </text:list>
      <text:p text:style-name="P30">Ve spodní části panelu Přechod mezi snímky vybereme možnost <text:span text:style-name="Strong_20_Emphasis">Automatický náhled</text:span>. Pokud je zaškrtnuta a přechod mezi snímky upravíme, nový snímek se včetně přechodu zobrazí na pracovní ploše.</text:p>
      <text:h text:style-name="P132" text:outline-level="2"><text:bookmark-start text:name="__RefHeading__8502_1209474805"/>Přechod na další snímek<text:bookmark-end text:name="__RefHeading__8502_1209474805"/></text:h>
      <text:p text:style-name="P82">V části Přechod mezi snímky na postranní liště můžeme nastavit <text:alphabetical-index-mark text:string-value="automatický přechod" text:key1="prezentace"/>automatický přechod na následující snímek po uplynutí určeného času.</text:p>
      <text:list xml:id="list195250388857085" text:continue-list="list195248878185268" text:style-name="Numbering_20_1">
        <text:list-item text:start-value="1">
          <text:p text:style-name="P159">V sekci <text:span text:style-name="Strong_20_Emphasis">Další snímek</text:span> vybereme volbu <text:span text:style-name="Strong_20_Emphasis">Automaticky po</text:span>.</text:p>
        </text:list-item>
        <text:list-item>
          <text:p text:style-name="P159">Zadáme požadovaný čas v sekundách, po který se má každý snímek zobrazovat.</text:p>
        </text:list-item>
        <text:list-item>
          <text:p text:style-name="P159">Klepneme na tlačítko <text:span text:style-name="Strong_20_Emphasis">Použít přechod na všechny snímky</text:span>.</text:p>
        </text:list-item>
      </text:list>
      <text:p text:style-name="P105">Pokud chceme pro snímky nastavit různou dobu zobrazení:</text:p>
      <text:list xml:id="list195249292176145" text:continue-list="list195250388857085" text:style-name="Numbering_20_1">
        <text:list-item text:start-value="1">
          <text:p text:style-name="P159">V hlavní nabídce zvolíme <text:span text:style-name="Strong_20_Emphasis">Prezentace &gt; Vyzkoušet časování</text:span>. Prezentace začne v režimu celé obrazovky a v levém dolním rohu displeje se objeví časovač.</text:p>
        </text:list-item>
        <text:list-item>
          <text:p text:style-name="P159">Pokud jsme připraveni přejít na další snímek, klepneme myší na snímek nebo stiskneme klávesu šipky vpravo nebo mezerník.</text:p>
        </text:list-item>
        <text:list-item>
          <text:p text:style-name="P159">Impress si časování pro jednotlivé snímky zapamatuje a při dalším spuštění prezentace toto časování automaticky použije.</text:p>
        </text:list-item>
      </text:list>
      <text:p text:style-name="P105">Automatické restartování prezentace po zobrazení posledního snímku (režim kiosku):</text:p>
      <text:list xml:id="list195249431229956" text:continue-list="list195249292176145" text:style-name="Numbering_20_1">
        <text:list-item text:start-value="1">
          <text:p text:style-name="P159">V hlavní nabídce zvolíme <text:span text:style-name="Strong_20_Emphasis">Prezentace &gt; Nastavení prezentace</text:span>.</text:p>
        </text:list-item>
        <text:list-item>
          <text:p text:style-name="P159">V části Režim prezentace vybereme <text:span text:style-name="Strong_20_Emphasis">Opakovat po</text:span> a načasování pauzy mezi prezentacemi. Nastavení potvrdíme klepnutím na <text:span text:style-name="Strong_20_Emphasis">OK</text:span>.</text:p>
        </text:list-item>
      </text:list>
      <text:h text:style-name="P128" text:outline-level="2"><text:bookmark-start text:name="__RefHeading___Toc23643_1196800178"/><text:soft-page-break/>Přehrávání zvuků<text:bookmark-end text:name="__RefHeading___Toc23643_1196800178"/></text:h>
      <text:p text:style-name="P51">Pomocí panelu Přechod mezi snímky můžeme vybrat zvuk nebo skladbu, která se bude přehrávat v celé prezentaci.</text:p>
      <text:list xml:id="list195249588827438" text:continue-list="list195249431229956" text:style-name="Numbering_20_1">
        <text:list-item text:start-value="1">
          <text:p text:style-name="Numbering_20_1">Vybereme snímek, na kterém chcete spustit zvuk.</text:p>
        </text:list-item>
        <text:list-item>
          <text:p text:style-name="Numbering_20_1">Na postranním panelu přejdeme na kartu Přechod mezi snímky.</text:p>
        </text:list-item>
        <text:list-item>
          <text:p text:style-name="Numbering_20_1">V sekci Upravit přechod vybereme z rozevíracího seznamu Zvuk položku <text:span text:style-name="Strong_20_Emphasis">Jiný zvuk</text:span>.</text:p>
        </text:list-item>
        <text:list-item>
          <text:p text:style-name="Numbering_20_1">V dialogovém okně Otevřít přejdeme na zvukový soubor, vybereme jej a klepneme na <text:span text:style-name="Strong_20_Emphasis">Otevřít</text:span>.</text:p>
        </text:list-item>
        <text:list-item>
          <text:p text:style-name="Numbering_20_1">Pokud chceme, aby se zvuk po dokončení znovu spustil, vybereme na panelu Přechod mezi snímky možnost <text:span text:style-name="Strong_20_Emphasis">Opakovat do dalšího zvuku</text:span>.</text:p>
        </text:list-item>
      </text:list>
      <text:h text:style-name="Heading_20_2" text:outline-level="2"><text:bookmark-start text:name="__RefHeading___Toc18594_1196800178"/>Animační efekty<text:bookmark-end text:name="__RefHeading___Toc18594_1196800178"/></text:h>
      <text:p text:style-name="P53"><text:alphabetical-index-mark-start text:id="IMark248485656" text:key1="slides"/>Animace<text:alphabetical-index-mark-end text:id="IMark248485656"/> jsou podobné přechodům, ale jsou použity na jednotlivé prvky (název, graf, tvar nebo jednotlivé odrážky) v jednotlivém snímku. Můžeme například chtít, aby se každá odrážka objevila až o ní budeme připraveni diskutovat, namísto toho, aby byly všechny viditelné ihned po otevření snímku.</text:p>
      <text:p text:style-name="P51">Animační efekty jsou aplikovány z normálního zobrazení, takže můžeme vybrat jednotlivé objekty na jednom snímku. Pro podrobnosti viz <text:span text:style-name="Emphasis">kapitola 9 - Prezentace snímků</text:span> v příručce <text:span text:style-name="Emphasis">Impress Guide</text:span>.</text:p>
      <text:list xml:id="list195248514681742" text:continue-list="list195250378730117" text:style-name="Heading_20_Tip">
        <text:list-item>
          <text:p text:style-name="Heading_20_Tip">Tip</text:p>
        </text:list-item>
      </text:list>
      <text:p text:style-name="Text_20_Note">Efekty animace můžeme použít na prvky na předloze snímku, takže všechny snímky založené na této předloze používají stejnou animaci.</text:p>
      <text:h text:style-name="Heading_20_3" text:outline-level="3"><text:bookmark-start text:name="__RefHeading___Toc23645_1196800178"/>Použití efektů animace<text:bookmark-end text:name="__RefHeading___Toc23645_1196800178"/></text:h>
      <text:list xml:id="list195250128842854" text:continue-list="list195249588827438" text:style-name="Numbering_20_1">
        <text:list-item text:start-value="1">
          <text:p text:style-name="Numbering_20_1">V normálním zobrazení zobrazíme požadovaný snímek a poté vybereme text nebo objekt, který chceme animovat. Kolem objektu, jako je například grafika nebo celé textové pole, se po výběru zobrazí úchyty. Pokud v textovém poli vybereme pouze část textu, pravděpodobně se nezobrazí žádné úchyty výběru.</text:p>
        </text:list-item>
        <text:list-item>
          <text:p text:style-name="Numbering_20_1">Na postranní liště otevřeme kartu <text:span text:style-name="Strong_20_Emphasis">Animace</text:span> (<text:sequence-ref text:reference-format="category-and-value" text:ref-name="refFigure31">32</text:sequence-ref>).</text:p>
        </text:list-item>
        <text:list-item>
          <text:p text:style-name="Numbering_20_1">Vyberte kategorii animace a poté vyberte efekt. Na objekt lze použít více než jeden typ animačního efektu.</text:p>
        </text:list-item>
      </text:list>
      <text:p text:style-name="P108">Efekt <text:span text:style-name="Strong_20_Emphasis">Zobrazení</text:span> se použije, když je objekt umístěn na obrazovku.</text:p>
      <text:p text:style-name="P108">Efekty <text:span text:style-name="Strong_20_Emphasis">Zdůraznění</text:span> se vztahují na objekt, například na změnu barvy písma.</text:p>
      <text:p text:style-name="P108">Efekty <text:span text:style-name="Strong_20_Emphasis">Ukončení</text:span> se použijí, když objekt opustí obrazovku.</text:p>
      <text:p text:style-name="P108">Efekty <text:span text:style-name="Strong_20_Emphasis">Křivka pohybu</text:span> způsobují, že se objekt pohybuje podél čáry nebo křivky.</text:p>
      <text:list xml:id="list195249353313094" text:continue-numbering="true" text:style-name="Numbering_20_1">
        <text:list-item>
          <text:p text:style-name="Numbering_20_1">Z rozevíracího seznamu <text:span text:style-name="Strong_20_Emphasis">Spustit</text:span> vybereme, jak se animační efekt spustí.</text:p>
          <text:p text:style-name="P179"><text:span text:style-name="Strong_20_Emphasis">Při klepnutí</text:span> - animace se nespustí, dokud neklepneme myší.</text:p>
          <text:p text:style-name="P179"><text:span text:style-name="Strong_20_Emphasis">S předchozím</text:span> - animace běží současně s předchozí animací.</text:p>
          <text:p text:style-name="P179"><text:span text:style-name="Strong_20_Emphasis">Po předchozím</text:span> - animace se spustí, jakmile předchozí animace skončí.</text:p>
        </text:list-item>
        <text:list-item>
          <text:p text:style-name="Numbering_20_1">V rozevíracím seznamu <text:span text:style-name="Strong_20_Emphasis">Doba trvání</text:span> vybereme trvání animačního efektu.</text:p>
        </text:list-item>
        <text:list-item>
          <text:p text:style-name="Numbering_20_1">V případě potřeby zaškrtneme <text:span text:style-name="Strong_20_Emphasis">Automatický náhled</text:span>, abychom mohli zkontrolovat efekt animace na objektu.</text:p>
        </text:list-item>
        <text:list-item>
          <text:p text:style-name="Numbering_20_1">Klepnutím na <text:span text:style-name="Strong_20_Emphasis">Přehrát</text:span> zkontrolujeme, jak na snímku vypadají animační efekty.</text:p>
        </text:list-item>
      </text:list>
      <text:p text:style-name="Figure"><text:soft-page-break/><draw:frame draw:style-name="fr2" draw:name="Frame7" text:anchor-type="as-char" svg:width="7.604cm" draw:z-index="17"><draw:text-box fo:min-height="13.312cm"><text:p text:style-name="Caption"><draw:frame draw:style-name="fr12" draw:name="Image16" text:anchor-type="paragraph" svg:width="8.04cm" style:rel-width="100%" svg:height="13.608cm" style:rel-height="scale" draw:z-index="28"><draw:image xlink:href="Pictures/1000020100000159000002489423142FB47FFC40.png" xlink:type="simple" xlink:show="embed" xlink:actuate="onLoad" loext:mime-type="image/png"/></draw:frame><text:line-break/>Obrázek <text:sequence text:ref-name="refFigure31" text:name="Figure" text:formula="ooow:Figure+1" style:num-format="1">32</text:sequence>: Karta animace v postranní liště</text:p></draw:text-box></draw:frame></text:p>
      <text:h text:style-name="Heading_20_1" text:outline-level="1"><text:bookmark-start text:name="__RefHeading__26412_1454631700"/>Spuštění prezentace<text:bookmark-end text:name="__RefHeading__26412_1454631700"/></text:h>
      <text:p text:style-name="P82">Prezentaci můžeme spustit jedním z následujících způsobů:</text:p>
      <text:list xml:id="list195250402891572" text:continue-list="list195249472583666" text:style-name="List_20_1">
        <text:list-item>
          <text:p text:style-name="List_20_1">V hlavní nabídce zvolíme <text:span text:style-name="Strong_20_Emphasis">Prezentace &gt; Začít od prvního snímku</text:span>.</text:p>
        </text:list-item>
        <text:list-item>
          <text:p text:style-name="List_20_1">Klepneme na ikonu <text:span text:style-name="Strong_20_Emphasis">Začít od prvního snímku</text:span> na nástrojové liště Prezentace.</text:p>
        </text:list-item>
        <text:list-item>
          <text:p text:style-name="List_20_1">Stiskneme klávesu <text:span text:style-name="Keystroke">F5</text:span>.</text:p>
        </text:list-item>
      </text:list>
      <text:p text:style-name="P42">Je-li u přechodu mezi snímky nastaveno <text:span text:style-name="Strong_20_Emphasis">Automaticky po X s</text:span>, snímky se budou měnit automaticky.</text:p>
      <text:p text:style-name="P82">Je-li u přechodu mezi snímky nastaveno <text:span text:style-name="Strong_20_Emphasis">Při klepnutí myší</text:span>, na následující snímek přejdeme jedním z následujících způsobů:</text:p>
      <text:list xml:id="list121110132" text:style-name="List_20_1">
        <text:list-item>
          <text:p text:style-name="P149">Pomocí kláves se šipkami přejdeme na následující nebo předchozí snímek.</text:p>
        </text:list-item>
        <text:list-item>
          <text:p text:style-name="P149">Klepnutím myší přejdeme na následující snímek.</text:p>
        </text:list-item>
        <text:list-item>
          <text:p text:style-name="P149">Stisknutím mezerníku přejdeme na následující snímek.</text:p>
        </text:list-item>
      </text:list>
      <text:p text:style-name="P42">Pokud na plochu snímku klepneme pravým tlačítkem, otevře se místní nabídka, pomocí které můžeme přejít na libovolný snímek nebo nastavit další možnosti.</text:p>
      <text:p text:style-name="P42">Prezentaci můžeme kdykoliv v průběhu nebo po posledním snímku ukončit stisknutím klávesy <text:span text:style-name="Keystroke">Esc</text:span>.</text:p>
      <text:p text:style-name="P52">Prezentaci můžeme restartovat tam, kde jsme skončili výběrem <text:span text:style-name="Strong_20_Emphasis">Začít od aktuálního snímku</text:span>.</text:p>
      <text:h text:style-name="P123" text:outline-level="2"><text:bookmark-start text:name="__RefHeading___Toc19167_295539903"/><text:soft-page-break/>Obrazovka přednášejícího<text:bookmark-end text:name="__RefHeading___Toc19167_295539903"/></text:h>
      <text:p text:style-name="P42">Součástí programu LibreOffice Impress je Obrazovka přednášejícího, kterou lze použít poté, co bylo k počítači připojeno dodatečné zobrazovací zařízení. Obrazovka přednášejícího (obrázek <text:sequence-ref text:reference-format="value" text:ref-name="refFigure33">34</text:sequence-ref>)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52">Chceme-li povolit Obrazovku přednášejícího, přejdeme na <text:span text:style-name="Strong_20_Emphasis">Nástroje &gt; Možnosti &gt; LibreOffice Impress &gt; Obecné</text:span> a zaškrtneme <text:span text:style-name="Strong_20_Emphasis">Povolit Obrazovku přednášejícího</text:span> v sekci Prezentace (obrázek <text:span text:style-name="T136"><text:sequence-ref text:reference-format="value" text:ref-name="refFigure32">33</text:sequence-ref></text:span>). Při spuštění prezentace se Obrazovka přednášejícího automaticky aktivuje.</text:p>
      <text:p text:style-name="P54">Více informací o používání Obrazovky přednášejícího nalezneme v  <text:span text:style-name="Character_5f_20_5f_style"> </text:span><text:span text:style-name="Emphasis">kapitole 9 - Prezentace</text:span><text:span text:style-name="Character_5f_20_5f_style"> v příručce </text:span><text:span text:style-name="Emphasis">Impress Guide</text:span>.</text:p>
      <text:p text:style-name="P55"><draw:frame draw:style-name="fr2" draw:name="Frame10" text:anchor-type="as-char" svg:width="17cm" draw:z-index="10"><draw:text-box fo:min-height="7.382cm"><text:p text:style-name="Caption"><draw:frame draw:style-name="fr11" draw:name="Image20" text:anchor-type="paragraph" svg:width="17cm" style:rel-width="100%" svg:height="6.722cm" style:rel-height="scale" draw:z-index="11"><draw:image xlink:href="Pictures/100002010000039B0000016DC198338A11289306.png" xlink:type="simple" xlink:show="embed" xlink:actuate="onLoad" loext:mime-type="image/png"/></draw:frame>Obrázek <text:sequence text:ref-name="refFigure32" text:name="Figure" text:formula="ooow:Figure+1" style:num-format="1">33</text:sequence>: Povolení Impress remote control a Obrazovka přednášejícího</text:p></draw:text-box></draw:frame></text:p>
      <text:p text:style-name="P4"><draw:frame draw:style-name="fr1" draw:name="Frame273" text:anchor-type="as-char" svg:width="14cm" draw:z-index="1"><draw:text-box fo:min-height="0.499cm"><text:p text:style-name="Caption"><draw:frame draw:style-name="fr10" draw:name="graphics49" text:anchor-type="paragraph" svg:width="14cm" svg:height="9.2cm" draw:z-index="2"><draw:image xlink:href="Pictures/10000201000003DA00000288C10C0F0CE57D6B9D.png" xlink:type="simple" xlink:show="embed" xlink:actuate="onLoad" loext:mime-type="image/png"/></draw:frame>Obrázek <text:sequence text:ref-name="refFigure33" text:name="Figure" text:formula="ooow:Figure+1" style:num-format="1">34</text:sequence>: Obrazovka přednášejícího v programu Impress</text:p></draw:text-box></draw:frame></text:p>
      <text:h text:style-name="P119" text:outline-level="1"><text:bookmark-start text:name="__RefHeading___Toc22439_2557641610"/><text:soft-page-break/>Používání dálkového ovládání prezentace<text:bookmark-end text:name="__RefHeading___Toc22439_2557641610"/></text:h>
      <text:p text:style-name="P39">Impress Remote je mobilní aplikace vyvinutá komunitou pro systémy Android a iOS, která umožňuje ovládat prezentaci pomocí mobilního zařízení, jako je telefon nebo tablet.</text:p>
      <text:p text:style-name="P40">Spojení mezi mobilním zařízením a počítačem, na kterém je spuštěna vaše prezentace, je vytvořeno prostřednictvím Bluetooth nebo místního síťového spojení mezi nimi.</text:p>
      <text:h text:style-name="P129" text:outline-level="2"><text:bookmark-start text:name="__RefHeading___Toc4855_1660564141"/>Stažení dálkového ovládání prezentace<text:bookmark-end text:name="__RefHeading___Toc4855_1660564141"/></text:h>
      <text:p text:style-name="P65">Chceme-li získat software, přejdeme do obchodu s mobilními zařízeními, buď do obchodu Google Play pro zařízení Android nebo Apple App Store pro zařízení iOS. Vyhledáme „LibreOffice Impress Remote“, vybereme ten, který je od The Document Foundation a nainstalujeme ho do zařízení.</text:p>
      <text:list xml:id="list195250405824429" text:continue-list="list195249484884469" text:style-name="Heading_20_Note">
        <text:list-item>
          <text:p text:style-name="Heading_20_Note">Poznámka</text:p>
        </text:list-item>
      </text:list>
      <text:p text:style-name="P34">Verze Impress Remote pro iOS nefunguje s iOS verze 11 nebo novější.</text:p>
      <text:h text:style-name="P129" text:outline-level="2"><text:bookmark-start text:name="__RefHeading___Toc4857_1660564141"/>Připojení mobilního zařízení k počítači<text:bookmark-end text:name="__RefHeading___Toc4857_1660564141"/></text:h>
      <text:p text:style-name="P65">Aktivujeme Bluetooth na obou zařízeních a poté spárujeme zařízení. Informace o tom, jak povolit Bluetooth, nastavit pro něj identifikátor a spárovat zařízení, nalezneme v uživatelské příručce k mobilnímu zařízení a k operačnímu systému počítače.</text:p>
      <text:p text:style-name="P41">Jakmile je spárování provedeno, mobilní zařízení je připraveno na ovládání prezentace.</text:p>
      <text:h text:style-name="P129" text:outline-level="2"><text:bookmark-start text:name="__RefHeading___Toc4861_1660564141"/>Povolení dálkového ovládání v aplikaci Impress<text:bookmark-end text:name="__RefHeading___Toc4861_1660564141"/></text:h>
      <text:p text:style-name="P65">Prezentace s dálkovým ovládáním není ve výchozím nastavení povolena. Chceme-li ji povolit, přejdeme do  <text:span text:style-name="Strong_20_Emphasis">Nástroje &gt; Možnosti &gt; LibreOffice Impress &gt; Obecné</text:span> a zaškrtneme <text:span text:style-name="Strong_20_Emphasis">Povolit dálkové ovládání</text:span> v sekci Prezentace (viz obrázek <text:span text:style-name="T8"><text:sequence-ref text:reference-format="value" text:ref-name="refFigure32">33</text:sequence-ref></text:span>).</text:p>
      <text:h text:style-name="P129" text:outline-level="2"><text:bookmark-start text:name="__RefHeading___Toc4863_1660564141"/>Spuštění prezentace pomocí aplikace Impress Remote<text:bookmark-end text:name="__RefHeading___Toc4863_1660564141"/></text:h>
      <text:p text:style-name="P65">Chceme-li spustit prezentaci pomocí aplikace Impress Remote, postupujeme takto:</text:p>
      <text:list xml:id="list195250324117147" text:continue-list="list195249353313094" text:style-name="Numbering_20_1">
        <text:list-item text:start-value="1">
          <text:p text:style-name="P173">U obou zařízení se ujistíme, že Bluetooth je již povolen a nakonfigurován.</text:p>
        </text:list-item>
        <text:list-item>
          <text:p text:style-name="P173">V počítači otevřeme prezentaci, kterou chceme prezentovat.</text:p>
        </text:list-item>
        <text:list-item>
          <text:p text:style-name="P173">V telefonu:</text:p>
        </text:list-item>
      </text:list>
      <text:list xml:id="list2895837916" text:style-name="Numbering_20_2">
        <text:list-item text:start-value="1">
          <text:p text:style-name="P178">Otevřeme aplikaci Impress Remote.</text:p>
        </text:list-item>
        <text:list-item>
          <text:p text:style-name="P178">Pro výběr počítače klepneme na jeho název. Prezentace otevřená v počítači se spustí automaticky.</text:p>
        </text:list-item>
      </text:list>
      <text:p text:style-name="P15"><text:span text:style-name="Character_5f_20_5f_style">Postup prezentace</text:span></text:p>
      <text:p text:style-name="P88">Klepneme na miniaturu snímku nebo použijeme tlačítko pro zvýšení fyzické hlasitosti telefonu.</text:p>
      <text:p text:style-name="P15"><text:span text:style-name="Character_5f_20_5f_style">Chceme-li jít zpět</text:span></text:p>
      <text:p text:style-name="P25">Dvakrát poklepeme na miniaturu snímku nebo použijeme tlačítko pro snížení fyzické hlasitosti telefonu.</text:p>
      <text:p text:style-name="P15"><text:span text:style-name="Character_5f_20_5f_style">Přeskočení animací a přechodů snímků</text:span></text:p>
      <text:p text:style-name="P25">Přejetím prstem doleva přejdeme na další snímek nebo přejetím doprava se vrátíme zpět.</text:p>
      <text:p text:style-name="P65"><text:bookmark-start text:name="__RefHeading__5648_156656864410"/>Chceme-li prezentaci ukončit, použijme tlačítko Zpět na telefonu nebo otevřeme nabídku a vyberte <text:span text:style-name="Strong_20_Emphasis">Zastavit prezentaci</text:span>.<text:bookmark-end text:name="__RefHeading__5648_1566568644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space" fo:text-indent="-0.66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9cm" fo:margin-left="2.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9cm" fo:margin-left="3.0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1ddf93"/>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215df4"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Spuštění prezentace</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Spuštění prezenta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6 Začínáme s programem Impres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6 Začínáme s programem Impress</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07T18:35:52.680000000</meta:creation-date>
    <meta:editing-duration>P1DT19H35M46S</meta:editing-duration>
    <meta:editing-cycles>138</meta:editing-cycles>
    <meta:generator>LibreOffice/6.4.1.2$Linux_X86_64 LibreOffice_project/4d224e95b98b138af42a64d84056446d09082932</meta:generator>
    <dc:title>Kapitola 6 Začínáme s programem Impress</dc:title>
    <meta:initial-creator>Dave Barton</meta:initial-creator>
    <dc:date>2020-04-23T19:52:47.895783876</dc:date>
    <dc:creator>MZ </dc:creator>
    <meta:document-statistic meta:table-count="4" meta:image-count="37" meta:object-count="0" meta:page-count="39" meta:paragraph-count="717" meta:word-count="11403" meta:character-count="63655" meta:non-whitespace-character-count="52998"/>
    <meta:template xlink:type="simple" xlink:actuate="onRequest" xlink:title="LO_6.0_Chapter_Template" xlink:href="../../../../../../.config/libreoffice/4/user/template/LO_6.0_Chapter_Template.ott" meta:date="2018-05-18T16:58:07.217000000"/>
  </office:meta>
</office:document-meta>
</file>